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2282948056463" calcext:value-type="float">
            <text:p>0.2282948056</text:p>
          </table:table-cell>
          <table:table-cell office:value-type="float" office:value="0.0389318748083" calcext:value-type="float">
            <text:p>0.0389318748</text:p>
          </table:table-cell>
          <table:table-cell office:value-type="float" office:value="0.6892922066083" calcext:value-type="float">
            <text:p>0.689292206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0935168809442" calcext:value-type="float">
            <text:p>6.0935168809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641503969827384" calcext:value-type="float">
            <text:p>-0.6415039698</text:p>
          </table:table-cell>
          <table:table-cell table:formula="of:=LOG([.G2];10)" office:value-type="float" office:value="-1.40969468183811" calcext:value-type="float">
            <text:p>-1.4096946818</text:p>
          </table:table-cell>
          <table:table-cell table:formula="of:=LOG([.H2];10)" office:value-type="float" office:value="-0.16159663177151" calcext:value-type="float">
            <text:p>-0.1615966318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upwind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996631285465" calcext:value-type="float">
            <text:p>0.0996631285</text:p>
          </table:table-cell>
          <table:table-cell office:value-type="float" office:value="0.0165620116637" calcext:value-type="float">
            <text:p>0.0165620117</text:p>
          </table:table-cell>
          <table:table-cell office:value-type="float" office:value="0.2907535738088" calcext:value-type="float">
            <text:p>0.290753573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4920555137437" calcext:value-type="float">
            <text:p>6.4920555137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00146548392038" calcext:value-type="float">
            <text:p>-1.0014654839</text:p>
          </table:table-cell>
          <table:table-cell table:formula="of:=LOG([.G3];10)" office:value-type="float" office:value="-1.78088691384437" calcext:value-type="float">
            <text:p>-1.7808869138</text:p>
          </table:table-cell>
          <table:table-cell table:formula="of:=LOG([.H3];10)" office:value-type="float" office:value="-0.536474938419282" calcext:value-type="float">
            <text:p>-0.5364749384</text:p>
          </table:table-cell>
          <table:table-cell table:formula="of:=([.L3]-[.L2])/([.K3]-[.K2])" office:value-type="float" office:value="2.88110416246263" calcext:value-type="float">
            <text:p>2.88</text:p>
          </table:table-cell>
          <table:table-cell table:formula="of:=([.M3]-[.M2])/([.K3]-[.K2])" office:value-type="float" office:value="2.97099396140094" calcext:value-type="float">
            <text:p>2.97</text:p>
          </table:table-cell>
          <table:table-cell table:formula="of:=([.N3]-[.N2])/([.K3]-[.K2])" office:value-type="float" office:value="3.00049701819183" calcext:value-type="float">
            <text:p>3.0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30710802407" calcext:value-type="float">
            <text:p>0.0307108024</text:p>
          </table:table-cell>
          <table:table-cell office:value-type="float" office:value="0.0046496369276" calcext:value-type="float">
            <text:p>0.0046496369</text:p>
          </table:table-cell>
          <table:table-cell office:value-type="float" office:value="0.0810855430969" calcext:value-type="float">
            <text:p>0.0810855431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017235444556" calcext:value-type="float">
            <text:p>6.7017235445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51270883623099" calcext:value-type="float">
            <text:p>-1.5127088362</text:p>
          </table:table-cell>
          <table:table-cell table:formula="of:=LOG([.G4];10)" office:value-type="float" office:value="-2.33258095818446" calcext:value-type="float">
            <text:p>-2.3325809582</text:p>
          </table:table-cell>
          <table:table-cell table:formula="of:=LOG([.H4];10)" office:value-type="float" office:value="-1.0910565701158" calcext:value-type="float">
            <text:p>-1.0910565701</text:p>
          </table:table-cell>
          <table:table-cell table:formula="of:=([.L4]-[.L3])/([.K4]-[.K3])" office:value-type="float" office:value="2.90328637012576" calcext:value-type="float">
            <text:p>2.90</text:p>
          </table:table-cell>
          <table:table-cell table:formula="of:=([.M4]-[.M3])/([.K4]-[.K3])" office:value-type="float" office:value="3.13300073668047" calcext:value-type="float">
            <text:p>3.13</text:p>
          </table:table-cell>
          <table:table-cell table:formula="of:=([.N4]-[.N3])/([.K4]-[.K3])" office:value-type="float" office:value="3.14939898024998" calcext:value-type="float">
            <text:p>3.15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36767415635" calcext:value-type="float">
            <text:p>0.0136767416</text:p>
          </table:table-cell>
          <table:table-cell office:value-type="float" office:value="0.0018293568322" calcext:value-type="float">
            <text:p>0.0018293568</text:p>
          </table:table-cell>
          <table:table-cell office:value-type="float" office:value="0.031812711251" calcext:value-type="float">
            <text:p>0.0318127113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509963763015" calcext:value-type="float">
            <text:p>6.7509963763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1.8640173594545" calcext:value-type="float">
            <text:p>-1.8640173595</text:p>
          </table:table-cell>
          <table:table-cell table:formula="of:=LOG([.G5];10)" office:value-type="float" office:value="-2.73770157328778" calcext:value-type="float">
            <text:p>-2.7377015733</text:p>
          </table:table-cell>
          <table:table-cell table:formula="of:=LOG([.H5];10)" office:value-type="float" office:value="-1.49739931639495" calcext:value-type="float">
            <text:p>-1.4973993164</text:p>
          </table:table-cell>
          <table:table-cell table:formula="of:=([.L5]-[.L4])/([.K5]-[.K4])" office:value-type="float" office:value="2.81184629168302" calcext:value-type="float">
            <text:p>2.81</text:p>
          </table:table-cell>
          <table:table-cell table:formula="of:=([.M5]-[.M4])/([.K5]-[.K4])" office:value-type="float" office:value="3.24255411969567" calcext:value-type="float">
            <text:p>3.24</text:p>
          </table:table-cell>
          <table:table-cell table:formula="of:=([.N5]-[.N4])/([.K5]-[.K4])" office:value-type="float" office:value="3.25233596325351" calcext:value-type="float">
            <text:p>3.25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46934389161" calcext:value-type="float">
            <text:p>0.0046934389</text:p>
          </table:table-cell>
          <table:table-cell office:value-type="float" office:value="0.0004734565997" calcext:value-type="float">
            <text:p>0.0004734566</text:p>
          </table:table-cell>
          <table:table-cell office:value-type="float" office:value="0.0082134112498" calcext:value-type="float">
            <text:p>0.008213411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45956763027" calcext:value-type="float">
            <text:p>6.7745956763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2.32850882999229" calcext:value-type="float">
            <text:p>-2.32850883</text:p>
          </table:table-cell>
          <table:table-cell table:formula="of:=LOG([.G6];10)" office:value-type="float" office:value="-3.32471982526613" calcext:value-type="float">
            <text:p>-3.3247198253</text:p>
          </table:table-cell>
          <table:table-cell table:formula="of:=LOG([.H6];10)" office:value-type="float" office:value="-2.08547643127626" calcext:value-type="float">
            <text:p>-2.0854764313</text:p>
          </table:table-cell>
          <table:table-cell table:formula="of:=([.L6]-[.L5])/([.K6]-[.K5])" office:value-type="float" office:value="2.6377883435065" calcext:value-type="float">
            <text:p>2.64</text:p>
          </table:table-cell>
          <table:table-cell table:formula="of:=([.M6]-[.M5])/([.K6]-[.K5])" office:value-type="float" office:value="3.33360244635123" calcext:value-type="float">
            <text:p>3.33</text:p>
          </table:table-cell>
          <table:table-cell table:formula="of:=([.N6]-[.N5])/([.K6]-[.K5])" office:value-type="float" office:value="3.33961559492324" calcext:value-type="float">
            <text:p>3.34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23208072047" calcext:value-type="float">
            <text:p>0.0023208072</text:p>
          </table:table-cell>
          <table:table-cell office:value-type="float" office:value="0.0001769080649" calcext:value-type="float">
            <text:p>0.0001769081</text:p>
          </table:table-cell>
          <table:table-cell office:value-type="float" office:value="0.0030658020226" calcext:value-type="float">
            <text:p>0.00306580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97432855299" calcext:value-type="float">
            <text:p>6.7797432855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2.63436093598211" calcext:value-type="float">
            <text:p>-2.634360936</text:p>
          </table:table-cell>
          <table:table-cell table:formula="of:=LOG([.G7];10)" office:value-type="float" office:value="-3.75225236798497" calcext:value-type="float">
            <text:p>-3.752252368</text:p>
          </table:table-cell>
          <table:table-cell table:formula="of:=LOG([.H7];10)" office:value-type="float" office:value="-2.51345589360051" calcext:value-type="float">
            <text:p>-2.5134558936</text:p>
          </table:table-cell>
          <table:table-cell table:formula="of:=([.L7]-[.L6])/([.K7]-[.K6])" office:value-type="float" office:value="2.4480166383906" calcext:value-type="float">
            <text:p>2.45</text:p>
          </table:table-cell>
          <table:table-cell table:formula="of:=([.M7]-[.M6])/([.K7]-[.K6])" office:value-type="float" office:value="3.42193745778559" calcext:value-type="float">
            <text:p>3.42</text:p>
          </table:table-cell>
          <table:table-cell table:formula="of:=([.N7]-[.N6])/([.K7]-[.K6])" office:value-type="float" office:value="3.42551456779611" calcext:value-type="float">
            <text:p>3.4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204335491826" calcext:value-type="float">
            <text:p>0.0204335492</text:p>
          </table:table-cell>
          <table:table-cell office:value-type="float" office:value="0.0019789058746" calcext:value-type="float">
            <text:p>0.0019789059</text:p>
          </table:table-cell>
          <table:table-cell office:value-type="float" office:value="0.0370725819755" calcext:value-type="float">
            <text:p>0.03707258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45736505577" calcext:value-type="float">
            <text:p>6.7457365056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1.68965619251852" calcext:value-type="float">
            <text:p>-1.6896561925</text:p>
          </table:table-cell>
          <table:table-cell table:formula="of:=LOG([.G9];10)" office:value-type="float" office:value="-2.70357486224332" calcext:value-type="float">
            <text:p>-2.7035748622</text:p>
          </table:table-cell>
          <table:table-cell table:formula="of:=LOG([.H9];10)" office:value-type="float" office:value="-1.4309471658274" calcext:value-type="float">
            <text:p>-1.430947165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81938940026" calcext:value-type="float">
            <text:p>0.008193894</text:p>
          </table:table-cell>
          <table:table-cell office:value-type="float" office:value="0.0005414336362" calcext:value-type="float">
            <text:p>0.0005414336</text:p>
          </table:table-cell>
          <table:table-cell office:value-type="float" office:value="0.0102286844331" calcext:value-type="float">
            <text:p>0.0102286844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25804031194" calcext:value-type="float">
            <text:p>6.7725804031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08650965844288" calcext:value-type="float">
            <text:p>-2.0865096584</text:p>
          </table:table-cell>
          <table:table-cell table:formula="of:=LOG([.G10];10)" office:value-type="float" office:value="-3.26645476747522" calcext:value-type="float">
            <text:p>-3.2664547675</text:p>
          </table:table-cell>
          <table:table-cell table:formula="of:=LOG([.H10];10)" office:value-type="float" office:value="-1.9901802196784" calcext:value-type="float">
            <text:p>-1.9901802197</text:p>
          </table:table-cell>
          <table:table-cell table:formula="of:=([.L10]-[.L9])/([.K10]-[.K9])" office:value-type="float" office:value="3.36033681265767" calcext:value-type="float">
            <text:p>3.36</text:p>
          </table:table-cell>
          <table:table-cell table:formula="of:=([.M10]-[.M9])/([.K10]-[.K9])" office:value-type="float" office:value="4.76615735798196" calcext:value-type="float">
            <text:p>4.77</text:p>
          </table:table-cell>
          <table:table-cell table:formula="of:=([.N10]-[.N9])/([.K10]-[.K9])" office:value-type="float" office:value="4.73527782687605" calcext:value-type="float">
            <text:p>4.7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22121796813" calcext:value-type="float">
            <text:p>0.0022121797</text:p>
          </table:table-cell>
          <table:table-cell office:value-type="float" office:value="0.0000678497112" calcext:value-type="float">
            <text:p>6.78497112E-005</text:p>
          </table:table-cell>
          <table:table-cell office:value-type="float" office:value="0.0013742066276" calcext:value-type="float">
            <text:p>0.001374206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1434880925" calcext:value-type="float">
            <text:p>6.7814348809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2.65517960095329" calcext:value-type="float">
            <text:p>-2.655179601</text:p>
          </table:table-cell>
          <table:table-cell table:formula="of:=LOG([.G11];10)" office:value-type="float" office:value="-4.16845199656008" calcext:value-type="float">
            <text:p>-4.1684519966</text:p>
          </table:table-cell>
          <table:table-cell table:formula="of:=LOG([.H11];10)" office:value-type="float" office:value="-2.86194796125053" calcext:value-type="float">
            <text:p>-2.8619479613</text:p>
          </table:table-cell>
          <table:table-cell table:formula="of:=([.L11]-[.L10])/([.K11]-[.K10])" office:value-type="float" office:value="3.10866351870804" calcext:value-type="float">
            <text:p>3.11</text:p>
          </table:table-cell>
          <table:table-cell table:formula="of:=([.M11]-[.M10])/([.K11]-[.K10])" office:value-type="float" office:value="4.93081429212432" calcext:value-type="float">
            <text:p>4.93</text:p>
          </table:table-cell>
          <table:table-cell table:formula="of:=([.N11]-[.N10])/([.K11]-[.K10])" office:value-type="float" office:value="4.76556324227062" calcext:value-type="float">
            <text:p>4.77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9058051329" calcext:value-type="float">
            <text:p>0.0009058051</text:p>
          </table:table-cell>
          <table:table-cell office:value-type="float" office:value="0.0000149655798" calcext:value-type="float">
            <text:p>1.49655798E-005</text:p>
          </table:table-cell>
          <table:table-cell office:value-type="float" office:value="0.0003386591241" calcext:value-type="float">
            <text:p>0.0003386591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4704284284" calcext:value-type="float">
            <text:p>6.7824704284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3.04296522264199" calcext:value-type="float">
            <text:p>-3.0429652226</text:p>
          </table:table-cell>
          <table:table-cell table:formula="of:=LOG([.G12];10)" office:value-type="float" office:value="-4.82490645295925" calcext:value-type="float">
            <text:p>-4.824906453</text:p>
          </table:table-cell>
          <table:table-cell table:formula="of:=LOG([.H12];10)" office:value-type="float" office:value="-3.47023721920747" calcext:value-type="float">
            <text:p>-3.4702372192</text:p>
          </table:table-cell>
          <table:table-cell table:formula="of:=([.L12]-[.L11])/([.K12]-[.K11])" office:value-type="float" office:value="3.02205598107579" calcext:value-type="float">
            <text:p>3.02</text:p>
          </table:table-cell>
          <table:table-cell table:formula="of:=([.M12]-[.M11])/([.K12]-[.K11])" office:value-type="float" office:value="5.11582174611296" calcext:value-type="float">
            <text:p>5.12</text:p>
          </table:table-cell>
          <table:table-cell table:formula="of:=([.N12]-[.N11])/([.K12]-[.K11])" office:value-type="float" office:value="4.74046505960618" calcext:value-type="float">
            <text:p>4.74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2719592635" calcext:value-type="float">
            <text:p>0.0002719593</text:p>
          </table:table-cell>
          <table:table-cell office:value-type="float" office:value="0.0000017388968" calcext:value-type="float">
            <text:p>1.7388968E-006</text:p>
          </table:table-cell>
          <table:table-cell office:value-type="float" office:value="0.0000531389302" calcext:value-type="float">
            <text:p>5.31389302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559486223" calcext:value-type="float">
            <text:p>6.7827559486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56549614362059" calcext:value-type="float">
            <text:p>-3.5654961436</text:p>
          </table:table-cell>
          <table:table-cell table:formula="of:=LOG([.G13];10)" office:value-type="float" office:value="-5.75972619172959" calcext:value-type="float">
            <text:p>-5.7597261917</text:p>
          </table:table-cell>
          <table:table-cell table:formula="of:=LOG([.H13];10)" office:value-type="float" office:value="-4.27458719311192" calcext:value-type="float">
            <text:p>-4.2745871931</text:p>
          </table:table-cell>
          <table:table-cell table:formula="of:=([.L13]-[.L12])/([.K13]-[.K12])" office:value-type="float" office:value="3.0254549655822" calcext:value-type="float">
            <text:p>3.03</text:p>
          </table:table-cell>
          <table:table-cell table:formula="of:=([.M13]-[.M12])/([.K13]-[.K12])" office:value-type="float" office:value="5.41260795684626" calcext:value-type="float">
            <text:p>5.41</text:p>
          </table:table-cell>
          <table:table-cell table:formula="of:=([.N13]-[.N12])/([.K13]-[.K12])" office:value-type="float" office:value="4.65718778528476" calcext:value-type="float">
            <text:p>4.66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1142717956" calcext:value-type="float">
            <text:p>0.0001142718</text:p>
          </table:table-cell>
          <table:table-cell office:value-type="float" office:value="0.0000003172753" calcext:value-type="float">
            <text:p>3.172753E-007</text:p>
          </table:table-cell>
          <table:table-cell office:value-type="float" office:value="0.0000146995065" calcext:value-type="float">
            <text:p>1.46995065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4388046" calcext:value-type="float">
            <text:p>6.782794388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3.94206094831691" calcext:value-type="float">
            <text:p>-3.9420609483</text:p>
          </table:table-cell>
          <table:table-cell table:formula="of:=LOG([.G14];10)" office:value-type="float" office:value="-6.49856373657039" calcext:value-type="float">
            <text:p>-6.4985637366</text:p>
          </table:table-cell>
          <table:table-cell table:formula="of:=LOG([.H14];10)" office:value-type="float" office:value="-4.83269724538274" calcext:value-type="float">
            <text:p>-4.8326972454</text:p>
          </table:table-cell>
          <table:table-cell table:formula="of:=([.L14]-[.L13])/([.K14]-[.K13])" office:value-type="float" office:value="3.05556643767275" calcext:value-type="float">
            <text:p>3.06</text:p>
          </table:table-cell>
          <table:table-cell table:formula="of:=([.M14]-[.M13])/([.K14]-[.K13])" office:value-type="float" office:value="5.99516252382828" calcext:value-type="float">
            <text:p>6.00</text:p>
          </table:table-cell>
          <table:table-cell table:formula="of:=([.N14]-[.N13])/([.K14]-[.K13])" office:value-type="float" office:value="4.52868224268007" calcext:value-type="float">
            <text:p>4.5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3792822854" calcext:value-type="float">
            <text:p>0.0037928229</text:p>
          </table:table-cell>
          <table:table-cell office:value-type="float" office:value="0.0000884935731" calcext:value-type="float">
            <text:p>8.84935731E-005</text:p>
          </table:table-cell>
          <table:table-cell office:value-type="float" office:value="0.0019391776911" calcext:value-type="float">
            <text:p>0.001939177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08699098614" calcext:value-type="float">
            <text:p>6.7808699099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42103744080021" calcext:value-type="float">
            <text:p>-2.4210374408</text:p>
          </table:table-cell>
          <table:table-cell table:formula="of:=LOG([.G16];10)" office:value-type="float" office:value="-4.0530882690599" calcext:value-type="float">
            <text:p>-4.0530882691</text:p>
          </table:table-cell>
          <table:table-cell table:formula="of:=LOG([.H16];10)" office:value-type="float" office:value="-2.71238239374313" calcext:value-type="float">
            <text:p>-2.7123823937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1150165839" calcext:value-type="float">
            <text:p>0.0011501658</text:p>
          </table:table-cell>
          <table:table-cell office:value-type="float" office:value="0.0000107965141" calcext:value-type="float">
            <text:p>1.07965141E-005</text:p>
          </table:table-cell>
          <table:table-cell office:value-type="float" office:value="0.0002515195843" calcext:value-type="float">
            <text:p>0.000251519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5575679682" calcext:value-type="float">
            <text:p>6.782557568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2.93923953549861" calcext:value-type="float">
            <text:p>-2.9392395355</text:p>
          </table:table-cell>
          <table:table-cell table:formula="of:=LOG([.G17];10)" office:value-type="float" office:value="-4.96671644372674" calcext:value-type="float">
            <text:p>-4.9667164437</text:p>
          </table:table-cell>
          <table:table-cell table:formula="of:=LOG([.H17];10)" office:value-type="float" office:value="-3.59942819342204" calcext:value-type="float">
            <text:p>-3.5994281934</text:p>
          </table:table-cell>
          <table:table-cell table:formula="of:=([.L17]-[.L16])/([.K17]-[.K16])" office:value-type="float" office:value="4.14764955024252" calcext:value-type="float">
            <text:p>4.15</text:p>
          </table:table-cell>
          <table:table-cell table:formula="of:=([.M17]-[.M16])/([.K17]-[.K16])" office:value-type="float" office:value="7.31260935938766" calcext:value-type="float">
            <text:p>7.31</text:p>
          </table:table-cell>
          <table:table-cell table:formula="of:=([.N17]-[.N16])/([.K17]-[.K16])" office:value-type="float" office:value="7.09984608268333" calcext:value-type="float">
            <text:p>7.10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2147858459" calcext:value-type="float">
            <text:p>0.0002147858</text:p>
          </table:table-cell>
          <table:table-cell office:value-type="float" office:value="0.0000004311707" calcext:value-type="float">
            <text:p>4.311707E-007</text:p>
          </table:table-cell>
          <table:table-cell office:value-type="float" office:value="0.0000136874582" calcext:value-type="float">
            <text:p>1.36874582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54000943" calcext:value-type="float">
            <text:p>6.7827954001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66799434145508" calcext:value-type="float">
            <text:p>-3.6679943415</text:p>
          </table:table-cell>
          <table:table-cell table:formula="of:=LOG([.G18];10)" office:value-type="float" office:value="-6.36535075909373" calcext:value-type="float">
            <text:p>-6.3653507591</text:p>
          </table:table-cell>
          <table:table-cell table:formula="of:=LOG([.H18];10)" office:value-type="float" office:value="-4.86367719410162" calcext:value-type="float">
            <text:p>-4.8636771941</text:p>
          </table:table-cell>
          <table:table-cell table:formula="of:=([.L18]-[.L17])/([.K18]-[.K17])" office:value-type="float" office:value="4.13850641917319" calcext:value-type="float">
            <text:p>4.14</text:p>
          </table:table-cell>
          <table:table-cell table:formula="of:=([.M18]-[.M17])/([.K18]-[.K17])" office:value-type="float" office:value="7.94266747184637" calcext:value-type="float">
            <text:p>7.94</text:p>
          </table:table-cell>
          <table:table-cell table:formula="of:=([.N18]-[.N17])/([.K18]-[.K17])" office:value-type="float" office:value="7.17951025774536" calcext:value-type="float">
            <text:p>7.18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652350118" calcext:value-type="float">
            <text:p>0.000065235</text:p>
          </table:table-cell>
          <table:table-cell office:value-type="float" office:value="0.0000000303477" calcext:value-type="float">
            <text:p>3.03477E-008</text:p>
          </table:table-cell>
          <table:table-cell office:value-type="float" office:value="0.0000017251099" calcext:value-type="float">
            <text:p>1.7251099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73624427" calcext:value-type="float">
            <text:p>6.7828073624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4.18551925472185" calcext:value-type="float">
            <text:p>-4.1855192547</text:p>
          </table:table-cell>
          <table:table-cell table:formula="of:=LOG([.G19];10)" office:value-type="float" office:value="-7.51787421777353" calcext:value-type="float">
            <text:p>-7.5178742178</text:p>
          </table:table-cell>
          <table:table-cell table:formula="of:=LOG([.H19];10)" office:value-type="float" office:value="-5.76318323250768" calcext:value-type="float">
            <text:p>-5.7631832325</text:p>
          </table:table-cell>
          <table:table-cell table:formula="of:=([.L19]-[.L18])/([.K19]-[.K18])" office:value-type="float" office:value="4.14222944228677" calcext:value-type="float">
            <text:p>4.14</text:p>
          </table:table-cell>
          <table:table-cell table:formula="of:=([.M19]-[.M18])/([.K19]-[.K18])" office:value-type="float" office:value="9.22470876490695" calcext:value-type="float">
            <text:p>9.22</text:p>
          </table:table-cell>
          <table:table-cell table:formula="of:=([.N19]-[.N18])/([.K19]-[.K18])" office:value-type="float" office:value="7.19957687115194" calcext:value-type="float">
            <text:p>7.20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21632528" calcext:value-type="float">
            <text:p>1.21632528E-005</text:p>
          </table:table-cell>
          <table:table-cell office:value-type="float" office:value="0.0000000024749" calcext:value-type="float">
            <text:p>2.4749E-009</text:p>
          </table:table-cell>
          <table:table-cell office:value-type="float" office:value="0.0000000938685" calcext:value-type="float">
            <text:p>9.38685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89936841" calcext:value-type="float">
            <text:p>6.7828089937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4.91495026682485" calcext:value-type="float">
            <text:p>-4.9149502668</text:p>
          </table:table-cell>
          <table:table-cell table:formula="of:=LOG([.G20];10)" office:value-type="float" office:value="-8.6064423443367" calcext:value-type="float">
            <text:p>-8.6064423443</text:p>
          </table:table-cell>
          <table:table-cell table:formula="of:=LOG([.H20];10)" office:value-type="float" office:value="-7.02748012201832" calcext:value-type="float">
            <text:p>-7.027480122</text:p>
          </table:table-cell>
          <table:table-cell table:formula="of:=([.L20]-[.L19])/([.K20]-[.K19])" office:value-type="float" office:value="4.14234650830017" calcext:value-type="float">
            <text:p>4.14</text:p>
          </table:table-cell>
          <table:table-cell table:formula="of:=([.M20]-[.M19])/([.K20]-[.K19])" office:value-type="float" office:value="6.18184078178335" calcext:value-type="float">
            <text:p>6.18</text:p>
          </table:table-cell>
          <table:table-cell table:formula="of:=([.N20]-[.N19])/([.K20]-[.K19])" office:value-type="float" office:value="7.17978221219318" calcext:value-type="float">
            <text:p>7.1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37013336" calcext:value-type="float">
            <text:p>3.7013336E-006</text:p>
          </table:table-cell>
          <table:table-cell office:value-type="float" office:value="0.0000000006798" calcext:value-type="float">
            <text:p>6.798E-010</text:p>
          </table:table-cell>
          <table:table-cell office:value-type="float" office:value="0.0000000119886" calcext:value-type="float">
            <text:p>0.00000001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755639" calcext:value-type="float">
            <text:p>6.7828090756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5.43164177031966" calcext:value-type="float">
            <text:p>-5.4316417703</text:p>
          </table:table-cell>
          <table:table-cell table:formula="of:=LOG([.G21];10)" office:value-type="float" office:value="-9.16761883975296" calcext:value-type="float">
            <text:p>-9.1676188398</text:p>
          </table:table-cell>
          <table:table-cell table:formula="of:=LOG([.H21];10)" office:value-type="float" office:value="-7.92123152980977" calcext:value-type="float">
            <text:p>-7.9212315298</text:p>
          </table:table-cell>
          <table:table-cell table:formula="of:=([.L21]-[.L20])/([.K21]-[.K20])" office:value-type="float" office:value="4.13555889496628" calcext:value-type="float">
            <text:p>4.14</text:p>
          </table:table-cell>
          <table:table-cell table:formula="of:=([.M21]-[.M20])/([.K21]-[.K20])" office:value-type="float" office:value="4.49161333516685" calcext:value-type="float">
            <text:p>4.49</text:p>
          </table:table-cell>
          <table:table-cell table:formula="of:=([.N21]-[.N20])/([.K21]-[.K20])" office:value-type="float" office:value="7.15351725232639" calcext:value-type="float">
            <text:p>7.1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11850504656" calcext:value-type="float">
            <text:p>0.0011850505</text:p>
          </table:table-cell>
          <table:table-cell office:value-type="float" office:value="0.0000078490086" calcext:value-type="float">
            <text:p>0.000007849</text:p>
          </table:table-cell>
          <table:table-cell office:value-type="float" office:value="0.0001684513602" calcext:value-type="float">
            <text:p>0.0001684514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6406361923" calcext:value-type="float">
            <text:p>6.7826406362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2.92626315474676" calcext:value-type="float">
            <text:p>-2.9262631547</text:p>
          </table:table-cell>
          <table:table-cell table:formula="of:=LOG([.G23];10)" office:value-type="float" office:value="-5.10518519506876" calcext:value-type="float">
            <text:p>-5.1051851951</text:p>
          </table:table-cell>
          <table:table-cell table:formula="of:=LOG([.H23];10)" office:value-type="float" office:value="-3.77352547785609" calcext:value-type="float">
            <text:p>-3.7735254779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2933988785" calcext:value-type="float">
            <text:p>0.0002933989</text:p>
          </table:table-cell>
          <table:table-cell office:value-type="float" office:value="0.0000009767448" calcext:value-type="float">
            <text:p>9.767448E-007</text:p>
          </table:table-cell>
          <table:table-cell office:value-type="float" office:value="0.0000118377247" calcext:value-type="float">
            <text:p>1.18377247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72498278" calcext:value-type="float">
            <text:p>6.7827972498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53254155055474" calcext:value-type="float">
            <text:p>-3.5325415506</text:p>
          </table:table-cell>
          <table:table-cell table:formula="of:=LOG([.G24];10)" office:value-type="float" office:value="-6.01021889219667" calcext:value-type="float">
            <text:p>-6.0102188922</text:p>
          </table:table-cell>
          <table:table-cell table:formula="of:=LOG([.H24];10)" office:value-type="float" office:value="-4.92673176426796" calcext:value-type="float">
            <text:p>-4.9267317643</text:p>
          </table:table-cell>
          <table:table-cell table:formula="of:=([.L24]-[.L23])/([.K24]-[.K23])" office:value-type="float" office:value="4.85260546306841" calcext:value-type="float">
            <text:p>4.85</text:p>
          </table:table-cell>
          <table:table-cell table:formula="of:=([.M24]-[.M23])/([.K24]-[.K23])" office:value-type="float" office:value="7.24381982486949" calcext:value-type="float">
            <text:p>7.24</text:p>
          </table:table-cell>
          <table:table-cell table:formula="of:=([.N24]-[.N23])/([.K24]-[.K23])" office:value-type="float" office:value="9.23017406554506" calcext:value-type="float">
            <text:p>9.23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46007874" calcext:value-type="float">
            <text:p>2.46007874E-005</text:p>
          </table:table-cell>
          <table:table-cell office:value-type="float" office:value="0.0000000589917" calcext:value-type="float">
            <text:p>0.000000059</text:p>
          </table:table-cell>
          <table:table-cell office:value-type="float" office:value="0.0000001150368" calcext:value-type="float">
            <text:p>0.00000011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025893" calcext:value-type="float">
            <text:p>6.7828092026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60905099216482" calcext:value-type="float">
            <text:p>-4.6090509922</text:p>
          </table:table-cell>
          <table:table-cell table:formula="of:=LOG([.G25];10)" office:value-type="float" office:value="-7.22920908832007" calcext:value-type="float">
            <text:p>-7.2292090883</text:p>
          </table:table-cell>
          <table:table-cell table:formula="of:=LOG([.H25];10)" office:value-type="float" office:value="-6.93916320764331" calcext:value-type="float">
            <text:p>-6.9391632076</text:p>
          </table:table-cell>
          <table:table-cell table:formula="of:=([.L25]-[.L24])/([.K25]-[.K24])" office:value-type="float" office:value="4.85244764041931" calcext:value-type="float">
            <text:p>4.85</text:p>
          </table:table-cell>
          <table:table-cell table:formula="of:=([.M25]-[.M24])/([.K25]-[.K24])" office:value-type="float" office:value="5.49469040608357" calcext:value-type="float">
            <text:p>5.49</text:p>
          </table:table-cell>
          <table:table-cell table:formula="of:=([.N25]-[.N24])/([.K25]-[.K24])" office:value-type="float" office:value="9.07118677408631" calcext:value-type="float">
            <text:p>9.07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82928908" calcext:value-type="float">
            <text:p>8.2928908E-006</text:p>
          </table:table-cell>
          <table:table-cell office:value-type="float" office:value="0.0000000183166" calcext:value-type="float">
            <text:p>1.83166E-008</text:p>
          </table:table-cell>
          <table:table-cell office:value-type="float" office:value="0.0000000715907" calcext:value-type="float">
            <text:p>7.15907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591432" calcext:value-type="float">
            <text:p>6.7828091591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0812940533286" calcext:value-type="float">
            <text:p>-5.0812940533</text:p>
          </table:table-cell>
          <table:table-cell table:formula="of:=LOG([.G26];10)" office:value-type="float" office:value="-7.73715513865268" calcext:value-type="float">
            <text:p>-7.7371551387</text:p>
          </table:table-cell>
          <table:table-cell table:formula="of:=LOG([.H26];10)" office:value-type="float" office:value="-7.14514339111407" calcext:value-type="float">
            <text:p>-7.1451433911</text:p>
          </table:table-cell>
          <table:table-cell table:formula="of:=([.L26]-[.L25])/([.K26]-[.K25])" office:value-type="float" office:value="4.8730058587911" calcext:value-type="float">
            <text:p>4.87</text:p>
          </table:table-cell>
          <table:table-cell table:formula="of:=([.M26]-[.M25])/([.K26]-[.K25])" office:value-type="float" office:value="5.24141968993837" calcext:value-type="float">
            <text:p>5.24</text:p>
          </table:table-cell>
          <table:table-cell table:formula="of:=([.N26]-[.N25])/([.K26]-[.K25])" office:value-type="float" office:value="2.12547885483857" calcext:value-type="float">
            <text:p>2.13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9336414" calcext:value-type="float">
            <text:p>9.336414E-007</text:p>
          </table:table-cell>
          <table:table-cell office:value-type="float" office:value="0.0000000017861" calcext:value-type="float">
            <text:p>1.7861E-009</text:p>
          </table:table-cell>
          <table:table-cell office:value-type="float" office:value="0.0000000089644" calcext:value-type="float">
            <text:p>0.000000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965169" calcext:value-type="float">
            <text:p>6.7828090965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02981989882975" calcext:value-type="float">
            <text:p>-6.0298198988</text:p>
          </table:table-cell>
          <table:table-cell table:formula="of:=LOG([.G27];10)" office:value-type="float" office:value="-8.74809422952787" calcext:value-type="float">
            <text:p>-8.7480942295</text:p>
          </table:table-cell>
          <table:table-cell table:formula="of:=LOG([.H27];10)" office:value-type="float" office:value="-8.04747877307439" calcext:value-type="float">
            <text:p>-8.0474787731</text:p>
          </table:table-cell>
          <table:table-cell table:formula="of:=([.L27]-[.L26])/([.K27]-[.K26])" office:value-type="float" office:value="4.91147090314248" calcext:value-type="float">
            <text:p>4.91</text:p>
          </table:table-cell>
          <table:table-cell table:formula="of:=([.M27]-[.M26])/([.K27]-[.K26])" office:value-type="float" office:value="5.23464695583436" calcext:value-type="float">
            <text:p>5.23</text:p>
          </table:table-cell>
          <table:table-cell table:formula="of:=([.N27]-[.N26])/([.K27]-[.K26])" office:value-type="float" office:value="4.67229648448069" calcext:value-type="float">
            <text:p>4.67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2460369" calcext:value-type="float">
            <text:p>0.000000246</text:p>
          </table:table-cell>
          <table:table-cell office:value-type="float" office:value="0.0000000004195" calcext:value-type="float">
            <text:p>4.195E-010</text:p>
          </table:table-cell>
          <table:table-cell office:value-type="float" office:value="0.0000000020755" calcext:value-type="float">
            <text:p>2.0755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628" calcext:value-type="float">
            <text:p>6.7828090896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60899975360966" calcext:value-type="float">
            <text:p>-6.6089997536</text:p>
          </table:table-cell>
          <table:table-cell table:formula="of:=LOG([.G28];10)" office:value-type="float" office:value="-9.37726803483528" calcext:value-type="float">
            <text:p>-9.3772680348</text:p>
          </table:table-cell>
          <table:table-cell table:formula="of:=LOG([.H28];10)" office:value-type="float" office:value="-8.68287726228546" calcext:value-type="float">
            <text:p>-8.6828772623</text:p>
          </table:table-cell>
          <table:table-cell table:formula="of:=([.L28]-[.L27])/([.K28]-[.K27])" office:value-type="float" office:value="4.97126325741496" calcext:value-type="float">
            <text:p>4.97</text:p>
          </table:table-cell>
          <table:table-cell table:formula="of:=([.M28]-[.M27])/([.K28]-[.K27])" office:value-type="float" office:value="5.40037536706322" calcext:value-type="float">
            <text:p>5.40</text:p>
          </table:table-cell>
          <table:table-cell table:formula="of:=([.N28]-[.N27])/([.K28]-[.K27])" office:value-type="float" office:value="5.45380357614869" calcext:value-type="float">
            <text:p>5.4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2288909204" calcext:value-type="float">
            <text:p>0.0002288909</text:p>
          </table:table-cell>
          <table:table-cell office:value-type="float" office:value="0.0000017832095" calcext:value-type="float">
            <text:p>1.7832095E-006</text:p>
          </table:table-cell>
          <table:table-cell office:value-type="float" office:value="0.0000020705726" calcext:value-type="float">
            <text:p>2.0705726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70169799" calcext:value-type="float">
            <text:p>6.782807017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64037143449185" calcext:value-type="float">
            <text:p>-3.6403714345</text:p>
          </table:table-cell>
          <table:table-cell table:formula="of:=LOG([.G30];10)" office:value-type="float" office:value="-5.74879763082964" calcext:value-type="float">
            <text:p>-5.7487976308</text:p>
          </table:table-cell>
          <table:table-cell table:formula="of:=LOG([.H30];10)" office:value-type="float" office:value="-5.68390953732938" calcext:value-type="float">
            <text:p>-5.683909537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326580969" calcext:value-type="float">
            <text:p>3.26580969E-005</text:p>
          </table:table-cell>
          <table:table-cell office:value-type="float" office:value="0.0000003997287" calcext:value-type="float">
            <text:p>3.997287E-007</text:p>
          </table:table-cell>
          <table:table-cell office:value-type="float" office:value="0.0000008590935" calcext:value-type="float">
            <text:p>8.590935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946646" calcext:value-type="float">
            <text:p>6.7828099466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48600912670008" calcext:value-type="float">
            <text:p>-4.4860091267</text:p>
          </table:table-cell>
          <table:table-cell table:formula="of:=LOG([.G31];10)" office:value-type="float" office:value="-6.39823466884232" calcext:value-type="float">
            <text:p>-6.3982346688</text:p>
          </table:table-cell>
          <table:table-cell table:formula="of:=LOG([.H31];10)" office:value-type="float" office:value="-6.06595956687393" calcext:value-type="float">
            <text:p>-6.0659595669</text:p>
          </table:table-cell>
          <table:table-cell table:formula="of:=([.L31]-[.L30])/([.K31]-[.K30])" office:value-type="float" office:value="6.1143976467698" calcext:value-type="float">
            <text:p>6.11</text:p>
          </table:table-cell>
          <table:table-cell table:formula="of:=([.M31]-[.M30])/([.K31]-[.K30])" office:value-type="float" office:value="4.69576549571782" calcext:value-type="float">
            <text:p>4.70</text:p>
          </table:table-cell>
          <table:table-cell table:formula="of:=([.N31]-[.N30])/([.K31]-[.K30])" office:value-type="float" office:value="2.76241920519822" calcext:value-type="float">
            <text:p>2.76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32202291" calcext:value-type="float">
            <text:p>3.2202291E-006</text:p>
          </table:table-cell>
          <table:table-cell office:value-type="float" office:value="0.0000000547857" calcext:value-type="float">
            <text:p>5.47857E-008</text:p>
          </table:table-cell>
          <table:table-cell office:value-type="float" office:value="0.0000001395244" calcext:value-type="float">
            <text:p>1.395244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27077" calcext:value-type="float">
            <text:p>6.7828092271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49211322975559" calcext:value-type="float">
            <text:p>-5.4921132298</text:p>
          </table:table-cell>
          <table:table-cell table:formula="of:=LOG([.G32];10)" office:value-type="float" office:value="-7.26133278497425" calcext:value-type="float">
            <text:p>-7.261332785</text:p>
          </table:table-cell>
          <table:table-cell table:formula="of:=LOG([.H32];10)" office:value-type="float" office:value="-6.85534983641388" calcext:value-type="float">
            <text:p>-6.8553498364</text:p>
          </table:table-cell>
          <table:table-cell table:formula="of:=([.L32]-[.L31])/([.K32]-[.K31])" office:value-type="float" office:value="6.18276170340145" calcext:value-type="float">
            <text:p>6.18</text:p>
          </table:table-cell>
          <table:table-cell table:formula="of:=([.M32]-[.M31])/([.K32]-[.K31])" office:value-type="float" office:value="5.30395409629293" calcext:value-type="float">
            <text:p>5.30</text:p>
          </table:table-cell>
          <table:table-cell table:formula="of:=([.N32]-[.N31])/([.K32]-[.K31])" office:value-type="float" office:value="4.85100091802334" calcext:value-type="float">
            <text:p>4.85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598659" calcext:value-type="float">
            <text:p>5.98659E-007</text:p>
          </table:table-cell>
          <table:table-cell office:value-type="float" office:value="0.0000000115069" calcext:value-type="float">
            <text:p>1.15069E-008</text:p>
          </table:table-cell>
          <table:table-cell office:value-type="float" office:value="0.0000000299122" calcext:value-type="float">
            <text:p>2.99122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174647" calcext:value-type="float">
            <text:p>6.7828091175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6.22282048410165" calcext:value-type="float">
            <text:p>-6.2228204841</text:p>
          </table:table-cell>
          <table:table-cell table:formula="of:=LOG([.G33];10)" office:value-type="float" office:value="-7.939041661099" calcext:value-type="float">
            <text:p>-7.9390416611</text:p>
          </table:table-cell>
          <table:table-cell table:formula="of:=LOG([.H33];10)" office:value-type="float" office:value="-7.52415164404914" calcext:value-type="float">
            <text:p>-7.524151644</text:p>
          </table:table-cell>
          <table:table-cell table:formula="of:=([.L33]-[.L32])/([.K33]-[.K32])" office:value-type="float" office:value="6.1872270166333" calcext:value-type="float">
            <text:p>6.19</text:p>
          </table:table-cell>
          <table:table-cell table:formula="of:=([.M33]-[.M32])/([.K33]-[.K32])" office:value-type="float" office:value="5.73846590797003" calcext:value-type="float">
            <text:p>5.74</text:p>
          </table:table-cell>
          <table:table-cell table:formula="of:=([.N33]-[.N32])/([.K33]-[.K32])" office:value-type="float" office:value="5.66304575240242" calcext:value-type="float">
            <text:p>5.6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444799" calcext:value-type="float">
            <text:p>4.44799E-008</text:p>
          </table:table-cell>
          <table:table-cell office:value-type="float" office:value="0.000000000877" calcext:value-type="float">
            <text:p>8.77E-010</text:p>
          </table:table-cell>
          <table:table-cell office:value-type="float" office:value="0.0000000023218" calcext:value-type="float">
            <text:p>2.3218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8743" calcext:value-type="float">
            <text:p>6.7828090899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7.35183619780858" calcext:value-type="float">
            <text:p>-7.3518361978</text:p>
          </table:table-cell>
          <table:table-cell table:formula="of:=LOG([.G34];10)" office:value-type="float" office:value="-9.05700040663396" calcext:value-type="float">
            <text:p>-9.0570004066</text:p>
          </table:table-cell>
          <table:table-cell table:formula="of:=LOG([.H34];10)" office:value-type="float" office:value="-8.63417519314064" calcext:value-type="float">
            <text:p>-8.6341751931</text:p>
          </table:table-cell>
          <table:table-cell table:formula="of:=([.L34]-[.L33])/([.K34]-[.K33])" office:value-type="float" office:value="6.17182252621799" calcext:value-type="float">
            <text:p>6.17</text:p>
          </table:table-cell>
          <table:table-cell table:formula="of:=([.M34]-[.M33])/([.K34]-[.K33])" office:value-type="float" office:value="6.11137904043927" calcext:value-type="float">
            <text:p>6.11</text:p>
          </table:table-cell>
          <table:table-cell table:formula="of:=([.N34]-[.N33])/([.K34]-[.K33])" office:value-type="float" office:value="6.06800088053842" calcext:value-type="float">
            <text:p>6.07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72303" calcext:value-type="float">
            <text:p>7.2303E-009</text:p>
          </table:table-cell>
          <table:table-cell office:value-type="float" office:value="0.0000000001309" calcext:value-type="float">
            <text:p>1.309E-010</text:p>
          </table:table-cell>
          <table:table-cell office:value-type="float" office:value="0.000000000356" calcext:value-type="float">
            <text:p>3.56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79086" calcext:value-type="float">
            <text:p>6.7828090879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8.14084368256141" calcext:value-type="float">
            <text:p>-8.1408436826</text:p>
          </table:table-cell>
          <table:table-cell table:formula="of:=LOG([.G35];10)" office:value-type="float" office:value="-9.88306035344924" calcext:value-type="float">
            <text:p>-9.8830603534</text:p>
          </table:table-cell>
          <table:table-cell table:formula="of:=LOG([.H35];10)" office:value-type="float" office:value="-9.44855000202712" calcext:value-type="float">
            <text:p>-9.448550002</text:p>
          </table:table-cell>
          <table:table-cell table:formula="of:=([.L35]-[.L34])/([.K35]-[.K34])" office:value-type="float" office:value="6.14882206823636" calcext:value-type="float">
            <text:p>6.15</text:p>
          </table:table-cell>
          <table:table-cell table:formula="of:=([.M35]-[.M34])/([.K35]-[.K34])" office:value-type="float" office:value="6.43757597845241" calcext:value-type="float">
            <text:p>6.44</text:p>
          </table:table-cell>
          <table:table-cell table:formula="of:=([.N35]-[.N34])/([.K35]-[.K34])" office:value-type="float" office:value="6.34651241396737" calcext:value-type="float">
            <text:p>6.3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6668579684" calcext:value-type="float">
            <text:p>0.0666857968</text:p>
          </table:table-cell>
          <table:table-cell office:value-type="float" office:value="0.0078908026394" calcext:value-type="float">
            <text:p>0.0078908026</text:p>
          </table:table-cell>
          <table:table-cell office:value-type="float" office:value="0.0832303883709" calcext:value-type="float">
            <text:p>0.0832303884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6995786991816" calcext:value-type="float">
            <text:p>6.6995786992</text:p>
          </table:table-cell>
          <table:table-cell table:formula="of:=LOG([.E39];10)" office:value-type="float" office:value="-1.68124123737628" calcext:value-type="float">
            <text:p>-1.6812412374</text:p>
          </table:table-cell>
          <table:table-cell table:formula="of:=LOG([.F39];10)" office:value-type="float" office:value="-1.17596665500181" calcext:value-type="float">
            <text:p>-1.175966655</text:p>
          </table:table-cell>
          <table:table-cell table:formula="of:=LOG([.G39];10)" office:value-type="float" office:value="-2.10287881882693" calcext:value-type="float">
            <text:p>-2.1028788188</text:p>
          </table:table-cell>
          <table:table-cell table:formula="of:=LOG([.H39];10)" office:value-type="float" office:value="-1.07971807885083" calcext:value-type="float">
            <text:p>-1.0797180789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upwind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9986869255" calcext:value-type="float">
            <text:p>0.0319986869</text:p>
          </table:table-cell>
          <table:table-cell office:value-type="float" office:value="0.002798086394" calcext:value-type="float">
            <text:p>0.0027980864</text:p>
          </table:table-cell>
          <table:table-cell office:value-type="float" office:value="0.0225871239931" calcext:value-type="float">
            <text:p>0.022587124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602219635594" calcext:value-type="float">
            <text:p>6.7602219636</text:p>
          </table:table-cell>
          <table:table-cell table:formula="of:=LOG([.E40];10)" office:value-type="float" office:value="-1.80617997398389" calcext:value-type="float">
            <text:p>-1.806179974</text:p>
          </table:table-cell>
          <table:table-cell table:formula="of:=LOG([.F40];10)" office:value-type="float" office:value="-1.49486784270228" calcext:value-type="float">
            <text:p>-1.4948678427</text:p>
          </table:table-cell>
          <table:table-cell table:formula="of:=LOG([.G40];10)" office:value-type="float" office:value="-2.55313888031659" calcext:value-type="float">
            <text:p>-2.5531388803</text:p>
          </table:table-cell>
          <table:table-cell table:formula="of:=LOG([.H40];10)" office:value-type="float" office:value="-1.64613906405275" calcext:value-type="float">
            <text:p>-1.6461390641</text:p>
          </table:table-cell>
          <table:table-cell table:formula="of:=([.L40]-[.L39])/([.K40]-[.K39])" office:value-type="float" office:value="2.5524604807078" calcext:value-type="float">
            <text:p>2.55</text:p>
          </table:table-cell>
          <table:table-cell table:formula="of:=([.M40]-[.M39])/([.K40]-[.K39])" office:value-type="float" office:value="3.60384676294426" calcext:value-type="float">
            <text:p>3.60</text:p>
          </table:table-cell>
          <table:table-cell table:formula="of:=([.N40]-[.N39])/([.K40]-[.K39])" office:value-type="float" office:value="4.5335898263553" calcext:value-type="float">
            <text:p>4.53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27653543044" calcext:value-type="float">
            <text:p>0.0127653543</text:p>
          </table:table-cell>
          <table:table-cell office:value-type="float" office:value="0.000571127526" calcext:value-type="float">
            <text:p>0.0005711275</text:p>
          </table:table-cell>
          <table:table-cell office:value-type="float" office:value="0.0027577359805" calcext:value-type="float">
            <text:p>0.00275773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0051351572" calcext:value-type="float">
            <text:p>6.7800513516</text:p>
          </table:table-cell>
          <table:table-cell table:formula="of:=LOG([.E41];10)" office:value-type="float" office:value="-1.98227123303818" calcext:value-type="float">
            <text:p>-1.982271233</text:p>
          </table:table-cell>
          <table:table-cell table:formula="of:=LOG([.F41];10)" office:value-type="float" office:value="-1.89396712678136" calcext:value-type="float">
            <text:p>-1.8939671268</text:p>
          </table:table-cell>
          <table:table-cell table:formula="of:=LOG([.G41];10)" office:value-type="float" office:value="-3.24326690812129" calcext:value-type="float">
            <text:p>-3.2432669081</text:p>
          </table:table-cell>
          <table:table-cell table:formula="of:=LOG([.H41];10)" office:value-type="float" office:value="-2.5594473145563" calcext:value-type="float">
            <text:p>-2.5594473146</text:p>
          </table:table-cell>
          <table:table-cell table:formula="of:=([.L41]-[.L40])/([.K41]-[.K40])" office:value-type="float" office:value="2.26643438307196" calcext:value-type="float">
            <text:p>2.27</text:p>
          </table:table-cell>
          <table:table-cell table:formula="of:=([.M41]-[.M40])/([.K41]-[.K40])" office:value-type="float" office:value="3.91914982896411" calcext:value-type="float">
            <text:p>3.92</text:p>
          </table:table-cell>
          <table:table-cell table:formula="of:=([.N41]-[.N40])/([.K41]-[.K40])" office:value-type="float" office:value="5.18656210085912" calcext:value-type="float">
            <text:p>5.19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70088036422" calcext:value-type="float">
            <text:p>0.0070088036</text:p>
          </table:table-cell>
          <table:table-cell office:value-type="float" office:value="0.0001749458061" calcext:value-type="float">
            <text:p>0.0001749458</text:p>
          </table:table-cell>
          <table:table-cell office:value-type="float" office:value="0.0005538022035" calcext:value-type="float">
            <text:p>0.000553802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255285349" calcext:value-type="float">
            <text:p>6.7822552853</text:p>
          </table:table-cell>
          <table:table-cell table:formula="of:=LOG([.E42];10)" office:value-type="float" office:value="-2.10720996964787" calcext:value-type="float">
            <text:p>-2.1072099696</text:p>
          </table:table-cell>
          <table:table-cell table:formula="of:=LOG([.F42];10)" office:value-type="float" office:value="-2.154356106988" calcext:value-type="float">
            <text:p>-2.154356107</text:p>
          </table:table-cell>
          <table:table-cell table:formula="of:=LOG([.G42];10)" office:value-type="float" office:value="-3.75709646420971" calcext:value-type="float">
            <text:p>-3.7570964642</text:p>
          </table:table-cell>
          <table:table-cell table:formula="of:=LOG([.H42];10)" office:value-type="float" office:value="-3.25664532059119" calcext:value-type="float">
            <text:p>-3.2566453206</text:p>
          </table:table-cell>
          <table:table-cell table:formula="of:=([.L42]-[.L41])/([.K42]-[.K41])" office:value-type="float" office:value="2.08413329022289" calcext:value-type="float">
            <text:p>2.08</text:p>
          </table:table-cell>
          <table:table-cell table:formula="of:=([.M42]-[.M41])/([.K42]-[.K41])" office:value-type="float" office:value="4.11265208878832" calcext:value-type="float">
            <text:p>4.11</text:p>
          </table:table-cell>
          <table:table-cell table:formula="of:=([.N42]-[.N41])/([.K42]-[.K41])" office:value-type="float" office:value="5.58031900236788" calcext:value-type="float">
            <text:p>5.58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30856531551" calcext:value-type="float">
            <text:p>0.0030856532</text:p>
          </table:table-cell>
          <table:table-cell office:value-type="float" office:value="0.0000320755771" calcext:value-type="float">
            <text:p>3.20755771E-005</text:p>
          </table:table-cell>
          <table:table-cell office:value-type="float" office:value="0.0000554130007" calcext:value-type="float">
            <text:p>0.000055413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536745518" calcext:value-type="float">
            <text:p>6.7827536746</text:p>
          </table:table-cell>
          <table:table-cell table:formula="of:=LOG([.E43];10)" office:value-type="float" office:value="-2.28330122870633" calcext:value-type="float">
            <text:p>-2.2833012287</text:p>
          </table:table-cell>
          <table:table-cell table:formula="of:=LOG([.F43];10)" office:value-type="float" office:value="-2.51065289269018" calcext:value-type="float">
            <text:p>-2.5106528927</text:p>
          </table:table-cell>
          <table:table-cell table:formula="of:=LOG([.G43];10)" office:value-type="float" office:value="-4.49382552110765" calcext:value-type="float">
            <text:p>-4.4938255211</text:p>
          </table:table-cell>
          <table:table-cell table:formula="of:=LOG([.H43];10)" office:value-type="float" office:value="-4.25638833148301" calcext:value-type="float">
            <text:p>-4.2563883315</text:p>
          </table:table-cell>
          <table:table-cell table:formula="of:=([.L43]-[.L42])/([.K43]-[.K42])" office:value-type="float" office:value="2.02336440552051" calcext:value-type="float">
            <text:p>2.02</text:p>
          </table:table-cell>
          <table:table-cell table:formula="of:=([.M43]-[.M42])/([.K43]-[.K42])" office:value-type="float" office:value="4.18379118212421" calcext:value-type="float">
            <text:p>4.18</text:p>
          </table:table-cell>
          <table:table-cell table:formula="of:=([.N43]-[.N42])/([.K43]-[.K42])" office:value-type="float" office:value="5.67741417851927" calcext:value-type="float">
            <text:p>5.68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7328444285" calcext:value-type="float">
            <text:p>0.0017328444</text:p>
          </table:table-cell>
          <table:table-cell office:value-type="float" office:value="0.0000095950783" calcext:value-type="float">
            <text:p>9.5950783E-006</text:p>
          </table:table-cell>
          <table:table-cell office:value-type="float" office:value="0.0000111330228" calcext:value-type="float">
            <text:p>0.000011133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79545297" calcext:value-type="float">
            <text:p>6.7827979545</text:p>
          </table:table-cell>
          <table:table-cell table:formula="of:=LOG([.E44];10)" office:value-type="float" office:value="-2.40823996531185" calcext:value-type="float">
            <text:p>-2.4082399653</text:p>
          </table:table-cell>
          <table:table-cell table:formula="of:=LOG([.F44];10)" office:value-type="float" office:value="-2.7612404256743" calcext:value-type="float">
            <text:p>-2.7612404257</text:p>
          </table:table-cell>
          <table:table-cell table:formula="of:=LOG([.G44];10)" office:value-type="float" office:value="-5.01795147688274" calcext:value-type="float">
            <text:p>-5.0179514769</text:p>
          </table:table-cell>
          <table:table-cell table:formula="of:=LOG([.H44];10)" office:value-type="float" office:value="-4.95338690151235" calcext:value-type="float">
            <text:p>-4.9533869015</text:p>
          </table:table-cell>
          <table:table-cell table:formula="of:=([.L44]-[.L43])/([.K44]-[.K43])" office:value-type="float" office:value="2.00568326359277" calcext:value-type="float">
            <text:p>2.01</text:p>
          </table:table-cell>
          <table:table-cell table:formula="of:=([.M44]-[.M43])/([.K44]-[.K43])" office:value-type="float" office:value="4.19506367692799" calcext:value-type="float">
            <text:p>4.20</text:p>
          </table:table-cell>
          <table:table-cell table:formula="of:=([.N44]-[.N43])/([.K44]-[.K43])" office:value-type="float" office:value="5.57872273216619" calcext:value-type="float">
            <text:p>5.58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16834007519" calcext:value-type="float">
            <text:p>0.0116834008</text:p>
          </table:table-cell>
          <table:table-cell office:value-type="float" office:value="0.0004927368432" calcext:value-type="float">
            <text:p>0.0004927368</text:p>
          </table:table-cell>
          <table:table-cell office:value-type="float" office:value="0.0095994347789" calcext:value-type="float">
            <text:p>0.009599434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32096527736" calcext:value-type="float">
            <text:p>6.7732096528</text:p>
          </table:table-cell>
          <table:table-cell table:formula="of:=LOG([.E46];10)" office:value-type="float" office:value="-1.68124123737628" calcext:value-type="float">
            <text:p>-1.6812412374</text:p>
          </table:table-cell>
          <table:table-cell table:formula="of:=LOG([.F46];10)" office:value-type="float" office:value="-1.93243072633193" calcext:value-type="float">
            <text:p>-1.9324307263</text:p>
          </table:table-cell>
          <table:table-cell table:formula="of:=LOG([.G46];10)" office:value-type="float" office:value="-3.30738496319651" calcext:value-type="float">
            <text:p>-3.3073849632</text:p>
          </table:table-cell>
          <table:table-cell table:formula="of:=LOG([.H46];10)" office:value-type="float" office:value="-2.01775433775537" calcext:value-type="float">
            <text:p>-2.017754337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5220227044" calcext:value-type="float">
            <text:p>0.005220227</text:p>
          </table:table-cell>
          <table:table-cell office:value-type="float" office:value="0.0001609311763" calcext:value-type="float">
            <text:p>0.0001609312</text:p>
          </table:table-cell>
          <table:table-cell office:value-type="float" office:value="0.0031014692457" calcext:value-type="float">
            <text:p>0.003101469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97076183069" calcext:value-type="float">
            <text:p>6.7797076183</text:p>
          </table:table-cell>
          <table:table-cell table:formula="of:=LOG([.E47];10)" office:value-type="float" office:value="-1.79934054945402" calcext:value-type="float">
            <text:p>-1.7993405495</text:p>
          </table:table-cell>
          <table:table-cell table:formula="of:=LOG([.F47];10)" office:value-type="float" office:value="-2.28231060776172" calcext:value-type="float">
            <text:p>-2.2823106078</text:p>
          </table:table-cell>
          <table:table-cell table:formula="of:=LOG([.G47];10)" office:value-type="float" office:value="-3.79335981430068" calcext:value-type="float">
            <text:p>-3.7933598143</text:p>
          </table:table-cell>
          <table:table-cell table:formula="of:=LOG([.H47];10)" office:value-type="float" office:value="-2.50843252096008" calcext:value-type="float">
            <text:p>-2.508432521</text:p>
          </table:table-cell>
          <table:table-cell table:formula="of:=([.L47]-[.L46])/([.K47]-[.K46])" office:value-type="float" office:value="2.96259034260496" calcext:value-type="float">
            <text:p>2.96</text:p>
          </table:table-cell>
          <table:table-cell table:formula="of:=([.M47]-[.M46])/([.K47]-[.K46])" office:value-type="float" office:value="4.11496767046616" calcext:value-type="float">
            <text:p>4.11</text:p>
          </table:table-cell>
          <table:table-cell table:formula="of:=([.N47]-[.N46])/([.K47]-[.K46])" office:value-type="float" office:value="4.1547928990623" calcext:value-type="float">
            <text:p>4.1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5424789689" calcext:value-type="float">
            <text:p>0.001542479</text:p>
          </table:table-cell>
          <table:table-cell office:value-type="float" office:value="0.0000274036372" calcext:value-type="float">
            <text:p>2.74036372E-005</text:p>
          </table:table-cell>
          <table:table-cell office:value-type="float" office:value="0.0005551758919" calcext:value-type="float">
            <text:p>0.000555175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2539116606" calcext:value-type="float">
            <text:p>6.7822539117</text:p>
          </table:table-cell>
          <table:table-cell table:formula="of:=LOG([.E48];10)" office:value-type="float" office:value="-1.98227123303818" calcext:value-type="float">
            <text:p>-1.982271233</text:p>
          </table:table-cell>
          <table:table-cell table:formula="of:=LOG([.F48];10)" office:value-type="float" office:value="-2.81178074869047" calcext:value-type="float">
            <text:p>-2.8117807487</text:p>
          </table:table-cell>
          <table:table-cell table:formula="of:=LOG([.G48];10)" office:value-type="float" office:value="-4.5621917907907" calcext:value-type="float">
            <text:p>-4.5621917908</text:p>
          </table:table-cell>
          <table:table-cell table:formula="of:=LOG([.H48];10)" office:value-type="float" office:value="-3.25556940105846" calcext:value-type="float">
            <text:p>-3.2555694011</text:p>
          </table:table-cell>
          <table:table-cell table:formula="of:=([.L48]-[.L47])/([.K48]-[.K47])" office:value-type="float" office:value="2.89437578515993" calcext:value-type="float">
            <text:p>2.89</text:p>
          </table:table-cell>
          <table:table-cell table:formula="of:=([.M48]-[.M47])/([.K48]-[.K47])" office:value-type="float" office:value="4.20285958280091" calcext:value-type="float">
            <text:p>4.20</text:p>
          </table:table-cell>
          <table:table-cell table:formula="of:=([.N48]-[.N47])/([.K48]-[.K47])" office:value-type="float" office:value="4.08426222140387" calcext:value-type="float">
            <text:p>4.08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6656234141" calcext:value-type="float">
            <text:p>0.0006656234</text:p>
          </table:table-cell>
          <table:table-cell office:value-type="float" office:value="0.0000073690465" calcext:value-type="float">
            <text:p>0.000007369</text:p>
          </table:table-cell>
          <table:table-cell office:value-type="float" office:value="0.0001661391757" calcext:value-type="float">
            <text:p>0.000166139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6429483768" calcext:value-type="float">
            <text:p>6.7826429484</text:p>
          </table:table-cell>
          <table:table-cell table:formula="of:=LOG([.E49];10)" office:value-type="float" office:value="-2.11058971029903" calcext:value-type="float">
            <text:p>-2.1105897103</text:p>
          </table:table-cell>
          <table:table-cell table:formula="of:=LOG([.F49];10)" office:value-type="float" office:value="-3.17677140962061" calcext:value-type="float">
            <text:p>-3.1767714096</text:p>
          </table:table-cell>
          <table:table-cell table:formula="of:=LOG([.G49];10)" office:value-type="float" office:value="-5.13258870299279" calcext:value-type="float">
            <text:p>-5.132588703</text:p>
          </table:table-cell>
          <table:table-cell table:formula="of:=LOG([.H49];10)" office:value-type="float" office:value="-3.77952794861876" calcext:value-type="float">
            <text:p>-3.7795279486</text:p>
          </table:table-cell>
          <table:table-cell table:formula="of:=([.L49]-[.L48])/([.K49]-[.K48])" office:value-type="float" office:value="2.84441234591774" calcext:value-type="float">
            <text:p>2.84</text:p>
          </table:table-cell>
          <table:table-cell table:formula="of:=([.M49]-[.M48])/([.K49]-[.K48])" office:value-type="float" office:value="4.44516584343931" calcext:value-type="float">
            <text:p>4.45</text:p>
          </table:table-cell>
          <table:table-cell table:formula="of:=([.N49]-[.N48])/([.K49]-[.K48])" office:value-type="float" office:value="4.08326656257901" calcext:value-type="float">
            <text:p>4.0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2153185199" calcext:value-type="float">
            <text:p>0.0002153185</text:p>
          </table:table-cell>
          <table:table-cell office:value-type="float" office:value="0.000001065932" calcext:value-type="float">
            <text:p>1.065932E-006</text:p>
          </table:table-cell>
          <table:table-cell office:value-type="float" office:value="0.0000324751133" calcext:value-type="float">
            <text:p>3.24751133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766124393" calcext:value-type="float">
            <text:p>6.7827766124</text:p>
          </table:table-cell>
          <table:table-cell table:formula="of:=LOG([.E50];10)" office:value-type="float" office:value="-2.28330122870633" calcext:value-type="float">
            <text:p>-2.2833012287</text:p>
          </table:table-cell>
          <table:table-cell table:formula="of:=LOG([.F50];10)" office:value-type="float" office:value="-3.66691861418735" calcext:value-type="float">
            <text:p>-3.6669186142</text:p>
          </table:table-cell>
          <table:table-cell table:formula="of:=LOG([.G50];10)" office:value-type="float" office:value="-5.97227049978105" calcext:value-type="float">
            <text:p>-5.9722704998</text:p>
          </table:table-cell>
          <table:table-cell table:formula="of:=LOG([.H50];10)" office:value-type="float" office:value="-4.48844932507467" calcext:value-type="float">
            <text:p>-4.4884493251</text:p>
          </table:table-cell>
          <table:table-cell table:formula="of:=([.L50]-[.L49])/([.K50]-[.K49])" office:value-type="float" office:value="2.83795318972796" calcext:value-type="float">
            <text:p>2.84</text:p>
          </table:table-cell>
          <table:table-cell table:formula="of:=([.M50]-[.M49])/([.K50]-[.K49])" office:value-type="float" office:value="4.86175910287629" calcext:value-type="float">
            <text:p>4.86</text:p>
          </table:table-cell>
          <table:table-cell table:formula="of:=([.N50]-[.N49])/([.K50]-[.K49])" office:value-type="float" office:value="4.10465603564492" calcext:value-type="float">
            <text:p>4.10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950539994" calcext:value-type="float">
            <text:p>0.000095054</text:p>
          </table:table-cell>
          <table:table-cell office:value-type="float" office:value="0.0000002181004" calcext:value-type="float">
            <text:p>2.181004E-007</text:p>
          </table:table-cell>
          <table:table-cell office:value-type="float" office:value="0.0000100918193" calcext:value-type="float">
            <text:p>1.00918193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89957332" calcext:value-type="float">
            <text:p>6.7827989957</text:p>
          </table:table-cell>
          <table:table-cell table:formula="of:=LOG([.E51];10)" office:value-type="float" office:value="-2.40654018042853" calcext:value-type="float">
            <text:p>-2.4065401804</text:p>
          </table:table-cell>
          <table:table-cell table:formula="of:=LOG([.F51];10)" office:value-type="float" office:value="-4.02202960546019" calcext:value-type="float">
            <text:p>-4.0220296055</text:p>
          </table:table-cell>
          <table:table-cell table:formula="of:=LOG([.G51];10)" office:value-type="float" office:value="-6.66134353791679" calcext:value-type="float">
            <text:p>-6.6613435379</text:p>
          </table:table-cell>
          <table:table-cell table:formula="of:=LOG([.H51];10)" office:value-type="float" office:value="-4.99603053438469" calcext:value-type="float">
            <text:p>-4.9960305344</text:p>
          </table:table-cell>
          <table:table-cell table:formula="of:=([.L51]-[.L50])/([.K51]-[.K50])" office:value-type="float" office:value="2.88148338094695" calcext:value-type="float">
            <text:p>2.88</text:p>
          </table:table-cell>
          <table:table-cell table:formula="of:=([.M51]-[.M50])/([.K51]-[.K50])" office:value-type="float" office:value="5.5913575091829" calcext:value-type="float">
            <text:p>5.59</text:p>
          </table:table-cell>
          <table:table-cell table:formula="of:=([.N51]-[.N50])/([.K51]-[.K50])" office:value-type="float" office:value="4.11867516087118" calcext:value-type="float">
            <text:p>4.12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6961640811" calcext:value-type="float">
            <text:p>0.0026961641</text:p>
          </table:table-cell>
          <table:table-cell office:value-type="float" office:value="0.0000314123542" calcext:value-type="float">
            <text:p>3.14123542E-005</text:p>
          </table:table-cell>
          <table:table-cell office:value-type="float" office:value="0.000438141962" calcext:value-type="float">
            <text:p>0.00043814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3709455905" calcext:value-type="float">
            <text:p>6.7823709456</text:p>
          </table:table-cell>
          <table:table-cell table:formula="of:=LOG([.E53];10)" office:value-type="float" office:value="-1.68124123737628" calcext:value-type="float">
            <text:p>-1.6812412374</text:p>
          </table:table-cell>
          <table:table-cell table:formula="of:=LOG([.F53];10)" office:value-type="float" office:value="-2.56925368136968" calcext:value-type="float">
            <text:p>-2.5692536814</text:p>
          </table:table-cell>
          <table:table-cell table:formula="of:=LOG([.G53];10)" office:value-type="float" office:value="-4.50289951416642" calcext:value-type="float">
            <text:p>-4.5028995142</text:p>
          </table:table-cell>
          <table:table-cell table:formula="of:=LOG([.H53];10)" office:value-type="float" office:value="-3.35838515131315" calcext:value-type="float">
            <text:p>-3.358385151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8511503504" calcext:value-type="float">
            <text:p>0.0008511504</text:p>
          </table:table-cell>
          <table:table-cell office:value-type="float" office:value="0.0000042307256" calcext:value-type="float">
            <text:p>4.2307256E-006</text:p>
          </table:table-cell>
          <table:table-cell office:value-type="float" office:value="0.0000423143691" calcext:value-type="float">
            <text:p>4.23143691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667731835" calcext:value-type="float">
            <text:p>6.7827667732</text:p>
          </table:table-cell>
          <table:table-cell table:formula="of:=LOG([.E54];10)" office:value-type="float" office:value="-1.80617997398389" calcext:value-type="float">
            <text:p>-1.806179974</text:p>
          </table:table-cell>
          <table:table-cell table:formula="of:=LOG([.F54];10)" office:value-type="float" office:value="-3.06999371772783" calcext:value-type="float">
            <text:p>-3.0699937177</text:p>
          </table:table-cell>
          <table:table-cell table:formula="of:=LOG([.G54];10)" office:value-type="float" office:value="-5.37358514159623" calcext:value-type="float">
            <text:p>-5.3735851416</text:p>
          </table:table-cell>
          <table:table-cell table:formula="of:=LOG([.H54];10)" office:value-type="float" office:value="-4.37351212999706" calcext:value-type="float">
            <text:p>-4.37351213</text:p>
          </table:table-cell>
          <table:table-cell table:formula="of:=([.L54]-[.L53])/([.K54]-[.K53])" office:value-type="float" office:value="4.0078845837126" calcext:value-type="float">
            <text:p>4.01</text:p>
          </table:table-cell>
          <table:table-cell table:formula="of:=([.M54]-[.M53])/([.K54]-[.K53])" office:value-type="float" office:value="6.9689005273391" calcext:value-type="float">
            <text:p>6.97</text:p>
          </table:table-cell>
          <table:table-cell table:formula="of:=([.N54]-[.N53])/([.K54]-[.K53])" office:value-type="float" office:value="8.12499794897173" calcext:value-type="float">
            <text:p>8.12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660550578" calcext:value-type="float">
            <text:p>0.0001660551</text:p>
          </table:table-cell>
          <table:table-cell office:value-type="float" office:value="0.0000002225149" calcext:value-type="float">
            <text:p>2.225149E-007</text:p>
          </table:table-cell>
          <table:table-cell office:value-type="float" office:value="0.0000010887473" calcext:value-type="float">
            <text:p>1.0887473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79988052" calcext:value-type="float">
            <text:p>6.7828079988</text:p>
          </table:table-cell>
          <table:table-cell table:formula="of:=LOG([.E55];10)" office:value-type="float" office:value="-1.98227123303818" calcext:value-type="float">
            <text:p>-1.982271233</text:p>
          </table:table-cell>
          <table:table-cell table:formula="of:=LOG([.F55];10)" office:value-type="float" office:value="-3.77974789187422" calcext:value-type="float">
            <text:p>-3.7797478919</text:p>
          </table:table-cell>
          <table:table-cell table:formula="of:=LOG([.G55];10)" office:value-type="float" office:value="-6.65264090256565" calcext:value-type="float">
            <text:p>-6.6526409026</text:p>
          </table:table-cell>
          <table:table-cell table:formula="of:=LOG([.H55];10)" office:value-type="float" office:value="-5.96307290899604" calcext:value-type="float">
            <text:p>-5.963072909</text:p>
          </table:table-cell>
          <table:table-cell table:formula="of:=([.L55]-[.L54])/([.K55]-[.K54])" office:value-type="float" office:value="4.03060423304468" calcext:value-type="float">
            <text:p>4.03</text:p>
          </table:table-cell>
          <table:table-cell table:formula="of:=([.M55]-[.M54])/([.K55]-[.K54])" office:value-type="float" office:value="7.26359597766897" calcext:value-type="float">
            <text:p>7.26</text:p>
          </table:table-cell>
          <table:table-cell table:formula="of:=([.N55]-[.N54])/([.K55]-[.K54])" office:value-type="float" office:value="9.026914723285" calcext:value-type="float">
            <text:p>9.0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52084994" calcext:value-type="float">
            <text:p>0.000052085</text:p>
          </table:table-cell>
          <table:table-cell office:value-type="float" office:value="0.0000000287712" calcext:value-type="float">
            <text:p>2.87712E-008</text:p>
          </table:table-cell>
          <table:table-cell office:value-type="float" office:value="0.0000000499572" calcext:value-type="float">
            <text:p>0.00000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375953" calcext:value-type="float">
            <text:p>6.7828090376</text:p>
          </table:table-cell>
          <table:table-cell table:formula="of:=LOG([.E56];10)" office:value-type="float" office:value="-2.10720996964787" calcext:value-type="float">
            <text:p>-2.1072099696</text:p>
          </table:table-cell>
          <table:table-cell table:formula="of:=LOG([.F56];10)" office:value-type="float" office:value="-4.28328738153161" calcext:value-type="float">
            <text:p>-4.2832873815</text:p>
          </table:table-cell>
          <table:table-cell table:formula="of:=LOG([.G56];10)" office:value-type="float" office:value="-7.54104202401479" calcext:value-type="float">
            <text:p>-7.541042024</text:p>
          </table:table-cell>
          <table:table-cell table:formula="of:=LOG([.H56];10)" office:value-type="float" office:value="-7.30140191094295" calcext:value-type="float">
            <text:p>-7.3014019109</text:p>
          </table:table-cell>
          <table:table-cell table:formula="of:=([.L56]-[.L55])/([.K56]-[.K55])" office:value-type="float" office:value="4.03029119167784" calcext:value-type="float">
            <text:p>4.03</text:p>
          </table:table-cell>
          <table:table-cell table:formula="of:=([.M56]-[.M55])/([.K56]-[.K55])" office:value-type="float" office:value="7.11069397335524" calcext:value-type="float">
            <text:p>7.11</text:p>
          </table:table-cell>
          <table:table-cell table:formula="of:=([.N56]-[.N55])/([.K56]-[.K55])" office:value-type="float" office:value="10.7118819852314" calcext:value-type="float">
            <text:p>10.71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0202239" calcext:value-type="float">
            <text:p>1.0202239E-005</text:p>
          </table:table-cell>
          <table:table-cell office:value-type="float" office:value="0.0000000017977" calcext:value-type="float">
            <text:p>1.7977E-009</text:p>
          </table:table-cell>
          <table:table-cell office:value-type="float" office:value="0.0000000024705" calcext:value-type="float">
            <text:p>2.4705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90023" calcext:value-type="float">
            <text:p>6.78280909</text:p>
          </table:table-cell>
          <table:table-cell table:formula="of:=LOG([.E57];10)" office:value-type="float" office:value="-2.28330122870633" calcext:value-type="float">
            <text:p>-2.2833012287</text:p>
          </table:table-cell>
          <table:table-cell table:formula="of:=LOG([.F57];10)" office:value-type="float" office:value="-4.99130450680313" calcext:value-type="float">
            <text:p>-4.9913045068</text:p>
          </table:table-cell>
          <table:table-cell table:formula="of:=LOG([.G57];10)" office:value-type="float" office:value="-8.74528278157677" calcext:value-type="float">
            <text:p>-8.7452827816</text:p>
          </table:table-cell>
          <table:table-cell table:formula="of:=LOG([.H57];10)" office:value-type="float" office:value="-8.60721514177456" calcext:value-type="float">
            <text:p>-8.6072151418</text:p>
          </table:table-cell>
          <table:table-cell table:formula="of:=([.L57]-[.L56])/([.K57]-[.K56])" office:value-type="float" office:value="4.02073975197408" calcext:value-type="float">
            <text:p>4.02</text:p>
          </table:table-cell>
          <table:table-cell table:formula="of:=([.M57]-[.M56])/([.K57]-[.K56])" office:value-type="float" office:value="6.83873103072189" calcext:value-type="float">
            <text:p>6.84</text:p>
          </table:table-cell>
          <table:table-cell table:formula="of:=([.N57]-[.N56])/([.K57]-[.K56])" office:value-type="float" office:value="7.41554826635714" calcext:value-type="float">
            <text:p>7.4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32164964" calcext:value-type="float">
            <text:p>3.2164964E-006</text:p>
          </table:table-cell>
          <table:table-cell office:value-type="float" office:value="0.0000000002588" calcext:value-type="float">
            <text:p>2.588E-010</text:p>
          </table:table-cell>
          <table:table-cell office:value-type="float" office:value="0.0000000006907" calcext:value-type="float">
            <text:p>6.907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82433" calcext:value-type="float">
            <text:p>6.7828090882</text:p>
          </table:table-cell>
          <table:table-cell table:formula="of:=LOG([.E58];10)" office:value-type="float" office:value="-2.40823996531185" calcext:value-type="float">
            <text:p>-2.4082399653</text:p>
          </table:table-cell>
          <table:table-cell table:formula="of:=LOG([.F58];10)" office:value-type="float" office:value="-5.49261693033885" calcext:value-type="float">
            <text:p>-5.4926169303</text:p>
          </table:table-cell>
          <table:table-cell table:formula="of:=LOG([.G58];10)" office:value-type="float" office:value="-9.58703572800334" calcext:value-type="float">
            <text:p>-9.587035728</text:p>
          </table:table-cell>
          <table:table-cell table:formula="of:=LOG([.H58];10)" office:value-type="float" office:value="-9.16071054399385" calcext:value-type="float">
            <text:p>-9.160710544</text:p>
          </table:table-cell>
          <table:table-cell table:formula="of:=([.L58]-[.L57])/([.K58]-[.K57])" office:value-type="float" office:value="4.01246592654896" calcext:value-type="float">
            <text:p>4.01</text:p>
          </table:table-cell>
          <table:table-cell table:formula="of:=([.M58]-[.M57])/([.K58]-[.K57])" office:value-type="float" office:value="6.7373255828919" calcext:value-type="float">
            <text:p>6.74</text:p>
          </table:table-cell>
          <table:table-cell table:formula="of:=([.N58]-[.N57])/([.K58]-[.K57])" office:value-type="float" office:value="4.43013445835367" calcext:value-type="float">
            <text:p>4.4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8576662784" calcext:value-type="float">
            <text:p>0.0008576663</text:p>
          </table:table-cell>
          <table:table-cell office:value-type="float" office:value="0.0000012034122" calcext:value-type="float">
            <text:p>1.2034122E-006</text:p>
          </table:table-cell>
          <table:table-cell office:value-type="float" office:value="0.0000296242673" calcext:value-type="float">
            <text:p>2.96242673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794632852" calcext:value-type="float">
            <text:p>6.7827794633</text:p>
          </table:table-cell>
          <table:table-cell table:formula="of:=LOG([.E60];10)" office:value-type="float" office:value="-1.65321251377578" calcext:value-type="float">
            <text:p>-1.6532125138</text:p>
          </table:table-cell>
          <table:table-cell table:formula="of:=LOG([.F60];10)" office:value-type="float" office:value="-3.06668166511496" calcext:value-type="float">
            <text:p>-3.0666816651</text:p>
          </table:table-cell>
          <table:table-cell table:formula="of:=LOG([.G60];10)" office:value-type="float" office:value="-5.9195855900142" calcext:value-type="float">
            <text:p>-5.91958559</text:p>
          </table:table-cell>
          <table:table-cell table:formula="of:=LOG([.H60];10)" office:value-type="float" office:value="-4.52835238229836" calcext:value-type="float">
            <text:p>-4.5283523823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2201592906" calcext:value-type="float">
            <text:p>0.0002201593</text:p>
          </table:table-cell>
          <table:table-cell office:value-type="float" office:value="0.0000005170736" calcext:value-type="float">
            <text:p>5.170736E-007</text:p>
          </table:table-cell>
          <table:table-cell office:value-type="float" office:value="0.0000029479742" calcext:value-type="float">
            <text:p>0.00000294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61395783" calcext:value-type="float">
            <text:p>6.7828061396</text:p>
          </table:table-cell>
          <table:table-cell table:formula="of:=LOG([.E61];10)" office:value-type="float" office:value="-1.77815125038277" calcext:value-type="float">
            <text:p>-1.7781512504</text:p>
          </table:table-cell>
          <table:table-cell table:formula="of:=LOG([.F61];10)" office:value-type="float" office:value="-3.6572629828314" calcext:value-type="float">
            <text:p>-3.6572629828</text:p>
          </table:table-cell>
          <table:table-cell table:formula="of:=LOG([.G61];10)" office:value-type="float" office:value="-6.28644763524477" calcext:value-type="float">
            <text:p>-6.2864476352</text:p>
          </table:table-cell>
          <table:table-cell table:formula="of:=LOG([.H61];10)" office:value-type="float" office:value="-5.53047632164293" calcext:value-type="float">
            <text:p>-5.5304763216</text:p>
          </table:table-cell>
          <table:table-cell table:formula="of:=([.L61]-[.L60])/([.K61]-[.K60])" office:value-type="float" office:value="4.72696726215626" calcext:value-type="float">
            <text:p>4.73</text:p>
          </table:table-cell>
          <table:table-cell table:formula="of:=([.M61]-[.M60])/([.K61]-[.K60])" office:value-type="float" office:value="2.93633548084101" calcext:value-type="float">
            <text:p>2.94</text:p>
          </table:table-cell>
          <table:table-cell table:formula="of:=([.N61]-[.N60])/([.K61]-[.K60])" office:value-type="float" office:value="8.0209226262373" calcext:value-type="float">
            <text:p>8.02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03398113" calcext:value-type="float">
            <text:p>2.03398113E-005</text:p>
          </table:table-cell>
          <table:table-cell office:value-type="float" office:value="0.0000000398636" calcext:value-type="float">
            <text:p>3.98636E-008</text:p>
          </table:table-cell>
          <table:table-cell office:value-type="float" office:value="0.0000001169286" calcext:value-type="float">
            <text:p>1.169286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044812" calcext:value-type="float">
            <text:p>6.7828092045</text:p>
          </table:table-cell>
          <table:table-cell table:formula="of:=LOG([.E62];10)" office:value-type="float" office:value="-2" calcext:value-type="float">
            <text:p>-2</text:p>
          </table:table-cell>
          <table:table-cell table:formula="of:=LOG([.F62];10)" office:value-type="float" office:value="-4.69165308050614" calcext:value-type="float">
            <text:p>-4.6916530805</text:p>
          </table:table-cell>
          <table:table-cell table:formula="of:=LOG([.G62];10)" office:value-type="float" office:value="-7.39942348362007" calcext:value-type="float">
            <text:p>-7.3994234836</text:p>
          </table:table-cell>
          <table:table-cell table:formula="of:=LOG([.H62];10)" office:value-type="float" office:value="-6.9320792501467" calcext:value-type="float">
            <text:p>-6.9320792501</text:p>
          </table:table-cell>
          <table:table-cell table:formula="of:=([.L62]-[.L61])/([.K62]-[.K61])" office:value-type="float" office:value="4.66259151543321" calcext:value-type="float">
            <text:p>4.66</text:p>
          </table:table-cell>
          <table:table-cell table:formula="of:=([.M62]-[.M61])/([.K62]-[.K61])" office:value-type="float" office:value="5.01682272402082" calcext:value-type="float">
            <text:p>5.02</text:p>
          </table:table-cell>
          <table:table-cell table:formula="of:=([.N62]-[.N61])/([.K62]-[.K61])" office:value-type="float" office:value="6.3178310940318" calcext:value-type="float">
            <text:p>6.32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72393012" calcext:value-type="float">
            <text:p>7.2393012E-006</text:p>
          </table:table-cell>
          <table:table-cell office:value-type="float" office:value="0.0000000123791" calcext:value-type="float">
            <text:p>1.23791E-008</text:p>
          </table:table-cell>
          <table:table-cell office:value-type="float" office:value="0.000000060296" calcext:value-type="float">
            <text:p>6.0296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478485" calcext:value-type="float">
            <text:p>6.7828091478</text:p>
          </table:table-cell>
          <table:table-cell table:formula="of:=LOG([.E63];10)" office:value-type="float" office:value="-2.09691001300806" calcext:value-type="float">
            <text:p>-2.096910013</text:p>
          </table:table-cell>
          <table:table-cell table:formula="of:=LOG([.F63];10)" office:value-type="float" office:value="-5.14030335364139" calcext:value-type="float">
            <text:p>-5.1403033536</text:p>
          </table:table-cell>
          <table:table-cell table:formula="of:=LOG([.G63];10)" office:value-type="float" office:value="-7.90731092876032" calcext:value-type="float">
            <text:p>-7.9073109288</text:p>
          </table:table-cell>
          <table:table-cell table:formula="of:=LOG([.H63];10)" office:value-type="float" office:value="-7.21971149773627" calcext:value-type="float">
            <text:p>-7.2197114977</text:p>
          </table:table-cell>
          <table:table-cell table:formula="of:=([.L63]-[.L62])/([.K63]-[.K62])" office:value-type="float" office:value="4.62955539071022" calcext:value-type="float">
            <text:p>4.63</text:p>
          </table:table-cell>
          <table:table-cell table:formula="of:=([.M63]-[.M62])/([.K63]-[.K62])" office:value-type="float" office:value="5.24081495168129" calcext:value-type="float">
            <text:p>5.24</text:p>
          </table:table-cell>
          <table:table-cell table:formula="of:=([.N63]-[.N62])/([.K63]-[.K62])" office:value-type="float" office:value="2.96803435126615" calcext:value-type="float">
            <text:p>2.97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8991812" calcext:value-type="float">
            <text:p>8.991812E-007</text:p>
          </table:table-cell>
          <table:table-cell office:value-type="float" office:value="0.0000000014576" calcext:value-type="float">
            <text:p>1.4576E-009</text:p>
          </table:table-cell>
          <table:table-cell office:value-type="float" office:value="0.000000008188" calcext:value-type="float">
            <text:p>8.188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957405" calcext:value-type="float">
            <text:p>6.7828090957</text:p>
          </table:table-cell>
          <table:table-cell table:formula="of:=LOG([.E64];10)" office:value-type="float" office:value="-2.29003461136295" calcext:value-type="float">
            <text:p>-2.2900346114</text:p>
          </table:table-cell>
          <table:table-cell table:formula="of:=LOG([.F64];10)" office:value-type="float" office:value="-6.04615278187022" calcext:value-type="float">
            <text:p>-6.0461527819</text:p>
          </table:table-cell>
          <table:table-cell table:formula="of:=LOG([.G64];10)" office:value-type="float" office:value="-8.83636164037108" calcext:value-type="float">
            <text:p>-8.8363616404</text:p>
          </table:table-cell>
          <table:table-cell table:formula="of:=LOG([.H64];10)" office:value-type="float" office:value="-8.08682216600953" calcext:value-type="float">
            <text:p>-8.086822166</text:p>
          </table:table-cell>
          <table:table-cell table:formula="of:=([.L64]-[.L63])/([.K64]-[.K63])" office:value-type="float" office:value="4.69049223115639" calcext:value-type="float">
            <text:p>4.69</text:p>
          </table:table-cell>
          <table:table-cell table:formula="of:=([.M64]-[.M63])/([.K64]-[.K63])" office:value-type="float" office:value="4.81062857618728" calcext:value-type="float">
            <text:p>4.81</text:p>
          </table:table-cell>
          <table:table-cell table:formula="of:=([.N64]-[.N63])/([.K64]-[.K63])" office:value-type="float" office:value="4.48990276567368" calcext:value-type="float">
            <text:p>4.49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2454252" calcext:value-type="float">
            <text:p>2.454252E-007</text:p>
          </table:table-cell>
          <table:table-cell office:value-type="float" office:value="0.0000000003841" calcext:value-type="float">
            <text:p>3.841E-010</text:p>
          </table:table-cell>
          <table:table-cell office:value-type="float" office:value="0.0000000020015" calcext:value-type="float">
            <text:p>0.00000000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554" calcext:value-type="float">
            <text:p>6.7828090896</text:p>
          </table:table-cell>
          <table:table-cell table:formula="of:=LOG([.E65];10)" office:value-type="float" office:value="-2.40654018042853" calcext:value-type="float">
            <text:p>-2.4065401804</text:p>
          </table:table-cell>
          <table:table-cell table:formula="of:=LOG([.F65];10)" office:value-type="float" office:value="-6.61008084642134" calcext:value-type="float">
            <text:p>-6.6100808464</text:p>
          </table:table-cell>
          <table:table-cell table:formula="of:=LOG([.G65];10)" office:value-type="float" office:value="-9.41555569283482" calcext:value-type="float">
            <text:p>-9.4155556928</text:p>
          </table:table-cell>
          <table:table-cell table:formula="of:=LOG([.H65];10)" office:value-type="float" office:value="-8.69864440555888" calcext:value-type="float">
            <text:p>-8.6986444056</text:p>
          </table:table-cell>
          <table:table-cell table:formula="of:=([.L65]-[.L64])/([.K65]-[.K64])" office:value-type="float" office:value="4.84035286101833" calcext:value-type="float">
            <text:p>4.84</text:p>
          </table:table-cell>
          <table:table-cell table:formula="of:=([.M65]-[.M64])/([.K65]-[.K64])" office:value-type="float" office:value="4.97138512012032" calcext:value-type="float">
            <text:p>4.97</text:p>
          </table:table-cell>
          <table:table-cell table:formula="of:=([.N65]-[.N64])/([.K65]-[.K64])" office:value-type="float" office:value="5.25144200793513" calcext:value-type="float">
            <text:p>5.2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773524872" calcext:value-type="float">
            <text:p>0.0001773525</text:p>
          </table:table-cell>
          <table:table-cell office:value-type="float" office:value="0.0000019554359" calcext:value-type="float">
            <text:p>1.9554359E-006</text:p>
          </table:table-cell>
          <table:table-cell office:value-type="float" office:value="0.0000009941338" calcext:value-type="float">
            <text:p>9.941338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100816863" calcext:value-type="float">
            <text:p>6.7828100817</text:p>
          </table:table-cell>
          <table:table-cell table:formula="of:=LOG([.E67];10)" office:value-type="float" office:value="-1.68124123737628" calcext:value-type="float">
            <text:p>-1.6812412374</text:p>
          </table:table-cell>
          <table:table-cell table:formula="of:=LOG([.F67];10)" office:value-type="float" office:value="-3.75116271658216" calcext:value-type="float">
            <text:p>-3.7511627166</text:p>
          </table:table-cell>
          <table:table-cell table:formula="of:=LOG([.G67];10)" office:value-type="float" office:value="-5.7087564158318" calcext:value-type="float">
            <text:p>-5.7087564158</text:p>
          </table:table-cell>
          <table:table-cell table:formula="of:=LOG([.H67];10)" office:value-type="float" office:value="-6.00255516017905" calcext:value-type="float">
            <text:p>-6.0025551602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261347441" calcext:value-type="float">
            <text:p>2.61347441E-005</text:p>
          </table:table-cell>
          <table:table-cell office:value-type="float" office:value="0.0000004203534" calcext:value-type="float">
            <text:p>4.203534E-007</text:p>
          </table:table-cell>
          <table:table-cell office:value-type="float" office:value="0.0000008955204" calcext:value-type="float">
            <text:p>8.955204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9830729" calcext:value-type="float">
            <text:p>6.7828099831</text:p>
          </table:table-cell>
          <table:table-cell table:formula="of:=LOG([.E68];10)" office:value-type="float" office:value="-1.8195439355423" calcext:value-type="float">
            <text:p>-1.8195439355</text:p>
          </table:table-cell>
          <table:table-cell table:formula="of:=LOG([.F68];10)" office:value-type="float" office:value="-4.5827817479673" calcext:value-type="float">
            <text:p>-4.582781748</text:p>
          </table:table-cell>
          <table:table-cell table:formula="of:=LOG([.G68];10)" office:value-type="float" office:value="-6.37638543547112" calcext:value-type="float">
            <text:p>-6.3763854355</text:p>
          </table:table-cell>
          <table:table-cell table:formula="of:=LOG([.H68];10)" office:value-type="float" office:value="-6.047924516452" calcext:value-type="float">
            <text:p>-6.0479245165</text:p>
          </table:table-cell>
          <table:table-cell table:formula="of:=([.L68]-[.L67])/([.K68]-[.K67])" office:value-type="float" office:value="6.01303548240866" calcext:value-type="float">
            <text:p>6.01</text:p>
          </table:table-cell>
          <table:table-cell table:formula="of:=([.M68]-[.M67])/([.K68]-[.K67])" office:value-type="float" office:value="4.82730292678661" calcext:value-type="float">
            <text:p>4.83</text:p>
          </table:table-cell>
          <table:table-cell table:formula="of:=([.N68]-[.N67])/([.K68]-[.K67])" office:value-type="float" office:value="0.32804389845305" calcext:value-type="float">
            <text:p>0.3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26317879" calcext:value-type="float">
            <text:p>2.6317879E-006</text:p>
          </table:table-cell>
          <table:table-cell office:value-type="float" office:value="0.0000000560049" calcext:value-type="float">
            <text:p>0.000000056</text:p>
          </table:table-cell>
          <table:table-cell office:value-type="float" office:value="0.0000001335612" calcext:value-type="float">
            <text:p>1.335612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211137" calcext:value-type="float">
            <text:p>6.7828092211</text:p>
          </table:table-cell>
          <table:table-cell table:formula="of:=LOG([.E69];10)" office:value-type="float" office:value="-1.98227123303818" calcext:value-type="float">
            <text:p>-1.982271233</text:p>
          </table:table-cell>
          <table:table-cell table:formula="of:=LOG([.F69];10)" office:value-type="float" office:value="-5.57974911413533" calcext:value-type="float">
            <text:p>-5.5797491141</text:p>
          </table:table-cell>
          <table:table-cell table:formula="of:=LOG([.G69];10)" office:value-type="float" office:value="-7.25177397388907" calcext:value-type="float">
            <text:p>-7.2517739739</text:p>
          </table:table-cell>
          <table:table-cell table:formula="of:=LOG([.H69];10)" office:value-type="float" office:value="-6.87431968761829" calcext:value-type="float">
            <text:p>-6.8743196876</text:p>
          </table:table-cell>
          <table:table-cell table:formula="of:=([.L69]-[.L68])/([.K69]-[.K68])" office:value-type="float" office:value="6.12661416682898" calcext:value-type="float">
            <text:p>6.13</text:p>
          </table:table-cell>
          <table:table-cell table:formula="of:=([.M69]-[.M68])/([.K69]-[.K68])" office:value-type="float" office:value="5.37948181951551" calcext:value-type="float">
            <text:p>5.38</text:p>
          </table:table-cell>
          <table:table-cell table:formula="of:=([.N69]-[.N68])/([.K69]-[.K68])" office:value-type="float" office:value="5.07840530681233" calcext:value-type="float">
            <text:p>5.08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4995788" calcext:value-type="float">
            <text:p>4.995788E-007</text:p>
          </table:table-cell>
          <table:table-cell office:value-type="float" office:value="0.0000000116443" calcext:value-type="float">
            <text:p>1.16443E-008</text:p>
          </table:table-cell>
          <table:table-cell office:value-type="float" office:value="0.0000000288623" calcext:value-type="float">
            <text:p>2.88623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164148" calcext:value-type="float">
            <text:p>6.7828091164</text:p>
          </table:table-cell>
          <table:table-cell table:formula="of:=LOG([.E70];10)" office:value-type="float" office:value="-2.100370545118" calcext:value-type="float">
            <text:p>-2.1003705451</text:p>
          </table:table-cell>
          <table:table-cell table:formula="of:=LOG([.F70];10)" office:value-type="float" office:value="-6.30139599951801" calcext:value-type="float">
            <text:p>-6.3013959995</text:p>
          </table:table-cell>
          <table:table-cell table:formula="of:=LOG([.G70];10)" office:value-type="float" office:value="-7.93388661406574" calcext:value-type="float">
            <text:p>-7.9338866141</text:p>
          </table:table-cell>
          <table:table-cell table:formula="of:=LOG([.H70];10)" office:value-type="float" office:value="-7.53966906348827" calcext:value-type="float">
            <text:p>-7.5396690635</text:p>
          </table:table-cell>
          <table:table-cell table:formula="of:=([.L70]-[.L69])/([.K70]-[.K69])" office:value-type="float" office:value="6.11050879699412" calcext:value-type="float">
            <text:p>6.11</text:p>
          </table:table-cell>
          <table:table-cell table:formula="of:=([.M70]-[.M69])/([.K70]-[.K69])" office:value-type="float" office:value="5.77575455914307" calcext:value-type="float">
            <text:p>5.78</text:p>
          </table:table-cell>
          <table:table-cell table:formula="of:=([.N70]-[.N69])/([.K70]-[.K69])" office:value-type="float" office:value="5.63381245963825" calcext:value-type="float">
            <text:p>5.63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386987" calcext:value-type="float">
            <text:p>3.86987E-008</text:p>
          </table:table-cell>
          <table:table-cell office:value-type="float" office:value="0.000000000881" calcext:value-type="float">
            <text:p>8.81E-010</text:p>
          </table:table-cell>
          <table:table-cell office:value-type="float" office:value="0.0000000022792" calcext:value-type="float">
            <text:p>2.2792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8318" calcext:value-type="float">
            <text:p>6.7828090898</text:p>
          </table:table-cell>
          <table:table-cell table:formula="of:=LOG([.E71];10)" office:value-type="float" office:value="-2.28330122870633" calcext:value-type="float">
            <text:p>-2.2833012287</text:p>
          </table:table-cell>
          <table:table-cell table:formula="of:=LOG([.F71];10)" office:value-type="float" office:value="-7.41230362392965" calcext:value-type="float">
            <text:p>-7.4123036239</text:p>
          </table:table-cell>
          <table:table-cell table:formula="of:=LOG([.G71];10)" office:value-type="float" office:value="-9.05502409158795" calcext:value-type="float">
            <text:p>-9.0550240916</text:p>
          </table:table-cell>
          <table:table-cell table:formula="of:=LOG([.H71];10)" office:value-type="float" office:value="-8.64221756376858" calcext:value-type="float">
            <text:p>-8.6422175638</text:p>
          </table:table-cell>
          <table:table-cell table:formula="of:=([.L71]-[.L70])/([.K71]-[.K70])" office:value-type="float" office:value="6.0728337237925" calcext:value-type="float">
            <text:p>6.07</text:p>
          </table:table-cell>
          <table:table-cell table:formula="of:=([.M71]-[.M70])/([.K71]-[.K70])" office:value-type="float" office:value="6.12875574250421" calcext:value-type="float">
            <text:p>6.13</text:p>
          </table:table-cell>
          <table:table-cell table:formula="of:=([.N71]-[.N70])/([.K71]-[.K70])" office:value-type="float" office:value="6.02713814136007" calcext:value-type="float">
            <text:p>6.0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64861" calcext:value-type="float">
            <text:p>6.4861E-009</text:p>
          </table:table-cell>
          <table:table-cell office:value-type="float" office:value="0.0000000001312" calcext:value-type="float">
            <text:p>1.312E-010</text:p>
          </table:table-cell>
          <table:table-cell office:value-type="float" office:value="0.0000000003493" calcext:value-type="float">
            <text:p>3.493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79018" calcext:value-type="float">
            <text:p>6.7828090879</text:p>
          </table:table-cell>
          <table:table-cell table:formula="of:=LOG([.E72];10)" office:value-type="float" office:value="-2.41161970596861" calcext:value-type="float">
            <text:p>-2.411619706</text:p>
          </table:table-cell>
          <table:table-cell table:formula="of:=LOG([.F72];10)" office:value-type="float" office:value="-8.18801635983921" calcext:value-type="float">
            <text:p>-8.1880163598</text:p>
          </table:table-cell>
          <table:table-cell table:formula="of:=LOG([.G72];10)" office:value-type="float" office:value="-9.88206616496036" calcext:value-type="float">
            <text:p>-9.882066165</text:p>
          </table:table-cell>
          <table:table-cell table:formula="of:=LOG([.H72];10)" office:value-type="float" office:value="-9.45680141436235" calcext:value-type="float">
            <text:p>-9.4568014144</text:p>
          </table:table-cell>
          <table:table-cell table:formula="of:=([.L72]-[.L71])/([.K72]-[.K71])" office:value-type="float" office:value="6.0452146289422" calcext:value-type="float">
            <text:p>6.05</text:p>
          </table:table-cell>
          <table:table-cell table:formula="of:=([.M72]-[.M71])/([.K72]-[.K71])" office:value-type="float" office:value="6.44522979868216" calcext:value-type="float">
            <text:p>6.45</text:p>
          </table:table-cell>
          <table:table-cell table:formula="of:=([.N72]-[.N71])/([.K72]-[.K71])" office:value-type="float" office:value="6.34814149897323" calcext:value-type="float">
            <text:p>6.35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4855044124452" calcext:value-type="float">
            <text:p>0.4855044124</text:p>
          </table:table-cell>
          <table:table-cell office:value-type="float" office:value="0.084662020884" calcext:value-type="float">
            <text:p>0.0846620209</text:p>
          </table:table-cell>
          <table:table-cell office:value-type="float" office:value="0.5932123953276" calcext:value-type="float">
            <text:p>0.5932123953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1895966922249" calcext:value-type="float">
            <text:p>6.1895966922</text:p>
          </table:table-cell>
          <table:table-cell table:formula="of:=LOG([.E76];10)" office:value-type="float" office:value="-1.68124123737628" calcext:value-type="float">
            <text:p>-1.6812412374</text:p>
          </table:table-cell>
          <table:table-cell table:formula="of:=LOG([.F76];10)" office:value-type="float" office:value="-0.313806818707791" calcext:value-type="float">
            <text:p>-0.3138068187</text:p>
          </table:table-cell>
          <table:table-cell table:formula="of:=LOG([.G76];10)" office:value-type="float" office:value="-1.07231136912099" calcext:value-type="float">
            <text:p>-1.0723113691</text:p>
          </table:table-cell>
          <table:table-cell table:formula="of:=LOG([.H76];10)" office:value-type="float" office:value="-0.226789782852462" calcext:value-type="float">
            <text:p>-0.2267897829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SIMPLE+central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91529233043" calcext:value-type="float">
            <text:p>0.2591529233</text:p>
          </table:table-cell>
          <table:table-cell office:value-type="float" office:value="0.0446824222547" calcext:value-type="float">
            <text:p>0.0446824223</text:p>
          </table:table-cell>
          <table:table-cell office:value-type="float" office:value="0.410240937914" calcext:value-type="float">
            <text:p>0.410240937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3725681496385" calcext:value-type="float">
            <text:p>6.3725681496</text:p>
          </table:table-cell>
          <table:table-cell table:formula="of:=LOG([.E77];10)" office:value-type="float" office:value="-1.80617997398389" calcext:value-type="float">
            <text:p>-1.806179974</text:p>
          </table:table-cell>
          <table:table-cell table:formula="of:=LOG([.F77];10)" office:value-type="float" office:value="-0.586443887855645" calcext:value-type="float">
            <text:p>-0.5864438879</text:p>
          </table:table-cell>
          <table:table-cell table:formula="of:=LOG([.G77];10)" office:value-type="float" office:value="-1.34986329161427" calcext:value-type="float">
            <text:p>-1.3498632916</text:p>
          </table:table-cell>
          <table:table-cell table:formula="of:=LOG([.H77];10)" office:value-type="float" office:value="-0.386961003589707" calcext:value-type="float">
            <text:p>-0.3869610036</text:p>
          </table:table-cell>
          <table:table-cell table:formula="of:=([.L77]-[.L76])/([.K77]-[.K76])" office:value-type="float" office:value="2.18216604834196" calcext:value-type="float">
            <text:p>2.18</text:p>
          </table:table-cell>
          <table:table-cell table:formula="of:=([.M77]-[.M76])/([.K77]-[.K76])" office:value-type="float" office:value="2.22150415499231" calcext:value-type="float">
            <text:p>2.22</text:p>
          </table:table-cell>
          <table:table-cell table:formula="of:=([.N77]-[.N76])/([.K77]-[.K76])" office:value-type="float" office:value="1.28199808231049" calcext:value-type="float">
            <text:p>1.28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894245031566" calcext:value-type="float">
            <text:p>0.0894245032</text:p>
          </table:table-cell>
          <table:table-cell office:value-type="float" office:value="0.0146556379495" calcext:value-type="float">
            <text:p>0.0146556379</text:p>
          </table:table-cell>
          <table:table-cell office:value-type="float" office:value="0.1994954129425" calcext:value-type="float">
            <text:p>0.199495412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58331367461" calcext:value-type="float">
            <text:p>6.5833136746</text:p>
          </table:table-cell>
          <table:table-cell table:formula="of:=LOG([.E78];10)" office:value-type="float" office:value="-1.98227123303818" calcext:value-type="float">
            <text:p>-1.982271233</text:p>
          </table:table-cell>
          <table:table-cell table:formula="of:=LOG([.F78];10)" office:value-type="float" office:value="-1.04854346411661" calcext:value-type="float">
            <text:p>-1.0485434641</text:p>
          </table:table-cell>
          <table:table-cell table:formula="of:=LOG([.G78];10)" office:value-type="float" office:value="-1.83399527228406" calcext:value-type="float">
            <text:p>-1.8339952723</text:p>
          </table:table-cell>
          <table:table-cell table:formula="of:=LOG([.H78];10)" office:value-type="float" office:value="-0.700067085724918" calcext:value-type="float">
            <text:p>-0.7000670857</text:p>
          </table:table-cell>
          <table:table-cell table:formula="of:=([.L78]-[.L77])/([.K78]-[.K77])" office:value-type="float" office:value="2.62420507833664" calcext:value-type="float">
            <text:p>2.62</text:p>
          </table:table-cell>
          <table:table-cell table:formula="of:=([.M78]-[.M77])/([.K78]-[.K77])" office:value-type="float" office:value="2.7493243177989" calcext:value-type="float">
            <text:p>2.75</text:p>
          </table:table-cell>
          <table:table-cell table:formula="of:=([.N78]-[.N77])/([.K78]-[.K77])" office:value-type="float" office:value="1.77808985986451" calcext:value-type="float">
            <text:p>1.7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61852907174" calcext:value-type="float">
            <text:p>0.0361852907</text:p>
          </table:table-cell>
          <table:table-cell office:value-type="float" office:value="0.0055112418093" calcext:value-type="float">
            <text:p>0.0055112418</text:p>
          </table:table-cell>
          <table:table-cell office:value-type="float" office:value="0.0870249402047" calcext:value-type="float">
            <text:p>0.087024940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6957841473478" calcext:value-type="float">
            <text:p>6.6957841473</text:p>
          </table:table-cell>
          <table:table-cell table:formula="of:=LOG([.E79];10)" office:value-type="float" office:value="-2.10720996964787" calcext:value-type="float">
            <text:p>-2.1072099696</text:p>
          </table:table-cell>
          <table:table-cell table:formula="of:=LOG([.F79];10)" office:value-type="float" office:value="-1.44146793384474" calcext:value-type="float">
            <text:p>-1.4414679338</text:p>
          </table:table-cell>
          <table:table-cell table:formula="of:=LOG([.G79];10)" office:value-type="float" office:value="-2.25875053360512" calcext:value-type="float">
            <text:p>-2.2587505336</text:p>
          </table:table-cell>
          <table:table-cell table:formula="of:=LOG([.H79];10)" office:value-type="float" office:value="-1.06035626644962" calcext:value-type="float">
            <text:p>-1.0603562664</text:p>
          </table:table-cell>
          <table:table-cell table:formula="of:=([.L79]-[.L78])/([.K79]-[.K78])" office:value-type="float" office:value="3.14493711390434" calcext:value-type="float">
            <text:p>3.14</text:p>
          </table:table-cell>
          <table:table-cell table:formula="of:=([.M79]-[.M78])/([.K79]-[.K78])" office:value-type="float" office:value="3.39970831182647" calcext:value-type="float">
            <text:p>3.40</text:p>
          </table:table-cell>
          <table:table-cell table:formula="of:=([.N79]-[.N78])/([.K79]-[.K78])" office:value-type="float" office:value="2.88372678083223" calcext:value-type="float">
            <text:p>2.88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9383392202" calcext:value-type="float">
            <text:p>0.0093833922</text:p>
          </table:table-cell>
          <table:table-cell office:value-type="float" office:value="0.0011843392087" calcext:value-type="float">
            <text:p>0.0011843392</text:p>
          </table:table-cell>
          <table:table-cell office:value-type="float" office:value="0.0201006819962" calcext:value-type="float">
            <text:p>0.02010068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627084055563" calcext:value-type="float">
            <text:p>6.7627084056</text:p>
          </table:table-cell>
          <table:table-cell table:formula="of:=LOG([.E80];10)" office:value-type="float" office:value="-2.28330122870633" calcext:value-type="float">
            <text:p>-2.2833012287</text:p>
          </table:table-cell>
          <table:table-cell table:formula="of:=LOG([.F80];10)" office:value-type="float" office:value="-2.0276401308868" calcext:value-type="float">
            <text:p>-2.0276401309</text:p>
          </table:table-cell>
          <table:table-cell table:formula="of:=LOG([.G80];10)" office:value-type="float" office:value="-2.92652389274146" calcext:value-type="float">
            <text:p>-2.9265238927</text:p>
          </table:table-cell>
          <table:table-cell table:formula="of:=LOG([.H80];10)" office:value-type="float" office:value="-1.69678920714859" calcext:value-type="float">
            <text:p>-1.6967892071</text:p>
          </table:table-cell>
          <table:table-cell table:formula="of:=([.L80]-[.L79])/([.K80]-[.K79])" office:value-type="float" office:value="3.32879780732021" calcext:value-type="float">
            <text:p>3.33</text:p>
          </table:table-cell>
          <table:table-cell table:formula="of:=([.M80]-[.M79])/([.K80]-[.K79])" office:value-type="float" office:value="3.79220049142041" calcext:value-type="float">
            <text:p>3.79</text:p>
          </table:table-cell>
          <table:table-cell table:formula="of:=([.N80]-[.N79])/([.K80]-[.K79])" office:value-type="float" office:value="3.61422221694531" calcext:value-type="float">
            <text:p>3.61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37514173383" calcext:value-type="float">
            <text:p>0.0037514173</text:p>
          </table:table-cell>
          <table:table-cell office:value-type="float" office:value="0.0003809120154" calcext:value-type="float">
            <text:p>0.000380912</text:p>
          </table:table-cell>
          <table:table-cell office:value-type="float" office:value="0.0065508938833" calcext:value-type="float">
            <text:p>0.006550893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62581936692" calcext:value-type="float">
            <text:p>6.7762581937</text:p>
          </table:table-cell>
          <table:table-cell table:formula="of:=LOG([.E81];10)" office:value-type="float" office:value="-2.40823996531185" calcext:value-type="float">
            <text:p>-2.4082399653</text:p>
          </table:table-cell>
          <table:table-cell table:formula="of:=LOG([.F81];10)" office:value-type="float" office:value="-2.42580461869687" calcext:value-type="float">
            <text:p>-2.4258046187</text:p>
          </table:table-cell>
          <table:table-cell table:formula="of:=LOG([.G81];10)" office:value-type="float" office:value="-3.41917532783888" calcext:value-type="float">
            <text:p>-3.4191753278</text:p>
          </table:table-cell>
          <table:table-cell table:formula="of:=LOG([.H81];10)" office:value-type="float" office:value="-2.18369943556585" calcext:value-type="float">
            <text:p>-2.1836994356</text:p>
          </table:table-cell>
          <table:table-cell table:formula="of:=([.L81]-[.L80])/([.K81]-[.K80])" office:value-type="float" office:value="3.18687781410204" calcext:value-type="float">
            <text:p>3.19</text:p>
          </table:table-cell>
          <table:table-cell table:formula="of:=([.M81]-[.M80])/([.K81]-[.K80])" office:value-type="float" office:value="3.9431440438918" calcext:value-type="float">
            <text:p>3.94</text:p>
          </table:table-cell>
          <table:table-cell table:formula="of:=([.N81]-[.N80])/([.K81]-[.K80])" office:value-type="float" office:value="3.89719186896076" calcext:value-type="float">
            <text:p>3.9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56991925138" calcext:value-type="float">
            <text:p>0.0156991925</text:p>
          </table:table-cell>
          <table:table-cell office:value-type="float" office:value="0.0013015086038" calcext:value-type="float">
            <text:p>0.0013015086</text:p>
          </table:table-cell>
          <table:table-cell office:value-type="float" office:value="0.0073089203073" calcext:value-type="float">
            <text:p>0.0073089203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55001672452" calcext:value-type="float">
            <text:p>6.7755001672</text:p>
          </table:table-cell>
          <table:table-cell table:formula="of:=LOG([.E83];10)" office:value-type="float" office:value="-1.68124123737628" calcext:value-type="float">
            <text:p>-1.6812412374</text:p>
          </table:table-cell>
          <table:table-cell table:formula="of:=LOG([.F83];10)" office:value-type="float" office:value="-1.80412268490411" calcext:value-type="float">
            <text:p>-1.8041226849</text:p>
          </table:table-cell>
          <table:table-cell table:formula="of:=LOG([.G83];10)" office:value-type="float" office:value="-2.8855529565824" calcext:value-type="float">
            <text:p>-2.8855529566</text:p>
          </table:table-cell>
          <table:table-cell table:formula="of:=LOG([.H83];10)" office:value-type="float" office:value="-2.13614677341341" calcext:value-type="float">
            <text:p>-2.136146773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57132743331" calcext:value-type="float">
            <text:p>0.0057132743</text:p>
          </table:table-cell>
          <table:table-cell office:value-type="float" office:value="0.000250865102" calcext:value-type="float">
            <text:p>0.0002508651</text:p>
          </table:table-cell>
          <table:table-cell office:value-type="float" office:value="0.0020689531805" calcext:value-type="float">
            <text:p>0.002068953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0740134372" calcext:value-type="float">
            <text:p>6.7807401344</text:p>
          </table:table-cell>
          <table:table-cell table:formula="of:=LOG([.E84];10)" office:value-type="float" office:value="-1.79934054945402" calcext:value-type="float">
            <text:p>-1.7993405495</text:p>
          </table:table-cell>
          <table:table-cell table:formula="of:=LOG([.F84];10)" office:value-type="float" office:value="-2.24311492201137" calcext:value-type="float">
            <text:p>-2.243114922</text:p>
          </table:table-cell>
          <table:table-cell table:formula="of:=LOG([.G84];10)" office:value-type="float" office:value="-3.60055974945845" calcext:value-type="float">
            <text:p>-3.6005597495</text:p>
          </table:table-cell>
          <table:table-cell table:formula="of:=LOG([.H84];10)" office:value-type="float" office:value="-2.68424933711607" calcext:value-type="float">
            <text:p>-2.6842493371</text:p>
          </table:table-cell>
          <table:table-cell table:formula="of:=([.L84]-[.L83])/([.K84]-[.K83])" office:value-type="float" office:value="3.71714474355547" calcext:value-type="float">
            <text:p>3.72</text:p>
          </table:table-cell>
          <table:table-cell table:formula="of:=([.M84]-[.M83])/([.K84]-[.K83])" office:value-type="float" office:value="6.05428414693418" calcext:value-type="float">
            <text:p>6.05</text:p>
          </table:table-cell>
          <table:table-cell table:formula="of:=([.N84]-[.N83])/([.K84]-[.K83])" office:value-type="float" office:value="4.64103095995939" calcext:value-type="float">
            <text:p>4.6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4996665017" calcext:value-type="float">
            <text:p>0.0014996665</text:p>
          </table:table-cell>
          <table:table-cell office:value-type="float" office:value="0.0000237106651" calcext:value-type="float">
            <text:p>2.37106651E-005</text:p>
          </table:table-cell>
          <table:table-cell office:value-type="float" office:value="0.0003527294251" calcext:value-type="float">
            <text:p>0.0003527294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4563581274" calcext:value-type="float">
            <text:p>6.7824563581</text:p>
          </table:table-cell>
          <table:table-cell table:formula="of:=LOG([.E85];10)" office:value-type="float" office:value="-1.98227123303818" calcext:value-type="float">
            <text:p>-1.982271233</text:p>
          </table:table-cell>
          <table:table-cell table:formula="of:=LOG([.F85];10)" office:value-type="float" office:value="-2.82400530932746" calcext:value-type="float">
            <text:p>-2.8240053093</text:p>
          </table:table-cell>
          <table:table-cell table:formula="of:=LOG([.G85];10)" office:value-type="float" office:value="-4.62505626360053" calcext:value-type="float">
            <text:p>-4.6250562636</text:p>
          </table:table-cell>
          <table:table-cell table:formula="of:=LOG([.H85];10)" office:value-type="float" office:value="-3.45255830946912" calcext:value-type="float">
            <text:p>-3.4525583095</text:p>
          </table:table-cell>
          <table:table-cell table:formula="of:=([.L85]-[.L84])/([.K85]-[.K84])" office:value-type="float" office:value="3.1754672094079" calcext:value-type="float">
            <text:p>3.18</text:p>
          </table:table-cell>
          <table:table-cell table:formula="of:=([.M85]-[.M84])/([.K85]-[.K84])" office:value-type="float" office:value="5.60046294076589" calcext:value-type="float">
            <text:p>5.60</text:p>
          </table:table-cell>
          <table:table-cell table:formula="of:=([.N85]-[.N84])/([.K85]-[.K84])" office:value-type="float" office:value="4.20000055375926" calcext:value-type="float">
            <text:p>4.20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6200157095" calcext:value-type="float">
            <text:p>0.0006200157</text:p>
          </table:table-cell>
          <table:table-cell office:value-type="float" office:value="0.0000053324776" calcext:value-type="float">
            <text:p>5.3324776E-006</text:p>
          </table:table-cell>
          <table:table-cell office:value-type="float" office:value="0.0001076218557" calcext:value-type="float">
            <text:p>0.000107621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014656968" calcext:value-type="float">
            <text:p>6.7827014657</text:p>
          </table:table-cell>
          <table:table-cell table:formula="of:=LOG([.E86];10)" office:value-type="float" office:value="-2.11058971029903" calcext:value-type="float">
            <text:p>-2.1105897103</text:p>
          </table:table-cell>
          <table:table-cell table:formula="of:=LOG([.F86];10)" office:value-type="float" office:value="-3.2075973065296" calcext:value-type="float">
            <text:p>-3.2075973065</text:p>
          </table:table-cell>
          <table:table-cell table:formula="of:=LOG([.G86];10)" office:value-type="float" office:value="-5.27307096020424" calcext:value-type="float">
            <text:p>-5.2730709602</text:p>
          </table:table-cell>
          <table:table-cell table:formula="of:=LOG([.H86];10)" office:value-type="float" office:value="-3.96809952378068" calcext:value-type="float">
            <text:p>-3.9680995238</text:p>
          </table:table-cell>
          <table:table-cell table:formula="of:=([.L86]-[.L85])/([.K86]-[.K85])" office:value-type="float" office:value="2.98937460442548" calcext:value-type="float">
            <text:p>2.99</text:p>
          </table:table-cell>
          <table:table-cell table:formula="of:=([.M86]-[.M85])/([.K86]-[.K85])" office:value-type="float" office:value="5.05004977020099" calcext:value-type="float">
            <text:p>5.05</text:p>
          </table:table-cell>
          <table:table-cell table:formula="of:=([.N86]-[.N85])/([.K86]-[.K85])" office:value-type="float" office:value="4.01766935921115" calcext:value-type="float">
            <text:p>4.02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95036585" calcext:value-type="float">
            <text:p>0.0001950366</text:p>
          </table:table-cell>
          <table:table-cell office:value-type="float" office:value="0.0000007575647" calcext:value-type="float">
            <text:p>7.575647E-007</text:p>
          </table:table-cell>
          <table:table-cell office:value-type="float" office:value="0.0000226193777" calcext:value-type="float">
            <text:p>2.26193777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864681748" calcext:value-type="float">
            <text:p>6.7827864682</text:p>
          </table:table-cell>
          <table:table-cell table:formula="of:=LOG([.E87];10)" office:value-type="float" office:value="-2.28330122870633" calcext:value-type="float">
            <text:p>-2.2833012287</text:p>
          </table:table-cell>
          <table:table-cell table:formula="of:=LOG([.F87];10)" office:value-type="float" office:value="-3.70988391595375" calcext:value-type="float">
            <text:p>-3.709883916</text:p>
          </table:table-cell>
          <table:table-cell table:formula="of:=LOG([.G87];10)" office:value-type="float" office:value="-6.12058027021437" calcext:value-type="float">
            <text:p>-6.1205802702</text:p>
          </table:table-cell>
          <table:table-cell table:formula="of:=LOG([.H87];10)" office:value-type="float" office:value="-4.64551934747306" calcext:value-type="float">
            <text:p>-4.6455193475</text:p>
          </table:table-cell>
          <table:table-cell table:formula="of:=([.L87]-[.L86])/([.K87]-[.K86])" office:value-type="float" office:value="2.9082403655304" calcext:value-type="float">
            <text:p>2.91</text:p>
          </table:table-cell>
          <table:table-cell table:formula="of:=([.M87]-[.M86])/([.K87]-[.K86])" office:value-type="float" office:value="4.90708041840898" calcext:value-type="float">
            <text:p>4.91</text:p>
          </table:table-cell>
          <table:table-cell table:formula="of:=([.N87]-[.N86])/([.K87]-[.K86])" office:value-type="float" office:value="3.9222619888898" calcext:value-type="float">
            <text:p>3.92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864099214" calcext:value-type="float">
            <text:p>8.64099214E-005</text:p>
          </table:table-cell>
          <table:table-cell office:value-type="float" office:value="0.0000001647037" calcext:value-type="float">
            <text:p>1.647037E-007</text:p>
          </table:table-cell>
          <table:table-cell office:value-type="float" office:value="0.0000075799109" calcext:value-type="float">
            <text:p>7.5799109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15076416" calcext:value-type="float">
            <text:p>6.7828015076</text:p>
          </table:table-cell>
          <table:table-cell table:formula="of:=LOG([.E88];10)" office:value-type="float" office:value="-2.40654018042853" calcext:value-type="float">
            <text:p>-2.4065401804</text:p>
          </table:table-cell>
          <table:table-cell table:formula="of:=LOG([.F88];10)" office:value-type="float" office:value="-4.06343638990653" calcext:value-type="float">
            <text:p>-4.0634363899</text:p>
          </table:table-cell>
          <table:table-cell table:formula="of:=LOG([.G88];10)" office:value-type="float" office:value="-6.78329664447606" calcext:value-type="float">
            <text:p>-6.7832966445</text:p>
          </table:table-cell>
          <table:table-cell table:formula="of:=LOG([.H88];10)" office:value-type="float" office:value="-5.12033589936343" calcext:value-type="float">
            <text:p>-5.1203358994</text:p>
          </table:table-cell>
          <table:table-cell table:formula="of:=([.L88]-[.L87])/([.K88]-[.K87])" office:value-type="float" office:value="2.86883707636327" calcext:value-type="float">
            <text:p>2.87</text:p>
          </table:table-cell>
          <table:table-cell table:formula="of:=([.M88]-[.M87])/([.K88]-[.K87])" office:value-type="float" office:value="5.37749116655563" calcext:value-type="float">
            <text:p>5.38</text:p>
          </table:table-cell>
          <table:table-cell table:formula="of:=([.N88]-[.N87])/([.K88]-[.K87])" office:value-type="float" office:value="3.8528123231743" calcext:value-type="float">
            <text:p>3.8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38195582456" calcext:value-type="float">
            <text:p>0.0038195582</text:p>
          </table:table-cell>
          <table:table-cell office:value-type="float" office:value="0.0000877190397" calcext:value-type="float">
            <text:p>0.000087719</text:p>
          </table:table-cell>
          <table:table-cell office:value-type="float" office:value="0.0006826085376" calcext:value-type="float">
            <text:p>0.000682608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1264790149" calcext:value-type="float">
            <text:p>6.782126479</text:p>
          </table:table-cell>
          <table:table-cell table:formula="of:=LOG([.E90];10)" office:value-type="float" office:value="-1.68124123737628" calcext:value-type="float">
            <text:p>-1.6812412374</text:p>
          </table:table-cell>
          <table:table-cell table:formula="of:=LOG([.F90];10)" office:value-type="float" office:value="-2.41798686289777" calcext:value-type="float">
            <text:p>-2.4179868629</text:p>
          </table:table-cell>
          <table:table-cell table:formula="of:=LOG([.G90];10)" office:value-type="float" office:value="-4.0569061313866" calcext:value-type="float">
            <text:p>-4.0569061314</text:p>
          </table:table-cell>
          <table:table-cell table:formula="of:=LOG([.H90];10)" office:value-type="float" office:value="-3.16582828416552" calcext:value-type="float">
            <text:p>-3.1658282842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1460398017" calcext:value-type="float">
            <text:p>0.001460398</text:p>
          </table:table-cell>
          <table:table-cell office:value-type="float" office:value="0.00001548674" calcext:value-type="float">
            <text:p>1.548674E-005</text:p>
          </table:table-cell>
          <table:table-cell office:value-type="float" office:value="0.0001729156807" calcext:value-type="float">
            <text:p>0.000172915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6361718718" calcext:value-type="float">
            <text:p>6.7826361719</text:p>
          </table:table-cell>
          <table:table-cell table:formula="of:=LOG([.E91];10)" office:value-type="float" office:value="-1.80617997398389" calcext:value-type="float">
            <text:p>-1.806179974</text:p>
          </table:table-cell>
          <table:table-cell table:formula="of:=LOG([.F91];10)" office:value-type="float" office:value="-2.83552876542824" calcext:value-type="float">
            <text:p>-2.8355287654</text:p>
          </table:table-cell>
          <table:table-cell table:formula="of:=LOG([.G91];10)" office:value-type="float" office:value="-4.81003999276471" calcext:value-type="float">
            <text:p>-4.8100399928</text:p>
          </table:table-cell>
          <table:table-cell table:formula="of:=LOG([.H91];10)" office:value-type="float" office:value="-3.76216562134324" calcext:value-type="float">
            <text:p>-3.7621656213</text:p>
          </table:table-cell>
          <table:table-cell table:formula="of:=([.L91]-[.L90])/([.K91]-[.K90])" office:value-type="float" office:value="3.34197314514105" calcext:value-type="float">
            <text:p>3.34</text:p>
          </table:table-cell>
          <table:table-cell table:formula="of:=([.M91]-[.M90])/([.K91]-[.K90])" office:value-type="float" office:value="6.02802526924433" calcext:value-type="float">
            <text:p>6.03</text:p>
          </table:table-cell>
          <table:table-cell table:formula="of:=([.N91]-[.N90])/([.K91]-[.K90])" office:value-type="float" office:value="4.77303799741979" calcext:value-type="float">
            <text:p>4.77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3476790209" calcext:value-type="float">
            <text:p>0.000347679</text:p>
          </table:table-cell>
          <table:table-cell office:value-type="float" office:value="0.0000008698886" calcext:value-type="float">
            <text:p>8.698886E-007</text:p>
          </table:table-cell>
          <table:table-cell office:value-type="float" office:value="0.0000215022963" calcext:value-type="float">
            <text:p>2.15022963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875852562" calcext:value-type="float">
            <text:p>6.7827875853</text:p>
          </table:table-cell>
          <table:table-cell table:formula="of:=LOG([.E92];10)" office:value-type="float" office:value="-1.98227123303818" calcext:value-type="float">
            <text:p>-1.982271233</text:p>
          </table:table-cell>
          <table:table-cell table:formula="of:=LOG([.F92];10)" office:value-type="float" office:value="-3.4588215140399" calcext:value-type="float">
            <text:p>-3.458821514</text:p>
          </table:table-cell>
          <table:table-cell table:formula="of:=LOG([.G92];10)" office:value-type="float" office:value="-6.06053636060323" calcext:value-type="float">
            <text:p>-6.0605363606</text:p>
          </table:table-cell>
          <table:table-cell table:formula="of:=LOG([.H92];10)" office:value-type="float" office:value="-4.66751515789063" calcext:value-type="float">
            <text:p>-4.6675151579</text:p>
          </table:table-cell>
          <table:table-cell table:formula="of:=([.L92]-[.L91])/([.K92]-[.K91])" office:value-type="float" office:value="3.53960072725411" calcext:value-type="float">
            <text:p>3.54</text:p>
          </table:table-cell>
          <table:table-cell table:formula="of:=([.M92]-[.M91])/([.K92]-[.K91])" office:value-type="float" office:value="7.10141079434826" calcext:value-type="float">
            <text:p>7.10</text:p>
          </table:table-cell>
          <table:table-cell table:formula="of:=([.N92]-[.N91])/([.K92]-[.K91])" office:value-type="float" office:value="5.14136557038444" calcext:value-type="float">
            <text:p>5.1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1089486391" calcext:value-type="float">
            <text:p>0.0001089486</text:p>
          </table:table-cell>
          <table:table-cell office:value-type="float" office:value="0.0000000544049" calcext:value-type="float">
            <text:p>5.44049E-008</text:p>
          </table:table-cell>
          <table:table-cell office:value-type="float" office:value="0.000003668259" calcext:value-type="float">
            <text:p>3.668259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54192935" calcext:value-type="float">
            <text:p>6.7828054193</text:p>
          </table:table-cell>
          <table:table-cell table:formula="of:=LOG([.E93];10)" office:value-type="float" office:value="-2.10720996964787" calcext:value-type="float">
            <text:p>-2.1072099696</text:p>
          </table:table-cell>
          <table:table-cell table:formula="of:=LOG([.F93];10)" office:value-type="float" office:value="-3.9627781902461" calcext:value-type="float">
            <text:p>-3.9627781902</text:p>
          </table:table-cell>
          <table:table-cell table:formula="of:=LOG([.G93];10)" office:value-type="float" office:value="-7.26436198362669" calcext:value-type="float">
            <text:p>-7.2643619836</text:p>
          </table:table-cell>
          <table:table-cell table:formula="of:=LOG([.H93];10)" office:value-type="float" office:value="-5.4355400082529" calcext:value-type="float">
            <text:p>-5.4355400083</text:p>
          </table:table-cell>
          <table:table-cell table:formula="of:=([.L93]-[.L92])/([.K93]-[.K92])" office:value-type="float" office:value="4.03363032059918" calcext:value-type="float">
            <text:p>4.03</text:p>
          </table:table-cell>
          <table:table-cell table:formula="of:=([.M93]-[.M92])/([.K93]-[.K92])" office:value-type="float" office:value="9.63532732673802" calcext:value-type="float">
            <text:p>9.64</text:p>
          </table:table-cell>
          <table:table-cell table:formula="of:=([.N93]-[.N92])/([.K93]-[.K92])" office:value-type="float" office:value="6.14721159508432" calcext:value-type="float">
            <text:p>6.15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79166184" calcext:value-type="float">
            <text:p>1.79166184E-005</text:p>
          </table:table-cell>
          <table:table-cell office:value-type="float" office:value="0.0000000044753" calcext:value-type="float">
            <text:p>4.4753E-009</text:p>
          </table:table-cell>
          <table:table-cell office:value-type="float" office:value="0.0000002079968" calcext:value-type="float">
            <text:p>0.0000002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88795557" calcext:value-type="float">
            <text:p>6.7828088796</text:p>
          </table:table-cell>
          <table:table-cell table:formula="of:=LOG([.E94];10)" office:value-type="float" office:value="-2.28330122870633" calcext:value-type="float">
            <text:p>-2.2833012287</text:p>
          </table:table-cell>
          <table:table-cell table:formula="of:=LOG([.F94];10)" office:value-type="float" office:value="-4.74674395610273" calcext:value-type="float">
            <text:p>-4.7467439561</text:p>
          </table:table-cell>
          <table:table-cell table:formula="of:=LOG([.G94];10)" office:value-type="float" office:value="-8.34917784661007" calcext:value-type="float">
            <text:p>-8.3491778466</text:p>
          </table:table-cell>
          <table:table-cell table:formula="of:=LOG([.H94];10)" office:value-type="float" office:value="-6.6819433465422" calcext:value-type="float">
            <text:p>-6.6819433465</text:p>
          </table:table-cell>
          <table:table-cell table:formula="of:=([.L94]-[.L93])/([.K94]-[.K93])" office:value-type="float" office:value="4.45204248097491" calcext:value-type="float">
            <text:p>4.45</text:p>
          </table:table-cell>
          <table:table-cell table:formula="of:=([.M94]-[.M93])/([.K94]-[.K93])" office:value-type="float" office:value="6.16053215124792" calcext:value-type="float">
            <text:p>6.16</text:p>
          </table:table-cell>
          <table:table-cell table:formula="of:=([.N94]-[.N93])/([.K94]-[.K93])" office:value-type="float" office:value="7.07816699678155" calcext:value-type="float">
            <text:p>7.08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48346301" calcext:value-type="float">
            <text:p>4.8346301E-006</text:p>
          </table:table-cell>
          <table:table-cell office:value-type="float" office:value="0.0000000012437" calcext:value-type="float">
            <text:p>1.2437E-009</text:p>
          </table:table-cell>
          <table:table-cell office:value-type="float" office:value="0.000000024252" calcext:value-type="float">
            <text:p>2.4252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633005" calcext:value-type="float">
            <text:p>6.7828090633</text:p>
          </table:table-cell>
          <table:table-cell table:formula="of:=LOG([.E95];10)" office:value-type="float" office:value="-2.40823996531185" calcext:value-type="float">
            <text:p>-2.4082399653</text:p>
          </table:table-cell>
          <table:table-cell table:formula="of:=LOG([.F95];10)" office:value-type="float" office:value="-5.31563674840088" calcext:value-type="float">
            <text:p>-5.3156367484</text:p>
          </table:table-cell>
          <table:table-cell table:formula="of:=LOG([.G95];10)" office:value-type="float" office:value="-8.90528436567181" calcext:value-type="float">
            <text:p>-8.9052843657</text:p>
          </table:table-cell>
          <table:table-cell table:formula="of:=LOG([.H95];10)" office:value-type="float" office:value="-7.61525244043707" calcext:value-type="float">
            <text:p>-7.6152524404</text:p>
          </table:table-cell>
          <table:table-cell table:formula="of:=([.L95]-[.L94])/([.K95]-[.K94])" office:value-type="float" office:value="4.55337397955582" calcext:value-type="float">
            <text:p>4.55</text:p>
          </table:table-cell>
          <table:table-cell table:formula="of:=([.M95]-[.M94])/([.K95]-[.K94])" office:value-type="float" office:value="4.4510336359298" calcext:value-type="float">
            <text:p>4.45</text:p>
          </table:table-cell>
          <table:table-cell table:formula="of:=([.N95]-[.N94])/([.K95]-[.K94])" office:value-type="float" office:value="7.47013391724685" calcext:value-type="float">
            <text:p>7.47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19488453731" calcext:value-type="float">
            <text:p>0.0019488454</text:p>
          </table:table-cell>
          <table:table-cell office:value-type="float" office:value="0.0000209015629" calcext:value-type="float">
            <text:p>2.09015629E-005</text:p>
          </table:table-cell>
          <table:table-cell office:value-type="float" office:value="0.0001430957753" calcext:value-type="float">
            <text:p>0.000143095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6659917772" calcext:value-type="float">
            <text:p>6.7826659918</text:p>
          </table:table-cell>
          <table:table-cell table:formula="of:=LOG([.E97];10)" office:value-type="float" office:value="-1.65321251377578" calcext:value-type="float">
            <text:p>-1.6532125138</text:p>
          </table:table-cell>
          <table:table-cell table:formula="of:=LOG([.F97];10)" office:value-type="float" office:value="-2.7102226176671" calcext:value-type="float">
            <text:p>-2.7102226177</text:p>
          </table:table-cell>
          <table:table-cell table:formula="of:=LOG([.G97];10)" office:value-type="float" office:value="-4.67982123860338" calcext:value-type="float">
            <text:p>-4.6798212386</text:p>
          </table:table-cell>
          <table:table-cell table:formula="of:=LOG([.H97];10)" office:value-type="float" office:value="-3.84437318798014" calcext:value-type="float">
            <text:p>-3.84437318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2994313891" calcext:value-type="float">
            <text:p>0.0002994314</text:p>
          </table:table-cell>
          <table:table-cell office:value-type="float" office:value="0.0000018534909" calcext:value-type="float">
            <text:p>1.8534909E-006</text:p>
          </table:table-cell>
          <table:table-cell office:value-type="float" office:value="0.000004037619" calcext:value-type="float">
            <text:p>4.037619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50499335" calcext:value-type="float">
            <text:p>6.7828050499</text:p>
          </table:table-cell>
          <table:table-cell table:formula="of:=LOG([.E98];10)" office:value-type="float" office:value="-1.77815125038277" calcext:value-type="float">
            <text:p>-1.7781512504</text:p>
          </table:table-cell>
          <table:table-cell table:formula="of:=LOG([.F98];10)" office:value-type="float" office:value="-3.52370267494027" calcext:value-type="float">
            <text:p>-3.5237026749</text:p>
          </table:table-cell>
          <table:table-cell table:formula="of:=LOG([.G98];10)" office:value-type="float" office:value="-5.73200954186506" calcext:value-type="float">
            <text:p>-5.7320095419</text:p>
          </table:table-cell>
          <table:table-cell table:formula="of:=LOG([.H98];10)" office:value-type="float" office:value="-5.39387466459106" calcext:value-type="float">
            <text:p>-5.3938746646</text:p>
          </table:table-cell>
          <table:table-cell table:formula="of:=([.L98]-[.L97])/([.K98]-[.K97])" office:value-type="float" office:value="6.51103156126849" calcext:value-type="float">
            <text:p>6.51</text:p>
          </table:table-cell>
          <table:table-cell table:formula="of:=([.M98]-[.M97])/([.K98]-[.K97])" office:value-type="float" office:value="8.42163392904636" calcext:value-type="float">
            <text:p>8.42</text:p>
          </table:table-cell>
          <table:table-cell table:formula="of:=([.N98]-[.N97])/([.K98]-[.K97])" office:value-type="float" office:value="12.4020901658785" calcext:value-type="float">
            <text:p>12.40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88686115" calcext:value-type="float">
            <text:p>1.88686115E-005</text:p>
          </table:table-cell>
          <table:table-cell office:value-type="float" office:value="0.0000000764104" calcext:value-type="float">
            <text:p>7.64104E-008</text:p>
          </table:table-cell>
          <table:table-cell office:value-type="float" office:value="0.0000001402794" calcext:value-type="float">
            <text:p>1.402794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278319" calcext:value-type="float">
            <text:p>6.7828092278</text:p>
          </table:table-cell>
          <table:table-cell table:formula="of:=LOG([.E99];10)" office:value-type="float" office:value="-2" calcext:value-type="float">
            <text:p>-2</text:p>
          </table:table-cell>
          <table:table-cell table:formula="of:=LOG([.F99];10)" office:value-type="float" office:value="-4.7242600574437" calcext:value-type="float">
            <text:p>-4.7242600574</text:p>
          </table:table-cell>
          <table:table-cell table:formula="of:=LOG([.G99];10)" office:value-type="float" office:value="-7.11684752682715" calcext:value-type="float">
            <text:p>-7.1168475268</text:p>
          </table:table-cell>
          <table:table-cell table:formula="of:=LOG([.H99];10)" office:value-type="float" office:value="-6.85300610034148" calcext:value-type="float">
            <text:p>-6.8530061003</text:p>
          </table:table-cell>
          <table:table-cell table:formula="of:=([.L99]-[.L98])/([.K99]-[.K98])" office:value-type="float" office:value="5.41160310605698" calcext:value-type="float">
            <text:p>5.41</text:p>
          </table:table-cell>
          <table:table-cell table:formula="of:=([.M99]-[.M98])/([.K99]-[.K98])" office:value-type="float" office:value="6.2422618443939" calcext:value-type="float">
            <text:p>6.24</text:p>
          </table:table-cell>
          <table:table-cell table:formula="of:=([.N99]-[.N98])/([.K99]-[.K98])" office:value-type="float" office:value="6.57714518683558" calcext:value-type="float">
            <text:p>6.58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61405266" calcext:value-type="float">
            <text:p>6.1405266E-006</text:p>
          </table:table-cell>
          <table:table-cell office:value-type="float" office:value="0.0000000206637" calcext:value-type="float">
            <text:p>2.06637E-008</text:p>
          </table:table-cell>
          <table:table-cell office:value-type="float" office:value="0.0000000573214" calcext:value-type="float">
            <text:p>5.73214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448739" calcext:value-type="float">
            <text:p>6.7828091449</text:p>
          </table:table-cell>
          <table:table-cell table:formula="of:=LOG([.E100];10)" office:value-type="float" office:value="-2.09691001300806" calcext:value-type="float">
            <text:p>-2.096910013</text:p>
          </table:table-cell>
          <table:table-cell table:formula="of:=LOG([.F100];10)" office:value-type="float" office:value="-5.21179438298465" calcext:value-type="float">
            <text:p>-5.211794383</text:p>
          </table:table-cell>
          <table:table-cell table:formula="of:=LOG([.G100];10)" office:value-type="float" office:value="-7.68479191196881" calcext:value-type="float">
            <text:p>-7.684791912</text:p>
          </table:table-cell>
          <table:table-cell table:formula="of:=LOG([.H100];10)" office:value-type="float" office:value="-7.24168321107215" calcext:value-type="float">
            <text:p>-7.2416832111</text:p>
          </table:table-cell>
          <table:table-cell table:formula="of:=([.L100]-[.L99])/([.K100]-[.K99])" office:value-type="float" office:value="5.03079413992458" calcext:value-type="float">
            <text:p>5.03</text:p>
          </table:table-cell>
          <table:table-cell table:formula="of:=([.M100]-[.M99])/([.K100]-[.K99])" office:value-type="float" office:value="5.86053357659168" calcext:value-type="float">
            <text:p>5.86</text:p>
          </table:table-cell>
          <table:table-cell table:formula="of:=([.N100]-[.N99])/([.K100]-[.K99])" office:value-type="float" office:value="4.01070125435191" calcext:value-type="float">
            <text:p>4.01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7025245" calcext:value-type="float">
            <text:p>7.025245E-007</text:p>
          </table:table-cell>
          <table:table-cell office:value-type="float" office:value="0.0000000015227" calcext:value-type="float">
            <text:p>1.5227E-009</text:p>
          </table:table-cell>
          <table:table-cell office:value-type="float" office:value="0.0000000064959" calcext:value-type="float">
            <text:p>6.4959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940484" calcext:value-type="float">
            <text:p>6.782809094</text:p>
          </table:table-cell>
          <table:table-cell table:formula="of:=LOG([.E101];10)" office:value-type="float" office:value="-2.29003461136295" calcext:value-type="float">
            <text:p>-2.2900346114</text:p>
          </table:table-cell>
          <table:table-cell table:formula="of:=LOG([.F101];10)" office:value-type="float" office:value="-6.15333852547374" calcext:value-type="float">
            <text:p>-6.1533385255</text:p>
          </table:table-cell>
          <table:table-cell table:formula="of:=LOG([.G101];10)" office:value-type="float" office:value="-8.81738565226365" calcext:value-type="float">
            <text:p>-8.8173856523</text:p>
          </table:table-cell>
          <table:table-cell table:formula="of:=LOG([.H101];10)" office:value-type="float" office:value="-8.1873606693861" calcext:value-type="float">
            <text:p>-8.1873606694</text:p>
          </table:table-cell>
          <table:table-cell table:formula="of:=([.L101]-[.L100])/([.K101]-[.K100])" office:value-type="float" office:value="4.87531961495066" calcext:value-type="float">
            <text:p>4.88</text:p>
          </table:table-cell>
          <table:table-cell table:formula="of:=([.M101]-[.M100])/([.K101]-[.K100])" office:value-type="float" office:value="5.86457525319241" calcext:value-type="float">
            <text:p>5.86</text:p>
          </table:table-cell>
          <table:table-cell table:formula="of:=([.N101]-[.N100])/([.K101]-[.K100])" office:value-type="float" office:value="4.89672194204968" calcext:value-type="float">
            <text:p>4.90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937927" calcext:value-type="float">
            <text:p>1.937927E-007</text:p>
          </table:table-cell>
          <table:table-cell office:value-type="float" office:value="0.0000000003256" calcext:value-type="float">
            <text:p>3.256E-010</text:p>
          </table:table-cell>
          <table:table-cell office:value-type="float" office:value="0.0000000015523" calcext:value-type="float">
            <text:p>1.5523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1048" calcext:value-type="float">
            <text:p>6.7828090891</text:p>
          </table:table-cell>
          <table:table-cell table:formula="of:=LOG([.E102];10)" office:value-type="float" office:value="-2.40654018042853" calcext:value-type="float">
            <text:p>-2.4065401804</text:p>
          </table:table-cell>
          <table:table-cell table:formula="of:=LOG([.F102];10)" office:value-type="float" office:value="-6.71266258646703" calcext:value-type="float">
            <text:p>-6.7126625865</text:p>
          </table:table-cell>
          <table:table-cell table:formula="of:=LOG([.G102];10)" office:value-type="float" office:value="-9.48731560378283" calcext:value-type="float">
            <text:p>-9.4873156038</text:p>
          </table:table-cell>
          <table:table-cell table:formula="of:=LOG([.H102];10)" office:value-type="float" office:value="-8.80902434251476" calcext:value-type="float">
            <text:p>-8.8090243425</text:p>
          </table:table-cell>
          <table:table-cell table:formula="of:=([.L102]-[.L101])/([.K102]-[.K101])" office:value-type="float" office:value="4.80083540623263" calcext:value-type="float">
            <text:p>4.80</text:p>
          </table:table-cell>
          <table:table-cell table:formula="of:=([.M102]-[.M101])/([.K102]-[.K101])" office:value-type="float" office:value="5.75019680940847" calcext:value-type="float">
            <text:p>5.75</text:p>
          </table:table-cell>
          <table:table-cell table:formula="of:=([.N102]-[.N101])/([.K102]-[.K101])" office:value-type="float" office:value="5.33591379463375" calcext:value-type="float">
            <text:p>5.34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687724711" calcext:value-type="float">
            <text:p>0.0001687725</text:p>
          </table:table-cell>
          <table:table-cell office:value-type="float" office:value="0.0000015624516" calcext:value-type="float">
            <text:p>1.5624516E-006</text:p>
          </table:table-cell>
          <table:table-cell office:value-type="float" office:value="0.0000020864321" calcext:value-type="float">
            <text:p>2.0864321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111739847" calcext:value-type="float">
            <text:p>6.782811174</text:p>
          </table:table-cell>
          <table:table-cell table:formula="of:=LOG([.E104];10)" office:value-type="float" office:value="-1.68124123737628" calcext:value-type="float">
            <text:p>-1.6812412374</text:p>
          </table:table-cell>
          <table:table-cell table:formula="of:=LOG([.F104];10)" office:value-type="float" office:value="-3.77269839079311" calcext:value-type="float">
            <text:p>-3.7726983908</text:p>
          </table:table-cell>
          <table:table-cell table:formula="of:=LOG([.G104];10)" office:value-type="float" office:value="-5.80619342689812" calcext:value-type="float">
            <text:p>-5.8061934269</text:p>
          </table:table-cell>
          <table:table-cell table:formula="of:=LOG([.H104];10)" office:value-type="float" office:value="-5.68059574422577" calcext:value-type="float">
            <text:p>-5.6805957442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307030626" calcext:value-type="float">
            <text:p>3.07030626E-005</text:p>
          </table:table-cell>
          <table:table-cell office:value-type="float" office:value="0.0000003599419" calcext:value-type="float">
            <text:p>3.599419E-007</text:p>
          </table:table-cell>
          <table:table-cell office:value-type="float" office:value="0.0000008498258" calcext:value-type="float">
            <text:p>8.498258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9373783" calcext:value-type="float">
            <text:p>6.7828099374</text:p>
          </table:table-cell>
          <table:table-cell table:formula="of:=LOG([.E105];10)" office:value-type="float" office:value="-1.8195439355423" calcext:value-type="float">
            <text:p>-1.8195439355</text:p>
          </table:table-cell>
          <table:table-cell table:formula="of:=LOG([.F105];10)" office:value-type="float" office:value="-4.51281830191886" calcext:value-type="float">
            <text:p>-4.5128183019</text:p>
          </table:table-cell>
          <table:table-cell table:formula="of:=LOG([.G105];10)" office:value-type="float" office:value="-6.4437675951931" calcext:value-type="float">
            <text:p>-6.4437675952</text:p>
          </table:table-cell>
          <table:table-cell table:formula="of:=LOG([.H105];10)" office:value-type="float" office:value="-6.07067008822939" calcext:value-type="float">
            <text:p>-6.0706700882</text:p>
          </table:table-cell>
          <table:table-cell table:formula="of:=([.L105]-[.L104])/([.K105]-[.K104])" office:value-type="float" office:value="5.3514495446596" calcext:value-type="float">
            <text:p>5.35</text:p>
          </table:table-cell>
          <table:table-cell table:formula="of:=([.M105]-[.M104])/([.K105]-[.K104])" office:value-type="float" office:value="4.6099908154332" calcext:value-type="float">
            <text:p>4.61</text:p>
          </table:table-cell>
          <table:table-cell table:formula="of:=([.N105]-[.N104])/([.K105]-[.K104])" office:value-type="float" office:value="2.82043914671402" calcext:value-type="float">
            <text:p>2.82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39924285" calcext:value-type="float">
            <text:p>3.9924285E-006</text:p>
          </table:table-cell>
          <table:table-cell office:value-type="float" office:value="0.0000000510697" calcext:value-type="float">
            <text:p>5.10697E-008</text:p>
          </table:table-cell>
          <table:table-cell office:value-type="float" office:value="0.0000001387187" calcext:value-type="float">
            <text:p>1.387187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262713" calcext:value-type="float">
            <text:p>6.7828092263</text:p>
          </table:table-cell>
          <table:table-cell table:formula="of:=LOG([.E106];10)" office:value-type="float" office:value="-1.98227123303818" calcext:value-type="float">
            <text:p>-1.982271233</text:p>
          </table:table-cell>
          <table:table-cell table:formula="of:=LOG([.F106];10)" office:value-type="float" office:value="-5.39876285285598" calcext:value-type="float">
            <text:p>-5.3987628529</text:p>
          </table:table-cell>
          <table:table-cell table:formula="of:=LOG([.G106];10)" office:value-type="float" office:value="-7.29183669332377" calcext:value-type="float">
            <text:p>-7.2918366933</text:p>
          </table:table-cell>
          <table:table-cell table:formula="of:=LOG([.H106];10)" office:value-type="float" office:value="-6.85786498983234" calcext:value-type="float">
            <text:p>-6.8578649898</text:p>
          </table:table-cell>
          <table:table-cell table:formula="of:=([.L106]-[.L105])/([.K106]-[.K105])" office:value-type="float" office:value="5.44435116031825" calcext:value-type="float">
            <text:p>5.44</text:p>
          </table:table-cell>
          <table:table-cell table:formula="of:=([.M106]-[.M105])/([.K106]-[.K105])" office:value-type="float" office:value="5.21159701648802" calcext:value-type="float">
            <text:p>5.21</text:p>
          </table:table-cell>
          <table:table-cell table:formula="of:=([.N106]-[.N105])/([.K106]-[.K105])" office:value-type="float" office:value="4.83750983219582" calcext:value-type="float">
            <text:p>4.84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819483" calcext:value-type="float">
            <text:p>8.19483E-007</text:p>
          </table:table-cell>
          <table:table-cell office:value-type="float" office:value="0.0000000110547" calcext:value-type="float">
            <text:p>1.10547E-008</text:p>
          </table:table-cell>
          <table:table-cell office:value-type="float" office:value="0.0000000305521" calcext:value-type="float">
            <text:p>3.05521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181046" calcext:value-type="float">
            <text:p>6.7828091181</text:p>
          </table:table-cell>
          <table:table-cell table:formula="of:=LOG([.E107];10)" office:value-type="float" office:value="-2.100370545118" calcext:value-type="float">
            <text:p>-2.1003705451</text:p>
          </table:table-cell>
          <table:table-cell table:formula="of:=LOG([.F107];10)" office:value-type="float" office:value="-6.08646005134641" calcext:value-type="float">
            <text:p>-6.0864600513</text:p>
          </table:table-cell>
          <table:table-cell table:formula="of:=LOG([.G107];10)" office:value-type="float" office:value="-7.9564530387128" calcext:value-type="float">
            <text:p>-7.9564530387</text:p>
          </table:table-cell>
          <table:table-cell table:formula="of:=LOG([.H107];10)" office:value-type="float" office:value="-7.51495893314426" calcext:value-type="float">
            <text:p>-7.5149589331</text:p>
          </table:table-cell>
          <table:table-cell table:formula="of:=([.L107]-[.L106])/([.K107]-[.K106])" office:value-type="float" office:value="5.82304152648779" calcext:value-type="float">
            <text:p>5.82</text:p>
          </table:table-cell>
          <table:table-cell table:formula="of:=([.M107]-[.M106])/([.K107]-[.K106])" office:value-type="float" office:value="5.62760556081691" calcext:value-type="float">
            <text:p>5.63</text:p>
          </table:table-cell>
          <table:table-cell table:formula="of:=([.N107]-[.N106])/([.K107]-[.K106])" office:value-type="float" office:value="5.56390999862741" calcext:value-type="float">
            <text:p>5.56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580415" calcext:value-type="float">
            <text:p>0.000000058</text:p>
          </table:table-cell>
          <table:table-cell office:value-type="float" office:value="0.0000000008681" calcext:value-type="float">
            <text:p>8.681E-010</text:p>
          </table:table-cell>
          <table:table-cell office:value-type="float" office:value="0.000000002361" calcext:value-type="float">
            <text:p>2.361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9136" calcext:value-type="float">
            <text:p>6.7828090899</text:p>
          </table:table-cell>
          <table:table-cell table:formula="of:=LOG([.E108];10)" office:value-type="float" office:value="-2.28330122870633" calcext:value-type="float">
            <text:p>-2.2833012287</text:p>
          </table:table-cell>
          <table:table-cell table:formula="of:=LOG([.F108];10)" office:value-type="float" office:value="-7.23626137236619" calcext:value-type="float">
            <text:p>-7.2362613724</text:p>
          </table:table-cell>
          <table:table-cell table:formula="of:=LOG([.G108];10)" office:value-type="float" office:value="-9.06143024377894" calcext:value-type="float">
            <text:p>-9.0614302438</text:p>
          </table:table-cell>
          <table:table-cell table:formula="of:=LOG([.H108];10)" office:value-type="float" office:value="-8.62690401292127" calcext:value-type="float">
            <text:p>-8.6269040129</text:p>
          </table:table-cell>
          <table:table-cell table:formula="of:=([.L108]-[.L107])/([.K108]-[.K107])" office:value-type="float" office:value="6.28544811873827" calcext:value-type="float">
            <text:p>6.29</text:p>
          </table:table-cell>
          <table:table-cell table:formula="of:=([.M108]-[.M107])/([.K108]-[.K107])" office:value-type="float" office:value="6.04041478111337" calcext:value-type="float">
            <text:p>6.04</text:p>
          </table:table-cell>
          <table:table-cell table:formula="of:=([.N108]-[.N107])/([.K108]-[.K107])" office:value-type="float" office:value="6.07850502696059" calcext:value-type="float">
            <text:p>6.08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86533" calcext:value-type="float">
            <text:p>8.6533E-009</text:p>
          </table:table-cell>
          <table:table-cell office:value-type="float" office:value="0.0000000001305" calcext:value-type="float">
            <text:p>1.305E-010</text:p>
          </table:table-cell>
          <table:table-cell office:value-type="float" office:value="0.0000000003589" calcext:value-type="float">
            <text:p>3.589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79114" calcext:value-type="float">
            <text:p>6.7828090879</text:p>
          </table:table-cell>
          <table:table-cell table:formula="of:=LOG([.E109];10)" office:value-type="float" office:value="-2.41161970596861" calcext:value-type="float">
            <text:p>-2.411619706</text:p>
          </table:table-cell>
          <table:table-cell table:formula="of:=LOG([.F109];10)" office:value-type="float" office:value="-8.06281823953169" calcext:value-type="float">
            <text:p>-8.0628182395</text:p>
          </table:table-cell>
          <table:table-cell table:formula="of:=LOG([.G109];10)" office:value-type="float" office:value="-9.8843894883257" calcext:value-type="float">
            <text:p>-9.8843894883</text:p>
          </table:table-cell>
          <table:table-cell table:formula="of:=LOG([.H109];10)" office:value-type="float" office:value="-9.44502654166676" calcext:value-type="float">
            <text:p>-9.4450265417</text:p>
          </table:table-cell>
          <table:table-cell table:formula="of:=([.L109]-[.L108])/([.K109]-[.K108])" office:value-type="float" office:value="6.44144853337059" calcext:value-type="float">
            <text:p>6.44</text:p>
          </table:table-cell>
          <table:table-cell table:formula="of:=([.M109]-[.M108])/([.K109]-[.K108])" office:value-type="float" office:value="6.41341186479802" calcext:value-type="float">
            <text:p>6.41</text:p>
          </table:table-cell>
          <table:table-cell table:formula="of:=([.N109]-[.N108])/([.K109]-[.K108])" office:value-type="float" office:value="6.3757188068342" calcext:value-type="float">
            <text:p>6.38</text:p>
          </table:table-cell>
          <table:covered-table-cell table:number-columns-repeated="5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521009451061" calcext:value-type="float">
            <text:p>0.0521009451</text:p>
          </table:table-cell>
          <table:table-cell office:value-type="float" office:value="0.0031539204566" calcext:value-type="float">
            <text:p>0.0031539205</text:p>
          </table:table-cell>
          <table:table-cell office:value-type="float" office:value="0.0216209949182" calcext:value-type="float">
            <text:p>0.021620994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611880926343" calcext:value-type="float">
            <text:p>6.7611880926</text:p>
          </table:table-cell>
          <table:table-cell table:formula="of:=LOG([.E113];10)" office:value-type="float" office:value="-1.68124123737628" calcext:value-type="float">
            <text:p>-1.6812412374</text:p>
          </table:table-cell>
          <table:table-cell table:formula="of:=LOG([.F113];10)" office:value-type="float" office:value="-1.28315439856917" calcext:value-type="float">
            <text:p>-1.2831543986</text:p>
          </table:table-cell>
          <table:table-cell table:formula="of:=LOG([.G113];10)" office:value-type="float" office:value="-2.50114926398597" calcext:value-type="float">
            <text:p>-2.501149264</text:p>
          </table:table-cell>
          <table:table-cell table:formula="of:=LOG([.H113];10)" office:value-type="float" office:value="-1.66512432529749" calcext:value-type="float">
            <text:p>-1.6651243253</text:p>
          </table:table-cell>
          <table:table-cell table:number-columns-repeated="3"/>
          <table:table-cell table:style-name="ce2" office:value-type="string" calcext:value-type="string" table:number-columns-spanned="5" table:number-rows-spanned="34">
            <text:p>ICBN+central+CGRv1(chi=2)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84964152492" calcext:value-type="float">
            <text:p>0.0284964152</text:p>
          </table:table-cell>
          <table:table-cell office:value-type="float" office:value="0.0012408997319" calcext:value-type="float">
            <text:p>0.0012408997</text:p>
          </table:table-cell>
          <table:table-cell office:value-type="float" office:value="0.0090739289375" calcext:value-type="float">
            <text:p>0.009073928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3735158615" calcext:value-type="float">
            <text:p>6.7737351586</text:p>
          </table:table-cell>
          <table:table-cell table:formula="of:=LOG([.E114];10)" office:value-type="float" office:value="-1.80617997398389" calcext:value-type="float">
            <text:p>-1.806179974</text:p>
          </table:table-cell>
          <table:table-cell table:formula="of:=LOG([.F114];10)" office:value-type="float" office:value="-1.54520976930411" calcext:value-type="float">
            <text:p>-1.5452097693</text:p>
          </table:table-cell>
          <table:table-cell table:formula="of:=LOG([.G114];10)" office:value-type="float" office:value="-2.90626330926824" calcext:value-type="float">
            <text:p>-2.9062633093</text:p>
          </table:table-cell>
          <table:table-cell table:formula="of:=LOG([.H114];10)" office:value-type="float" office:value="-2.04220462623514" calcext:value-type="float">
            <text:p>-2.0422046262</text:p>
          </table:table-cell>
          <table:table-cell table:formula="of:=([.L114]-[.L113])/([.K114]-[.K113])" office:value-type="float" office:value="2.09747095136701" calcext:value-type="float">
            <text:p>2.10</text:p>
          </table:table-cell>
          <table:table-cell table:formula="of:=([.M114]-[.M113])/([.K114]-[.K113])" office:value-type="float" office:value="3.24250153540937" calcext:value-type="float">
            <text:p>3.24</text:p>
          </table:table-cell>
          <table:table-cell table:formula="of:=([.N114]-[.N113])/([.K114]-[.K113])" office:value-type="float" office:value="3.01812161044938" calcext:value-type="float">
            <text:p>3.02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24370994989" calcext:value-type="float">
            <text:p>0.0124370995</text:p>
          </table:table-cell>
          <table:table-cell office:value-type="float" office:value="0.0003186551482" calcext:value-type="float">
            <text:p>0.0003186551</text:p>
          </table:table-cell>
          <table:table-cell office:value-type="float" office:value="0.0016959749517" calcext:value-type="float">
            <text:p>0.00169597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11131126008" calcext:value-type="float">
            <text:p>6.7811131126</text:p>
          </table:table-cell>
          <table:table-cell table:formula="of:=LOG([.E115];10)" office:value-type="float" office:value="-1.98227123303818" calcext:value-type="float">
            <text:p>-1.982271233</text:p>
          </table:table-cell>
          <table:table-cell table:formula="of:=LOG([.F115];10)" office:value-type="float" office:value="-1.90528089122859" calcext:value-type="float">
            <text:p>-1.9052808912</text:p>
          </table:table-cell>
          <table:table-cell table:formula="of:=LOG([.G115];10)" office:value-type="float" office:value="-3.49667906065566" calcext:value-type="float">
            <text:p>-3.4966790607</text:p>
          </table:table-cell>
          <table:table-cell table:formula="of:=LOG([.H115];10)" office:value-type="float" office:value="-2.77058056624133" calcext:value-type="float">
            <text:p>-2.7705805662</text:p>
          </table:table-cell>
          <table:table-cell table:formula="of:=([.L115]-[.L114])/([.K115]-[.K114])" office:value-type="float" office:value="2.04479838385085" calcext:value-type="float">
            <text:p>2.04</text:p>
          </table:table-cell>
          <table:table-cell table:formula="of:=([.M115]-[.M114])/([.K115]-[.K114])" office:value-type="float" office:value="3.35289641608726" calcext:value-type="float">
            <text:p>3.35</text:p>
          </table:table-cell>
          <table:table-cell table:formula="of:=([.N115]-[.N114])/([.K115]-[.K114])" office:value-type="float" office:value="4.13635488733501" calcext:value-type="float">
            <text:p>4.14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69533317683" calcext:value-type="float">
            <text:p>0.0069533318</text:p>
          </table:table-cell>
          <table:table-cell office:value-type="float" office:value="0.0001097860232" calcext:value-type="float">
            <text:p>0.000109786</text:p>
          </table:table-cell>
          <table:table-cell office:value-type="float" office:value="0.0003848362352" calcext:value-type="float">
            <text:p>0.0003848362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4242513173" calcext:value-type="float">
            <text:p>6.7824242513</text:p>
          </table:table-cell>
          <table:table-cell table:formula="of:=LOG([.E116];10)" office:value-type="float" office:value="-2.10720996964787" calcext:value-type="float">
            <text:p>-2.1072099696</text:p>
          </table:table-cell>
          <table:table-cell table:formula="of:=LOG([.F116];10)" office:value-type="float" office:value="-2.15780704837873" calcext:value-type="float">
            <text:p>-2.1578070484</text:p>
          </table:table-cell>
          <table:table-cell table:formula="of:=LOG([.G116];10)" office:value-type="float" office:value="-3.95945294616539" calcext:value-type="float">
            <text:p>-3.9594529462</text:p>
          </table:table-cell>
          <table:table-cell table:formula="of:=LOG([.H116];10)" office:value-type="float" office:value="-3.41472404264638" calcext:value-type="float">
            <text:p>-3.4147240426</text:p>
          </table:table-cell>
          <table:table-cell table:formula="of:=([.L116]-[.L115])/([.K116]-[.K115])" office:value-type="float" office:value="2.02119986164929" calcext:value-type="float">
            <text:p>2.02</text:p>
          </table:table-cell>
          <table:table-cell table:formula="of:=([.M116]-[.M115])/([.K116]-[.K115])" office:value-type="float" office:value="3.70400644401777" calcext:value-type="float">
            <text:p>3.70</text:p>
          </table:table-cell>
          <table:table-cell table:formula="of:=([.N116]-[.N115])/([.K116]-[.K115])" office:value-type="float" office:value="5.15567464410468" calcext:value-type="float">
            <text:p>5.16</text:p>
          </table:table-cell>
          <table:covered-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30809180811" calcext:value-type="float">
            <text:p>0.0030809181</text:p>
          </table:table-cell>
          <table:table-cell office:value-type="float" office:value="0.0000225631607" calcext:value-type="float">
            <text:p>2.25631607E-005</text:p>
          </table:table-cell>
          <table:table-cell office:value-type="float" office:value="0.0000412813499" calcext:value-type="float">
            <text:p>4.12813499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678062026" calcext:value-type="float">
            <text:p>6.7827678062</text:p>
          </table:table-cell>
          <table:table-cell table:formula="of:=LOG([.E117];10)" office:value-type="float" office:value="-2.28330122870633" calcext:value-type="float">
            <text:p>-2.2833012287</text:p>
          </table:table-cell>
          <table:table-cell table:formula="of:=LOG([.F117];10)" office:value-type="float" office:value="-2.51131984903756" calcext:value-type="float">
            <text:p>-2.511319849</text:p>
          </table:table-cell>
          <table:table-cell table:formula="of:=LOG([.G117];10)" office:value-type="float" office:value="-4.64660006344664" calcext:value-type="float">
            <text:p>-4.6466000634</text:p>
          </table:table-cell>
          <table:table-cell table:formula="of:=LOG([.H117];10)" office:value-type="float" office:value="-4.38424610972058" calcext:value-type="float">
            <text:p>-4.3842461097</text:p>
          </table:table-cell>
          <table:table-cell table:formula="of:=([.L117]-[.L116])/([.K117]-[.K116])" office:value-type="float" office:value="2.00755450639071" calcext:value-type="float">
            <text:p>2.01</text:p>
          </table:table-cell>
          <table:table-cell table:formula="of:=([.M117]-[.M116])/([.K117]-[.K116])" office:value-type="float" office:value="3.90222161483393" calcext:value-type="float">
            <text:p>3.90</text:p>
          </table:table-cell>
          <table:table-cell table:formula="of:=([.N117]-[.N116])/([.K117]-[.K116])" office:value-type="float" office:value="5.5057932588938" calcext:value-type="float">
            <text:p>5.51</text:p>
          </table:table-cell>
          <table:covered-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17319545998" calcext:value-type="float">
            <text:p>0.0017319546</text:p>
          </table:table-cell>
          <table:table-cell office:value-type="float" office:value="0.0000071951063" calcext:value-type="float">
            <text:p>7.1951063E-006</text:p>
          </table:table-cell>
          <table:table-cell office:value-type="float" office:value="0.0000086030796" calcext:value-type="float">
            <text:p>8.6030796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0484473" calcext:value-type="float">
            <text:p>6.7828004845</text:p>
          </table:table-cell>
          <table:table-cell table:formula="of:=LOG([.E118];10)" office:value-type="float" office:value="-2.40823996531185" calcext:value-type="float">
            <text:p>-2.4082399653</text:p>
          </table:table-cell>
          <table:table-cell table:formula="of:=LOG([.F118];10)" office:value-type="float" office:value="-2.7614634964496" calcext:value-type="float">
            <text:p>-2.7614634964</text:p>
          </table:table-cell>
          <table:table-cell table:formula="of:=LOG([.G118];10)" office:value-type="float" office:value="-5.14296278544351" calcext:value-type="float">
            <text:p>-5.1429627854</text:p>
          </table:table-cell>
          <table:table-cell table:formula="of:=LOG([.H118];10)" office:value-type="float" office:value="-5.0653460587707" calcext:value-type="float">
            <text:p>-5.0653460588</text:p>
          </table:table-cell>
          <table:table-cell table:formula="of:=([.L118]-[.L117])/([.K118]-[.K117])" office:value-type="float" office:value="2.00213043775076" calcext:value-type="float">
            <text:p>2.00</text:p>
          </table:table-cell>
          <table:table-cell table:formula="of:=([.M118]-[.M117])/([.K118]-[.K117])" office:value-type="float" office:value="3.97284889764876" calcext:value-type="float">
            <text:p>3.97</text:p>
          </table:table-cell>
          <table:table-cell table:formula="of:=([.N118]-[.N117])/([.K118]-[.K117])" office:value-type="float" office:value="5.45147139754276" calcext:value-type="float">
            <text:p>5.45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23741544477" calcext:value-type="float">
            <text:p>0.0123741544</text:p>
          </table:table-cell>
          <table:table-cell office:value-type="float" office:value="0.0006794402785" calcext:value-type="float">
            <text:p>0.0006794403</text:p>
          </table:table-cell>
          <table:table-cell office:value-type="float" office:value="0.0127341098108" calcext:value-type="float">
            <text:p>0.012734109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00749777417" calcext:value-type="float">
            <text:p>6.7700749777</text:p>
          </table:table-cell>
          <table:table-cell table:formula="of:=LOG([.E120];10)" office:value-type="float" office:value="-1.68124123737628" calcext:value-type="float">
            <text:p>-1.6812412374</text:p>
          </table:table-cell>
          <table:table-cell table:formula="of:=LOG([.F120];10)" office:value-type="float" office:value="-1.90748446764645" calcext:value-type="float">
            <text:p>-1.9074844676</text:p>
          </table:table-cell>
          <table:table-cell table:formula="of:=LOG([.G120];10)" office:value-type="float" office:value="-3.16784871090759" calcext:value-type="float">
            <text:p>-3.1678487109</text:p>
          </table:table-cell>
          <table:table-cell table:formula="of:=LOG([.H120];10)" office:value-type="float" office:value="-1.89503140937882" calcext:value-type="float">
            <text:p>-1.895031409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53936413106" calcext:value-type="float">
            <text:p>0.0053936413</text:p>
          </table:table-cell>
          <table:table-cell office:value-type="float" office:value="0.0001959456165" calcext:value-type="float">
            <text:p>0.0001959456</text:p>
          </table:table-cell>
          <table:table-cell office:value-type="float" office:value="0.0037550929475" calcext:value-type="float">
            <text:p>0.003755092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79053994605" calcext:value-type="float">
            <text:p>6.7790539946</text:p>
          </table:table-cell>
          <table:table-cell table:formula="of:=LOG([.E121];10)" office:value-type="float" office:value="-1.79934054945402" calcext:value-type="float">
            <text:p>-1.7993405495</text:p>
          </table:table-cell>
          <table:table-cell table:formula="of:=LOG([.F121];10)" office:value-type="float" office:value="-2.26811793849247" calcext:value-type="float">
            <text:p>-2.2681179385</text:p>
          </table:table-cell>
          <table:table-cell table:formula="of:=LOG([.G121];10)" office:value-type="float" office:value="-3.70786444768042" calcext:value-type="float">
            <text:p>-3.7078644477</text:p>
          </table:table-cell>
          <table:table-cell table:formula="of:=LOG([.H121];10)" office:value-type="float" office:value="-2.42537930870328" calcext:value-type="float">
            <text:p>-2.4253793087</text:p>
          </table:table-cell>
          <table:table-cell table:formula="of:=([.L121]-[.L120])/([.K121]-[.K120])" office:value-type="float" office:value="3.05364582148156" calcext:value-type="float">
            <text:p>3.05</text:p>
          </table:table-cell>
          <table:table-cell table:formula="of:=([.M121]-[.M120])/([.K121]-[.K120])" office:value-type="float" office:value="4.57255615864544" calcext:value-type="float">
            <text:p>4.57</text:p>
          </table:table-cell>
          <table:table-cell table:formula="of:=([.N121]-[.N120])/([.K121]-[.K120])" office:value-type="float" office:value="4.49069423008484" calcext:value-type="float">
            <text:p>4.49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5848916898" calcext:value-type="float">
            <text:p>0.0015848917</text:p>
          </table:table-cell>
          <table:table-cell office:value-type="float" office:value="0.0000309309623" calcext:value-type="float">
            <text:p>0.000030931</text:p>
          </table:table-cell>
          <table:table-cell office:value-type="float" office:value="0.0006313297803" calcext:value-type="float">
            <text:p>0.000631329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1777577722" calcext:value-type="float">
            <text:p>6.7821777578</text:p>
          </table:table-cell>
          <table:table-cell table:formula="of:=LOG([.E122];10)" office:value-type="float" office:value="-1.98227123303818" calcext:value-type="float">
            <text:p>-1.982271233</text:p>
          </table:table-cell>
          <table:table-cell table:formula="of:=LOG([.F122];10)" office:value-type="float" office:value="-2.80000041176134" calcext:value-type="float">
            <text:p>-2.8000004118</text:p>
          </table:table-cell>
          <table:table-cell table:formula="of:=LOG([.G122];10)" office:value-type="float" office:value="-4.50960656835509" calcext:value-type="float">
            <text:p>-4.5096065684</text:p>
          </table:table-cell>
          <table:table-cell table:formula="of:=LOG([.H122];10)" office:value-type="float" office:value="-3.1997437241925" calcext:value-type="float">
            <text:p>-3.1997437242</text:p>
          </table:table-cell>
          <table:table-cell table:formula="of:=([.L122]-[.L121])/([.K122]-[.K121])" office:value-type="float" office:value="2.90756292409611" calcext:value-type="float">
            <text:p>2.91</text:p>
          </table:table-cell>
          <table:table-cell table:formula="of:=([.M122]-[.M121])/([.K122]-[.K121])" office:value-type="float" office:value="4.38276458036522" calcext:value-type="float">
            <text:p>4.38</text:p>
          </table:table-cell>
          <table:table-cell table:formula="of:=([.N122]-[.N121])/([.K122]-[.K121])" office:value-type="float" office:value="4.23310294542768" calcext:value-type="float">
            <text:p>4.2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686666509" calcext:value-type="float">
            <text:p>0.0006866665</text:p>
          </table:table-cell>
          <table:table-cell office:value-type="float" office:value="0.000008196871" calcext:value-type="float">
            <text:p>8.196871E-006</text:p>
          </table:table-cell>
          <table:table-cell office:value-type="float" office:value="0.0001858850895" calcext:value-type="float">
            <text:p>0.0001858851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623202463" calcext:value-type="float">
            <text:p>6.7826232025</text:p>
          </table:table-cell>
          <table:table-cell table:formula="of:=LOG([.E123];10)" office:value-type="float" office:value="-2.11058971029903" calcext:value-type="float">
            <text:p>-2.1105897103</text:p>
          </table:table-cell>
          <table:table-cell table:formula="of:=LOG([.F123];10)" office:value-type="float" office:value="-3.16325413406959" calcext:value-type="float">
            <text:p>-3.1632541341</text:p>
          </table:table-cell>
          <table:table-cell table:formula="of:=LOG([.G123];10)" office:value-type="float" office:value="-5.08635189966134" calcext:value-type="float">
            <text:p>-5.0863518997</text:p>
          </table:table-cell>
          <table:table-cell table:formula="of:=LOG([.H123];10)" office:value-type="float" office:value="-3.73075544512632" calcext:value-type="float">
            <text:p>-3.7307554451</text:p>
          </table:table-cell>
          <table:table-cell table:formula="of:=([.L123]-[.L122])/([.K123]-[.K122])" office:value-type="float" office:value="2.8308761922869" calcext:value-type="float">
            <text:p>2.83</text:p>
          </table:table-cell>
          <table:table-cell table:formula="of:=([.M123]-[.M122])/([.K123]-[.K122])" office:value-type="float" office:value="4.49463977143221" calcext:value-type="float">
            <text:p>4.49</text:p>
          </table:table-cell>
          <table:table-cell table:formula="of:=([.N123]-[.N122])/([.K123]-[.K122])" office:value-type="float" office:value="4.13823271807026" calcext:value-type="float">
            <text:p>4.14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2239916882" calcext:value-type="float">
            <text:p>0.0002239917</text:p>
          </table:table-cell>
          <table:table-cell office:value-type="float" office:value="0.0000011819502" calcext:value-type="float">
            <text:p>0.000001182</text:p>
          </table:table-cell>
          <table:table-cell office:value-type="float" office:value="0.0000360904922" calcext:value-type="float">
            <text:p>3.60904922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729970603" calcext:value-type="float">
            <text:p>6.7827729971</text:p>
          </table:table-cell>
          <table:table-cell table:formula="of:=LOG([.E124];10)" office:value-type="float" office:value="-2.28330122870633" calcext:value-type="float">
            <text:p>-2.2833012287</text:p>
          </table:table-cell>
          <table:table-cell table:formula="of:=LOG([.F124];10)" office:value-type="float" office:value="-3.64976809700445" calcext:value-type="float">
            <text:p>-3.649768097</text:p>
          </table:table-cell>
          <table:table-cell table:formula="of:=LOG([.G124];10)" office:value-type="float" office:value="-5.92740082152653" calcext:value-type="float">
            <text:p>-5.9274008215</text:p>
          </table:table-cell>
          <table:table-cell table:formula="of:=LOG([.H124];10)" office:value-type="float" office:value="-4.44260719501762" calcext:value-type="float">
            <text:p>-4.442607195</text:p>
          </table:table-cell>
          <table:table-cell table:formula="of:=([.L124]-[.L123])/([.K124]-[.K123])" office:value-type="float" office:value="2.81691671419119" calcext:value-type="float">
            <text:p>2.82</text:p>
          </table:table-cell>
          <table:table-cell table:formula="of:=([.M124]-[.M123])/([.K124]-[.K123])" office:value-type="float" office:value="4.86967475951306" calcext:value-type="float">
            <text:p>4.87</text:p>
          </table:table-cell>
          <table:table-cell table:formula="of:=([.N124]-[.N123])/([.K124]-[.K123])" office:value-type="float" office:value="4.1216229030688" calcext:value-type="float">
            <text:p>4.12</text:p>
          </table:table-cell>
          <table:covered-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992583924" calcext:value-type="float">
            <text:p>9.92583924E-005</text:p>
          </table:table-cell>
          <table:table-cell office:value-type="float" office:value="0.0000002415011" calcext:value-type="float">
            <text:p>2.415011E-007</text:p>
          </table:table-cell>
          <table:table-cell office:value-type="float" office:value="0.0000111827409" calcext:value-type="float">
            <text:p>1.11827409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979048116" calcext:value-type="float">
            <text:p>6.7827979048</text:p>
          </table:table-cell>
          <table:table-cell table:formula="of:=LOG([.E125];10)" office:value-type="float" office:value="-2.40654018042853" calcext:value-type="float">
            <text:p>-2.4065401804</text:p>
          </table:table-cell>
          <table:table-cell table:formula="of:=LOG([.F125];10)" office:value-type="float" office:value="-4.00323276296363" calcext:value-type="float">
            <text:p>-4.003232763</text:p>
          </table:table-cell>
          <table:table-cell table:formula="of:=LOG([.G125];10)" office:value-type="float" office:value="-6.61708088676405" calcext:value-type="float">
            <text:p>-6.6170808868</text:p>
          </table:table-cell>
          <table:table-cell table:formula="of:=LOG([.H125];10)" office:value-type="float" office:value="-4.95145173742861" calcext:value-type="float">
            <text:p>-4.9514517374</text:p>
          </table:table-cell>
          <table:table-cell table:formula="of:=([.L125]-[.L124])/([.K125]-[.K124])" office:value-type="float" office:value="2.86812457441177" calcext:value-type="float">
            <text:p>2.87</text:p>
          </table:table-cell>
          <table:table-cell table:formula="of:=([.M125]-[.M124])/([.K125]-[.K124])" office:value-type="float" office:value="5.59628311990342" calcext:value-type="float">
            <text:p>5.60</text:p>
          </table:table-cell>
          <table:table-cell table:formula="of:=([.N125]-[.N124])/([.K125]-[.K124])" office:value-type="float" office:value="4.12892624693863" calcext:value-type="float">
            <text:p>4.13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6719175322" calcext:value-type="float">
            <text:p>0.0026719175</text:p>
          </table:table-cell>
          <table:table-cell office:value-type="float" office:value="0.0000287812865" calcext:value-type="float">
            <text:p>2.87812865E-005</text:p>
          </table:table-cell>
          <table:table-cell office:value-type="float" office:value="0.0004854497161" calcext:value-type="float">
            <text:p>0.000485449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3236378364" calcext:value-type="float">
            <text:p>6.7823236378</text:p>
          </table:table-cell>
          <table:table-cell table:formula="of:=LOG([.E127];10)" office:value-type="float" office:value="-1.68124123737628" calcext:value-type="float">
            <text:p>-1.6812412374</text:p>
          </table:table-cell>
          <table:table-cell table:formula="of:=LOG([.F127];10)" office:value-type="float" office:value="-2.5731769503369" calcext:value-type="float">
            <text:p>-2.5731769503</text:p>
          </table:table-cell>
          <table:table-cell table:formula="of:=LOG([.G127];10)" office:value-type="float" office:value="-4.5408897973569" calcext:value-type="float">
            <text:p>-4.5408897974</text:p>
          </table:table-cell>
          <table:table-cell table:formula="of:=LOG([.H127];10)" office:value-type="float" office:value="-3.31385574855983" calcext:value-type="float">
            <text:p>-3.3138557486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8588720392" calcext:value-type="float">
            <text:p>0.000858872</text:p>
          </table:table-cell>
          <table:table-cell office:value-type="float" office:value="0.0000043926504" calcext:value-type="float">
            <text:p>4.3926504E-006</text:p>
          </table:table-cell>
          <table:table-cell office:value-type="float" office:value="0.0000627366334" calcext:value-type="float">
            <text:p>6.27366334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463509191" calcext:value-type="float">
            <text:p>6.7827463509</text:p>
          </table:table-cell>
          <table:table-cell table:formula="of:=LOG([.E128];10)" office:value-type="float" office:value="-1.80617997398389" calcext:value-type="float">
            <text:p>-1.806179974</text:p>
          </table:table-cell>
          <table:table-cell table:formula="of:=LOG([.F128];10)" office:value-type="float" office:value="-3.06607153559709" calcext:value-type="float">
            <text:p>-3.0660715356</text:p>
          </table:table-cell>
          <table:table-cell table:formula="of:=LOG([.G128];10)" office:value-type="float" office:value="-5.35727335976508" calcext:value-type="float">
            <text:p>-5.3572733598</text:p>
          </table:table-cell>
          <table:table-cell table:formula="of:=LOG([.H128];10)" office:value-type="float" office:value="-4.20247879030885" calcext:value-type="float">
            <text:p>-4.2024787903</text:p>
          </table:table-cell>
          <table:table-cell table:formula="of:=([.L128]-[.L127])/([.K128]-[.K127])" office:value-type="float" office:value="3.94509019895263" calcext:value-type="float">
            <text:p>3.95</text:p>
          </table:table-cell>
          <table:table-cell table:formula="of:=([.M128]-[.M127])/([.K128]-[.K127])" office:value-type="float" office:value="6.53427099212795" calcext:value-type="float">
            <text:p>6.53</text:p>
          </table:table-cell>
          <table:table-cell table:formula="of:=([.N128]-[.N127])/([.K128]-[.K127])" office:value-type="float" office:value="7.11247020641734" calcext:value-type="float">
            <text:p>7.11</text:p>
          </table:table-cell>
          <table:covered-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687474151" calcext:value-type="float">
            <text:p>0.0001687474</text:p>
          </table:table-cell>
          <table:table-cell office:value-type="float" office:value="0.0000002445572" calcext:value-type="float">
            <text:p>2.445572E-007</text:p>
          </table:table-cell>
          <table:table-cell office:value-type="float" office:value="0.0000020438823" calcext:value-type="float">
            <text:p>2.0438823E-006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70436702" calcext:value-type="float">
            <text:p>6.7828070437</text:p>
          </table:table-cell>
          <table:table-cell table:formula="of:=LOG([.E129];10)" office:value-type="float" office:value="-1.98227123303818" calcext:value-type="float">
            <text:p>-1.982271233</text:p>
          </table:table-cell>
          <table:table-cell table:formula="of:=LOG([.F129];10)" office:value-type="float" office:value="-3.77276287103859" calcext:value-type="float">
            <text:p>-3.772762871</text:p>
          </table:table-cell>
          <table:table-cell table:formula="of:=LOG([.G129];10)" office:value-type="float" office:value="-6.61161954660578" calcext:value-type="float">
            <text:p>-6.6116195466</text:p>
          </table:table-cell>
          <table:table-cell table:formula="of:=LOG([.H129];10)" office:value-type="float" office:value="-5.68954411731047" calcext:value-type="float">
            <text:p>-5.6895441173</text:p>
          </table:table-cell>
          <table:table-cell table:formula="of:=([.L129]-[.L128])/([.K129]-[.K128])" office:value-type="float" office:value="4.01321075922126" calcext:value-type="float">
            <text:p>4.01</text:p>
          </table:table-cell>
          <table:table-cell table:formula="of:=([.M129]-[.M128])/([.K129]-[.K128])" office:value-type="float" office:value="7.12327342979561" calcext:value-type="float">
            <text:p>7.12</text:p>
          </table:table-cell>
          <table:table-cell table:formula="of:=([.N129]-[.N128])/([.K129]-[.K128])" office:value-type="float" office:value="8.44485600811755" calcext:value-type="float">
            <text:p>8.44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526351657" calcext:value-type="float">
            <text:p>5.26351657E-005</text:p>
          </table:table-cell>
          <table:table-cell office:value-type="float" office:value="0.0000000299729" calcext:value-type="float">
            <text:p>0.00000003</text:p>
          </table:table-cell>
          <table:table-cell office:value-type="float" office:value="0.0000001132584" calcext:value-type="float">
            <text:p>1.132584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89742941" calcext:value-type="float">
            <text:p>6.7828089743</text:p>
          </table:table-cell>
          <table:table-cell table:formula="of:=LOG([.E130];10)" office:value-type="float" office:value="-2.10720996964787" calcext:value-type="float">
            <text:p>-2.1072099696</text:p>
          </table:table-cell>
          <table:table-cell table:formula="of:=LOG([.F130];10)" office:value-type="float" office:value="-4.27872400553062" calcext:value-type="float">
            <text:p>-4.2787240055</text:p>
          </table:table-cell>
          <table:table-cell table:formula="of:=LOG([.G130];10)" office:value-type="float" office:value="-7.52327123526367" calcext:value-type="float">
            <text:p>-7.5232712353</text:p>
          </table:table-cell>
          <table:table-cell table:formula="of:=LOG([.H130];10)" office:value-type="float" office:value="-6.94592957793887" calcext:value-type="float">
            <text:p>-6.9459295779</text:p>
          </table:table-cell>
          <table:table-cell table:formula="of:=([.L130]-[.L129])/([.K130]-[.K129])" office:value-type="float" office:value="4.04967384993378" calcext:value-type="float">
            <text:p>4.05</text:p>
          </table:table-cell>
          <table:table-cell table:formula="of:=([.M130]-[.M129])/([.K130]-[.K129])" office:value-type="float" office:value="7.29678971787513" calcext:value-type="float">
            <text:p>7.30</text:p>
          </table:table-cell>
          <table:table-cell table:formula="of:=([.N130]-[.N129])/([.K130]-[.K129])" office:value-type="float" office:value="10.0560122082342" calcext:value-type="float">
            <text:p>10.06</text:p>
          </table:table-cell>
          <table:covered-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02438272" calcext:value-type="float">
            <text:p>1.02438272E-005</text:p>
          </table:table-cell>
          <table:table-cell office:value-type="float" office:value="0.0000000017351" calcext:value-type="float">
            <text:p>1.7351E-009</text:p>
          </table:table-cell>
          <table:table-cell office:value-type="float" office:value="0.0000000013678" calcext:value-type="float">
            <text:p>1.3678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89203" calcext:value-type="float">
            <text:p>6.7828090889</text:p>
          </table:table-cell>
          <table:table-cell table:formula="of:=LOG([.E131];10)" office:value-type="float" office:value="-2.28330122870633" calcext:value-type="float">
            <text:p>-2.2833012287</text:p>
          </table:table-cell>
          <table:table-cell table:formula="of:=LOG([.F131];10)" office:value-type="float" office:value="-4.98953775612312" calcext:value-type="float">
            <text:p>-4.9895377561</text:p>
          </table:table-cell>
          <table:table-cell table:formula="of:=LOG([.G131];10)" office:value-type="float" office:value="-8.7606754902122" calcext:value-type="float">
            <text:p>-8.7606754902</text:p>
          </table:table-cell>
          <table:table-cell table:formula="of:=LOG([.H131];10)" office:value-type="float" office:value="-8.86397740060299" calcext:value-type="float">
            <text:p>-8.8639774006</text:p>
          </table:table-cell>
          <table:table-cell table:formula="of:=([.L131]-[.L130])/([.K131]-[.K130])" office:value-type="float" office:value="4.03662143364262" calcext:value-type="float">
            <text:p>4.04</text:p>
          </table:table-cell>
          <table:table-cell table:formula="of:=([.M131]-[.M130])/([.K131]-[.K130])" office:value-type="float" office:value="7.02706234008883" calcext:value-type="float">
            <text:p>7.03</text:p>
          </table:table-cell>
          <table:table-cell table:formula="of:=([.N131]-[.N130])/([.K131]-[.K130])" office:value-type="float" office:value="10.8923511190714" calcext:value-type="float">
            <text:p>10.89</text:p>
          </table:table-cell>
          <table:covered-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32225959" calcext:value-type="float">
            <text:p>3.2225959E-006</text:p>
          </table:table-cell>
          <table:table-cell office:value-type="float" office:value="0.0000000002445" calcext:value-type="float">
            <text:p>2.445E-010</text:p>
          </table:table-cell>
          <table:table-cell office:value-type="float" office:value="0.0000000006285" calcext:value-type="float">
            <text:p>6.285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8181" calcext:value-type="float">
            <text:p>6.7828090882</text:p>
          </table:table-cell>
          <table:table-cell table:formula="of:=LOG([.E132];10)" office:value-type="float" office:value="-2.40823996531185" calcext:value-type="float">
            <text:p>-2.4082399653</text:p>
          </table:table-cell>
          <table:table-cell table:formula="of:=LOG([.F132];10)" office:value-type="float" office:value="-5.49179414977872" calcext:value-type="float">
            <text:p>-5.4917941498</text:p>
          </table:table-cell>
          <table:table-cell table:formula="of:=LOG([.G132];10)" office:value-type="float" office:value="-9.61172113654036" calcext:value-type="float">
            <text:p>-9.6117211365</text:p>
          </table:table-cell>
          <table:table-cell table:formula="of:=LOG([.H132];10)" office:value-type="float" office:value="-9.20169471797802" calcext:value-type="float">
            <text:p>-9.201694718</text:p>
          </table:table-cell>
          <table:table-cell table:formula="of:=([.L132]-[.L131])/([.K132]-[.K131])" office:value-type="float" office:value="4.02002139049491" calcext:value-type="float">
            <text:p>4.02</text:p>
          </table:table-cell>
          <table:table-cell table:formula="of:=([.M132]-[.M131])/([.K132]-[.K131])" office:value-type="float" office:value="6.81170363532036" calcext:value-type="float">
            <text:p>6.81</text:p>
          </table:table-cell>
          <table:table-cell table:formula="of:=([.N132]-[.N131])/([.K132]-[.K131])" office:value-type="float" office:value="2.70306332968082" calcext:value-type="float">
            <text:p>2.70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9614827819" calcext:value-type="float">
            <text:p>0.0009614828</text:p>
          </table:table-cell>
          <table:table-cell office:value-type="float" office:value="0.0000031998758" calcext:value-type="float">
            <text:p>3.1998758E-006</text:p>
          </table:table-cell>
          <table:table-cell office:value-type="float" office:value="0.0000786701009" calcext:value-type="float">
            <text:p>7.86701009E-005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7304174516" calcext:value-type="float">
            <text:p>6.7827304175</text:p>
          </table:table-cell>
          <table:table-cell table:formula="of:=LOG([.E134];10)" office:value-type="float" office:value="-1.65321251377578" calcext:value-type="float">
            <text:p>-1.6532125138</text:p>
          </table:table-cell>
          <table:table-cell table:formula="of:=LOG([.F134];10)" office:value-type="float" office:value="-3.01705848864107" calcext:value-type="float">
            <text:p>-3.0170584886</text:p>
          </table:table-cell>
          <table:table-cell table:formula="of:=LOG([.G134];10)" office:value-type="float" office:value="-5.49486687806179" calcext:value-type="float">
            <text:p>-5.4948668781</text:p>
          </table:table-cell>
          <table:table-cell table:formula="of:=LOG([.H134];10)" office:value-type="float" office:value="-4.10419029281695" calcext:value-type="float">
            <text:p>-4.1041902928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2437508352" calcext:value-type="float">
            <text:p>0.0002437508</text:p>
          </table:table-cell>
          <table:table-cell office:value-type="float" office:value="0.0000005984254" calcext:value-type="float">
            <text:p>5.984254E-007</text:p>
          </table:table-cell>
          <table:table-cell office:value-type="float" office:value="0.0000063510043" calcext:value-type="float">
            <text:p>0.000006351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27365482" calcext:value-type="float">
            <text:p>6.7828027365</text:p>
          </table:table-cell>
          <table:table-cell table:formula="of:=LOG([.E135];10)" office:value-type="float" office:value="-1.77815125038277" calcext:value-type="float">
            <text:p>-1.7781512504</text:p>
          </table:table-cell>
          <table:table-cell table:formula="of:=LOG([.F135];10)" office:value-type="float" office:value="-3.61305388753864" calcext:value-type="float">
            <text:p>-3.6130538875</text:p>
          </table:table-cell>
          <table:table-cell table:formula="of:=LOG([.G135];10)" office:value-type="float" office:value="-6.22298998124364" calcext:value-type="float">
            <text:p>-6.2229899812</text:p>
          </table:table-cell>
          <table:table-cell table:formula="of:=LOG([.H135];10)" office:value-type="float" office:value="-5.19715759321815" calcext:value-type="float">
            <text:p>-5.1971575932</text:p>
          </table:table-cell>
          <table:table-cell table:formula="of:=([.L135]-[.L134])/([.K135]-[.K134])" office:value-type="float" office:value="4.77030114985319" calcext:value-type="float">
            <text:p>4.77</text:p>
          </table:table-cell>
          <table:table-cell table:formula="of:=([.M135]-[.M134])/([.K135]-[.K134])" office:value-type="float" office:value="5.82784109200822" calcext:value-type="float">
            <text:p>5.83</text:p>
          </table:table-cell>
          <table:table-cell table:formula="of:=([.N135]-[.N134])/([.K135]-[.K134])" office:value-type="float" office:value="8.74802587318621" calcext:value-type="float">
            <text:p>8.75</text:p>
          </table:table-cell>
          <table:covered-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221933298" calcext:value-type="float">
            <text:p>2.21933298E-005</text:p>
          </table:table-cell>
          <table:table-cell office:value-type="float" office:value="0.0000000454934" calcext:value-type="float">
            <text:p>4.54934E-008</text:p>
          </table:table-cell>
          <table:table-cell office:value-type="float" office:value="0.0000001147877" calcext:value-type="float">
            <text:p>1.147877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023402" calcext:value-type="float">
            <text:p>6.7828092023</text:p>
          </table:table-cell>
          <table:table-cell table:formula="of:=LOG([.E136];10)" office:value-type="float" office:value="-2" calcext:value-type="float">
            <text:p>-2</text:p>
          </table:table-cell>
          <table:table-cell table:formula="of:=LOG([.F136];10)" office:value-type="float" office:value="-4.65377753304173" calcext:value-type="float">
            <text:p>-4.653777533</text:p>
          </table:table-cell>
          <table:table-cell table:formula="of:=LOG([.G136];10)" office:value-type="float" office:value="-7.34205160447452" calcext:value-type="float">
            <text:p>-7.3420516045</text:p>
          </table:table-cell>
          <table:table-cell table:formula="of:=LOG([.H136];10)" office:value-type="float" office:value="-6.94010464598262" calcext:value-type="float">
            <text:p>-6.940104646</text:p>
          </table:table-cell>
          <table:table-cell table:formula="of:=([.L136]-[.L135])/([.K136]-[.K135])" office:value-type="float" office:value="4.69114046078124" calcext:value-type="float">
            <text:p>4.69</text:p>
          </table:table-cell>
          <table:table-cell table:formula="of:=([.M136]-[.M135])/([.K136]-[.K135])" office:value-type="float" office:value="5.04425481397436" calcext:value-type="float">
            <text:p>5.04</text:p>
          </table:table-cell>
          <table:table-cell table:formula="of:=([.N136]-[.N135])/([.K136]-[.K135])" office:value-type="float" office:value="7.85646552334292" calcext:value-type="float">
            <text:p>7.86</text:p>
          </table:table-cell>
          <table:covered-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78781357" calcext:value-type="float">
            <text:p>7.8781357E-006</text:p>
          </table:table-cell>
          <table:table-cell office:value-type="float" office:value="0.0000000144777" calcext:value-type="float">
            <text:p>1.44777E-008</text:p>
          </table:table-cell>
          <table:table-cell office:value-type="float" office:value="0.0000000656256" calcext:value-type="float">
            <text:p>6.56256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531781" calcext:value-type="float">
            <text:p>6.7828091532</text:p>
          </table:table-cell>
          <table:table-cell table:formula="of:=LOG([.E137];10)" office:value-type="float" office:value="-2.09691001300806" calcext:value-type="float">
            <text:p>-2.096910013</text:p>
          </table:table-cell>
          <table:table-cell table:formula="of:=LOG([.F137];10)" office:value-type="float" office:value="-5.10357654278892" calcext:value-type="float">
            <text:p>-5.1035765428</text:p>
          </table:table-cell>
          <table:table-cell table:formula="of:=LOG([.G137];10)" office:value-type="float" office:value="-7.83930042685762" calcext:value-type="float">
            <text:p>-7.8393004269</text:p>
          </table:table-cell>
          <table:table-cell table:formula="of:=LOG([.H137];10)" office:value-type="float" office:value="-7.18292671291173" calcext:value-type="float">
            <text:p>-7.1829267129</text:p>
          </table:table-cell>
          <table:table-cell table:formula="of:=([.L137]-[.L136])/([.K137]-[.K136])" office:value-type="float" office:value="4.64140903282924" calcext:value-type="float">
            <text:p>4.64</text:p>
          </table:table-cell>
          <table:table-cell table:formula="of:=([.M137]-[.M136])/([.K137]-[.K136])" office:value-type="float" office:value="5.13103658691865" calcext:value-type="float">
            <text:p>5.13</text:p>
          </table:table-cell>
          <table:table-cell table:formula="of:=([.N137]-[.N136])/([.K137]-[.K136])" office:value-type="float" office:value="2.50564476664478" calcext:value-type="float">
            <text:p>2.51</text:p>
          </table:table-cell>
          <table:covered-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9759027" calcext:value-type="float">
            <text:p>9.759027E-007</text:p>
          </table:table-cell>
          <table:table-cell office:value-type="float" office:value="0.0000000016858" calcext:value-type="float">
            <text:p>1.6858E-009</text:p>
          </table:table-cell>
          <table:table-cell office:value-type="float" office:value="0.0000000089951" calcext:value-type="float">
            <text:p>0.000000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965476" calcext:value-type="float">
            <text:p>6.7828090965</text:p>
          </table:table-cell>
          <table:table-cell table:formula="of:=LOG([.E138];10)" office:value-type="float" office:value="-2.29003461136295" calcext:value-type="float">
            <text:p>-2.2900346114</text:p>
          </table:table-cell>
          <table:table-cell table:formula="of:=LOG([.F138];10)" office:value-type="float" office:value="-6.01059348044763" calcext:value-type="float">
            <text:p>-6.0105934804</text:p>
          </table:table-cell>
          <table:table-cell table:formula="of:=LOG([.G138];10)" office:value-type="float" office:value="-8.77319395049927" calcext:value-type="float">
            <text:p>-8.7731939505</text:p>
          </table:table-cell>
          <table:table-cell table:formula="of:=LOG([.H138];10)" office:value-type="float" office:value="-8.0459940041687" calcext:value-type="float">
            <text:p>-8.0459940042</text:p>
          </table:table-cell>
          <table:table-cell table:formula="of:=([.L138]-[.L137])/([.K138]-[.K137])" office:value-type="float" office:value="4.69653760000022" calcext:value-type="float">
            <text:p>4.70</text:p>
          </table:table-cell>
          <table:table-cell table:formula="of:=([.M138]-[.M137])/([.K138]-[.K137])" office:value-type="float" office:value="4.83570467768937" calcext:value-type="float">
            <text:p>4.84</text:p>
          </table:table-cell>
          <table:table-cell table:formula="of:=([.N138]-[.N137])/([.K138]-[.K137])" office:value-type="float" office:value="4.46896614211181" calcext:value-type="float">
            <text:p>4.47</text:p>
          </table:table-cell>
          <table:covered-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2654669" calcext:value-type="float">
            <text:p>2.654669E-007</text:p>
          </table:table-cell>
          <table:table-cell office:value-type="float" office:value="0.0000000004362" calcext:value-type="float">
            <text:p>4.362E-010</text:p>
          </table:table-cell>
          <table:table-cell office:value-type="float" office:value="0.000000002191" calcext:value-type="float">
            <text:p>2.191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7435" calcext:value-type="float">
            <text:p>6.7828090897</text:p>
          </table:table-cell>
          <table:table-cell table:formula="of:=LOG([.E139];10)" office:value-type="float" office:value="-2.40654018042853" calcext:value-type="float">
            <text:p>-2.4065401804</text:p>
          </table:table-cell>
          <table:table-cell table:formula="of:=LOG([.F139];10)" office:value-type="float" office:value="-6.57598962163902" calcext:value-type="float">
            <text:p>-6.5759896216</text:p>
          </table:table-cell>
          <table:table-cell table:formula="of:=LOG([.G139];10)" office:value-type="float" office:value="-9.36031433875732" calcext:value-type="float">
            <text:p>-9.3603143388</text:p>
          </table:table-cell>
          <table:table-cell table:formula="of:=LOG([.H139];10)" office:value-type="float" office:value="-8.6593576224393" calcext:value-type="float">
            <text:p>-8.6593576224</text:p>
          </table:table-cell>
          <table:table-cell table:formula="of:=([.L139]-[.L138])/([.K139]-[.K138])" office:value-type="float" office:value="4.85295377488062" calcext:value-type="float">
            <text:p>4.85</text:p>
          </table:table-cell>
          <table:table-cell table:formula="of:=([.M139]-[.M138])/([.K139]-[.K138])" office:value-type="float" office:value="5.03941908500177" calcext:value-type="float">
            <text:p>5.04</text:p>
          </table:table-cell>
          <table:table-cell table:formula="of:=([.N139]-[.N138])/([.K139]-[.K138])" office:value-type="float" office:value="5.26467209413281" calcext:value-type="float">
            <text:p>5.26</text:p>
          </table:table-cell>
          <table:covered-table-cell table:number-columns-repeated="5"/>
        </table:table-row>
        <table:table-row table:style-name="ro1">
          <table:table-cell table:number-columns-repeated="17"/>
          <table:covered-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773328476" calcext:value-type="float">
            <text:p>0.0001773328</text:p>
          </table:table-cell>
          <table:table-cell office:value-type="float" office:value="0.0000019304884" calcext:value-type="float">
            <text:p>1.9304884E-006</text:p>
          </table:table-cell>
          <table:table-cell office:value-type="float" office:value="0.0000008265091" calcext:value-type="float">
            <text:p>8.265091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9140616" calcext:value-type="float">
            <text:p>6.7828099141</text:p>
          </table:table-cell>
          <table:table-cell table:formula="of:=LOG([.E141];10)" office:value-type="float" office:value="-1.68124123737628" calcext:value-type="float">
            <text:p>-1.6812412374</text:p>
          </table:table-cell>
          <table:table-cell table:formula="of:=LOG([.F141];10)" office:value-type="float" office:value="-3.75121081200128" calcext:value-type="float">
            <text:p>-3.751210812</text:p>
          </table:table-cell>
          <table:table-cell table:formula="of:=LOG([.G141];10)" office:value-type="float" office:value="-5.71433280363906" calcext:value-type="float">
            <text:p>-5.7143328036</text:p>
          </table:table-cell>
          <table:table-cell table:formula="of:=LOG([.H141];10)" office:value-type="float" office:value="-6.08275236041313" calcext:value-type="float">
            <text:p>-6.0827523604</text:p>
          </table:table-cell>
          <table:table-cell table:number-columns-repeated="3"/>
          <table:covered-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272216548" calcext:value-type="float">
            <text:p>2.72216548E-005</text:p>
          </table:table-cell>
          <table:table-cell office:value-type="float" office:value="0.0000004184984" calcext:value-type="float">
            <text:p>4.184984E-007</text:p>
          </table:table-cell>
          <table:table-cell office:value-type="float" office:value="0.000000889526" calcext:value-type="float">
            <text:p>8.89526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9770785" calcext:value-type="float">
            <text:p>6.7828099771</text:p>
          </table:table-cell>
          <table:table-cell table:formula="of:=LOG([.E142];10)" office:value-type="float" office:value="-1.8195439355423" calcext:value-type="float">
            <text:p>-1.8195439355</text:p>
          </table:table-cell>
          <table:table-cell table:formula="of:=LOG([.F142];10)" office:value-type="float" office:value="-4.56508547763877" calcext:value-type="float">
            <text:p>-4.5650854776</text:p>
          </table:table-cell>
          <table:table-cell table:formula="of:=LOG([.G142];10)" office:value-type="float" office:value="-6.37830619805901" calcext:value-type="float">
            <text:p>-6.3783061981</text:p>
          </table:table-cell>
          <table:table-cell table:formula="of:=LOG([.H142];10)" office:value-type="float" office:value="-6.05084135337938" calcext:value-type="float">
            <text:p>-6.0508413534</text:p>
          </table:table-cell>
          <table:table-cell table:formula="of:=([.L142]-[.L141])/([.K142]-[.K141])" office:value-type="float" office:value="5.8847345455293" calcext:value-type="float">
            <text:p>5.88</text:p>
          </table:table-cell>
          <table:table-cell table:formula="of:=([.M142]-[.M141])/([.K142]-[.K141])" office:value-type="float" office:value="4.80087086676287" calcext:value-type="float">
            <text:p>4.80</text:p>
          </table:table-cell>
          <table:table-cell table:formula="of:=([.N142]-[.N141])/([.K142]-[.K141])" office:value-type="float" office:value="-0.230733076483054" calcext:value-type="float">
            <text:p>-0.23</text:p>
          </table:table-cell>
          <table:covered-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27536928" calcext:value-type="float">
            <text:p>2.7536928E-006</text:p>
          </table:table-cell>
          <table:table-cell office:value-type="float" office:value="0.0000000561973" calcext:value-type="float">
            <text:p>5.61973E-008</text:p>
          </table:table-cell>
          <table:table-cell office:value-type="float" office:value="0.000000134489" calcext:value-type="float">
            <text:p>1.34489E-007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2220416" calcext:value-type="float">
            <text:p>6.782809222</text:p>
          </table:table-cell>
          <table:table-cell table:formula="of:=LOG([.E143];10)" office:value-type="float" office:value="-1.98227123303818" calcext:value-type="float">
            <text:p>-1.982271233</text:p>
          </table:table-cell>
          <table:table-cell table:formula="of:=LOG([.F143];10)" office:value-type="float" office:value="-5.5600845109587" calcext:value-type="float">
            <text:p>-5.560084511</text:p>
          </table:table-cell>
          <table:table-cell table:formula="of:=LOG([.G143];10)" office:value-type="float" office:value="-7.25028454961367" calcext:value-type="float">
            <text:p>-7.2502845496</text:p>
          </table:table-cell>
          <table:table-cell table:formula="of:=LOG([.H143];10)" office:value-type="float" office:value="-6.8713132356219" calcext:value-type="float">
            <text:p>-6.8713132356</text:p>
          </table:table-cell>
          <table:table-cell table:formula="of:=([.L143]-[.L142])/([.K143]-[.K142])" office:value-type="float" office:value="6.11451826848621" calcext:value-type="float">
            <text:p>6.11</text:p>
          </table:table-cell>
          <table:table-cell table:formula="of:=([.M143]-[.M142])/([.K143]-[.K142])" office:value-type="float" office:value="5.35852536712075" calcext:value-type="float">
            <text:p>5.36</text:p>
          </table:table-cell>
          <table:table-cell table:formula="of:=([.N143]-[.N142])/([.K143]-[.K142])" office:value-type="float" office:value="5.04200521282125" calcext:value-type="float">
            <text:p>5.04</text:p>
          </table:table-cell>
          <table:covered-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5137327" calcext:value-type="float">
            <text:p>5.137327E-007</text:p>
          </table:table-cell>
          <table:table-cell office:value-type="float" office:value="0.0000000116734" calcext:value-type="float">
            <text:p>1.16734E-008</text:p>
          </table:table-cell>
          <table:table-cell office:value-type="float" office:value="0.0000000289381" calcext:value-type="float">
            <text:p>2.89381E-008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1164906" calcext:value-type="float">
            <text:p>6.7828091165</text:p>
          </table:table-cell>
          <table:table-cell table:formula="of:=LOG([.E144];10)" office:value-type="float" office:value="-2.100370545118" calcext:value-type="float">
            <text:p>-2.1003705451</text:p>
          </table:table-cell>
          <table:table-cell table:formula="of:=LOG([.F144];10)" office:value-type="float" office:value="-6.2892627897797" calcext:value-type="float">
            <text:p>-6.2892627898</text:p>
          </table:table-cell>
          <table:table-cell table:formula="of:=LOG([.G144];10)" office:value-type="float" office:value="-7.93280263271386" calcext:value-type="float">
            <text:p>-7.9328026327</text:p>
          </table:table-cell>
          <table:table-cell table:formula="of:=LOG([.H144];10)" office:value-type="float" office:value="-7.53852998692133" calcext:value-type="float">
            <text:p>-7.5385299869</text:p>
          </table:table-cell>
          <table:table-cell table:formula="of:=([.L144]-[.L143])/([.K144]-[.K143])" office:value-type="float" office:value="6.17428049308353" calcext:value-type="float">
            <text:p>6.17</text:p>
          </table:table-cell>
          <table:table-cell table:formula="of:=([.M144]-[.M143])/([.K144]-[.K143])" office:value-type="float" office:value="5.77918762675693" calcext:value-type="float">
            <text:p>5.78</text:p>
          </table:table-cell>
          <table:table-cell table:formula="of:=([.N144]-[.N143])/([.K144]-[.K143])" office:value-type="float" office:value="5.649624367401" calcext:value-type="float">
            <text:p>5.65</text:p>
          </table:table-cell>
          <table:covered-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390825" calcext:value-type="float">
            <text:p>3.90825E-008</text:p>
          </table:table-cell>
          <table:table-cell office:value-type="float" office:value="0.0000000008817" calcext:value-type="float">
            <text:p>8.817E-010</text:p>
          </table:table-cell>
          <table:table-cell office:value-type="float" office:value="0.0000000022795" calcext:value-type="float">
            <text:p>2.2795E-009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9832" calcext:value-type="float">
            <text:p>6.7828090898</text:p>
          </table:table-cell>
          <table:table-cell table:formula="of:=LOG([.E145];10)" office:value-type="float" office:value="-2.28330122870633" calcext:value-type="float">
            <text:p>-2.2833012287</text:p>
          </table:table-cell>
          <table:table-cell table:formula="of:=LOG([.F145];10)" office:value-type="float" office:value="-7.40801766344154" calcext:value-type="float">
            <text:p>-7.4080176634</text:p>
          </table:table-cell>
          <table:table-cell table:formula="of:=LOG([.G145];10)" office:value-type="float" office:value="-9.05467915920772" calcext:value-type="float">
            <text:p>-9.0546791592</text:p>
          </table:table-cell>
          <table:table-cell table:formula="of:=LOG([.H145];10)" office:value-type="float" office:value="-8.64216040346202" calcext:value-type="float">
            <text:p>-8.6421604035</text:p>
          </table:table-cell>
          <table:table-cell table:formula="of:=([.L145]-[.L144])/([.K145]-[.K144])" office:value-type="float" office:value="6.1157311158334" calcext:value-type="float">
            <text:p>6.12</text:p>
          </table:table-cell>
          <table:table-cell table:formula="of:=([.M145]-[.M144])/([.K145]-[.K144])" office:value-type="float" office:value="6.13279579175762" calcext:value-type="float">
            <text:p>6.13</text:p>
          </table:table-cell>
          <table:table-cell table:formula="of:=([.N145]-[.N144])/([.K145]-[.K144])" office:value-type="float" office:value="6.03305249229977" calcext:value-type="float">
            <text:p>6.03</text:p>
          </table:table-cell>
          <table:covered-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65148" calcext:value-type="float">
            <text:p>6.5148E-009</text:p>
          </table:table-cell>
          <table:table-cell office:value-type="float" office:value="0.0000000001312" calcext:value-type="float">
            <text:p>1.312E-010</text:p>
          </table:table-cell>
          <table:table-cell office:value-type="float" office:value="0.0000000003523" calcext:value-type="float">
            <text:p>3.523E-010</text:p>
          </table:table-cell>
          <table:table-cell office:value-type="float" office:value="6.7828090875525" calcext:value-type="float">
            <text:p>6.7828090876</text:p>
          </table:table-cell>
          <table:table-cell office:value-type="float" office:value="6.7828090879049" calcext:value-type="float">
            <text:p>6.7828090879</text:p>
          </table:table-cell>
          <table:table-cell table:formula="of:=LOG([.E146];10)" office:value-type="float" office:value="-2.41161970596861" calcext:value-type="float">
            <text:p>-2.411619706</text:p>
          </table:table-cell>
          <table:table-cell table:formula="of:=LOG([.F146];10)" office:value-type="float" office:value="-8.18609891229669" calcext:value-type="float">
            <text:p>-8.1860989123</text:p>
          </table:table-cell>
          <table:table-cell table:formula="of:=LOG([.G146];10)" office:value-type="float" office:value="-9.88206616496036" calcext:value-type="float">
            <text:p>-9.882066165</text:p>
          </table:table-cell>
          <table:table-cell table:formula="of:=LOG([.H146];10)" office:value-type="float" office:value="-9.45308735681876" calcext:value-type="float">
            <text:p>-9.4530873568</text:p>
          </table:table-cell>
          <table:table-cell table:formula="of:=([.L146]-[.L145])/([.K146]-[.K145])" office:value-type="float" office:value="6.06367271070977" calcext:value-type="float">
            <text:p>6.06</text:p>
          </table:table-cell>
          <table:table-cell table:formula="of:=([.M146]-[.M145])/([.K146]-[.K145])" office:value-type="float" office:value="6.44791789464142" calcext:value-type="float">
            <text:p>6.45</text:p>
          </table:table-cell>
          <table:table-cell table:formula="of:=([.N146]-[.N145])/([.K146]-[.K145])" office:value-type="float" office:value="6.31964289678393" calcext:value-type="float">
            <text:p>6.32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5:18:28.66752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8:12:54.587943418</meta:creation-date>
    <meta:generator>LibreOffice/4.2.8.2$Linux_X86_64 LibreOffice_project/420m0$Build-2</meta:generator>
    <dc:date>2017-09-08T16:21:18.004673312</dc:date>
    <meta:editing-duration>PT1H25M</meta:editing-duration>
    <meta:editing-cycles>10</meta:editing-cycles>
    <meta:document-statistic meta:table-count="1" meta:cell-count="2001" meta:object-count="0"/>
  </office:meta>
</office:document-meta>
</file>